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pragma<text:tab/>config OSC = HSPLL</text:p>
      <text:p text:style-name="P1">#pragma config WDT = ON, WDTPS = 1024</text:p>
      <text:p text:style-name="P1">#pragma config BOREN = OFF</text:p>
      <text:p text:style-name="P1">#pragma config STVREN = ON</text:p>
      <text:p text:style-name="P1">#pragma config LVP=OFF</text:p>
      <text:p text:style-name="P1">#define<text:tab/>__MANDM_C<text:tab/><text:tab/><text:tab/>//<text:tab/>This is the main program</text:p>
      <text:p text:style-name="P1"/>
      <text:p text:style-name="P1">/*</text:p>
      <text:p text:style-name="P1"><text:s/>*</text:p>
      <text:p text:style-name="P1"><text:s/>* standard program units:</text:p>
      <text:p text:style-name="P1"><text:s/>* Voltage <text:s/>in (unsigned long/unsigned int) millivolts,</text:p>
      <text:p text:style-name="P1"><text:s/>* Current in (long) tenths of amps</text:p>
      <text:p text:style-name="P1"><text:s/>* Watts Power in (unsigned long)</text:p>
      <text:p text:style-name="P1"><text:s/>* Ah capacity (unsigned long) milliAh when in 32 bit variables/ (int) tenths of Ah when in 16 bit variables for net in/out Ah balance usage h[0],h[6]</text:p>
      <text:p text:style-name="P1"><text:s/>*</text:p>
      <text:p text:style-name="P1"><text:s/>* R: structure, real values from measurements</text:p>
      <text:p text:style-name="P1"><text:s/>* C: structure, calculated values from measurements or programs</text:p>
      <text:p text:style-name="P1"><text:s/>* B: structure</text:p>
      <text:p text:style-name="P1"><text:s/>*</text:p>
      <text:p text:style-name="P1"><text:s/>* USART2 <text:tab/><text:tab/>is the host comm port 38400</text:p>
      <text:p text:style-name="P1"><text:s/>* Timer0<text:tab/><text:tab/>1 second clock</text:p>
      <text:p text:style-name="P1"><text:s/>* TImer1<text:tab/><text:tab/>Not used</text:p>
      <text:p text:style-name="P1"><text:s/>* Timer2<text:tab/><text:tab/>Not used</text:p>
      <text:p text:style-name="P1"><text:s/>* Timer3<text:tab/><text:tab/>work thread , background I/O clock ~20HZ</text:p>
      <text:p text:style-name="P1"><text:s/>* TImer4<text:tab/><text:tab/>PWM Period clock</text:p>
      <text:p text:style-name="P1"/>
      <text:p text:style-name="P1"><text:s/>* 0..11 analog channels are active</text:p>
      <text:p text:style-name="P1"><text:s/>* PORTA<text:tab/><text:tab/>analog inputs</text:p>
      <text:p text:style-name="P1"><text:s/>* adc0<text:tab/>systemvoltage<text:tab/>PIC Controller supply voltage</text:p>
      <text:p text:style-name="P1"><text:s/>* adc1<text:tab/>motorvoltage</text:p>
      <text:p text:style-name="P1"><text:s/>* adc2<text:tab/>current_x</text:p>
      <text:p text:style-name="P1"><text:s/>* adc3<text:tab/>current_y</text:p>
      <text:p text:style-name="P1"><text:s/>* adc4<text:tab/>current_z</text:p>
      <text:p text:style-name="P1"><text:s/>* PORTB<text:tab/><text:tab/>HID Qencoder and switch inputs</text:p>
      <text:p text:style-name="P1"><text:s/>* PORTC<text:tab/><text:tab/>HID leds</text:p>
      <text:p text:style-name="P1"><text:s/>* PORTD<text:tab/><text:tab/>switch input</text:p>
      <text:p text:style-name="P1"><text:s/>* PORTE<text:tab/><text:tab/>motor control relays</text:p>
      <text:p text:style-name="P1"><text:s/>* PORTF<text:tab/><text:tab/>analog inputs</text:p>
      <text:p text:style-name="P1"><text:s/>* adc5<text:tab/>rawp1 X pot</text:p>
      <text:p text:style-name="P1"><text:s/>* adc6 rawp2 Y pot</text:p>
      <text:p text:style-name="P1"><text:s/>* adc7 rawp3 Z pot</text:p>
      <text:p text:style-name="P1"><text:s/>* adc8 thermo_batt<text:tab/>thermistor input 10K at 25C RF4</text:p>
      <text:p text:style-name="P1"><text:s/>* adc10 Ground REF<text:tab/>zero adc charge cap</text:p>
      <text:p text:style-name="P1"><text:s/>* adc_cal[11-14]<text:tab/>current sensors zero offset stored in eeprom 10=a50, 11=a50c, 12=a300, 14=future</text:p>
      <text:p text:style-name="P1"><text:s/>* cal table with checksum as last data item in adc_cal[]</text:p>
      <text:p text:style-name="P1"><text:s/>* PORTH0<text:tab/><text:tab/>run flasher led onboard, 4x20 LCD status panel</text:p>
      <text:p text:style-name="P1"><text:soft-page-break/><text:s/>* PORTJ<text:tab/><text:tab/>alarm and diag leds</text:p>
      <text:p text:style-name="P1"><text:s/>* PORTG<text:tab/><text:tab/></text:p>
      <text:p text:style-name="P1"><text:s/>*</text:p>
      <text:p text:style-name="P1"><text:s/>*</text:p>
      <text:p text:style-name="P1"><text:s/>* frederick.brooks@microchip.com Copyright 2012</text:p>
      <text:p text:style-name="P1"><text:s/>* Microchip Gresham, Oregon</text:p>
      <text:p text:style-name="P1"><text:s/>*/</text:p>
      <text:p text:style-name="P1"/>
      <text:p text:style-name="P1"/>
      <text:p text:style-name="P1">/*</text:p>
      <text:p text:style-name="P1"><text:s/>*</text:p>
      <text:p text:style-name="P1"><text:s/>* This application is designed for use with the</text:p>
      <text:p text:style-name="P1"><text:s/>* ET-BASE PIC8722 board, 4*20 LCD display</text:p>
      <text:p text:style-name="P1"><text:s/>*</text:p>
      <text:p text:style-name="P1"><text:s/>* RS-232 host commands 38400baud 8n1</text:p>
      <text:p text:style-name="P1"><text:s/>* A<text:tab/><text:tab/>send controller/battery status</text:p>
      <text:p text:style-name="P1"><text:s/>* B<text:tab/><text:tab/>select battery for modify commands, used with S M L</text:p>
      <text:p text:style-name="P1"><text:s/>* C<text:tab/><text:tab/>(NOT DONE YET)</text:p>
      <text:p text:style-name="P1"><text:s/>* D <text:tab/><text:tab/>Calibrate ADC voltages.</text:p>
      <text:p text:style-name="P1"><text:s/>* E<text:tab/><text:tab/>When in FAIL-SAVE mode switch to second battery</text:p>
      <text:p text:style-name="P1"><text:s/>* F<text:tab/><text:tab/>Force current (none critical) charge routine to exit</text:p>
      <text:p text:style-name="P1"><text:s/>* H<text:tab/><text:tab/>Dump all SD card data records to comm1 port</text:p>
      <text:p text:style-name="P1"><text:s/>* h<text:tab/><text:tab/>Dump last 1000 SD card data records to comm2 port</text:p>
      <text:p text:style-name="P1"><text:s/>* K<text:tab/><text:tab/>lockup controller causing WDT timer to reboot</text:p>
      <text:p text:style-name="P1"><text:s/>* S M L<text:tab/>modify selected battery type, example: ZBBMZ would set battery 2 to M type.</text:p>
      <text:p text:style-name="P1"><text:s/>* T<text:tab/><text:tab/>Tweak setting for active battery on charger</text:p>
      <text:p text:style-name="P1"><text:s/>* V<text:tab/><text:tab/>turn external charger on</text:p>
      <text:p text:style-name="P1"><text:s/>* v<text:tab/><text:tab/>turn external charger off</text:p>
      <text:p text:style-name="P1"><text:s/>* Z<text:tab/><text:tab/>reset command parser</text:p>
      <text:p text:style-name="P1"><text:s/>* ?<text:tab/><text:tab/>Send help menu to rs-232 terminal</text:p>
      <text:p text:style-name="P1"><text:s/>* $<text:tab/><text:tab/>fuse blown error. (NOT DONE YET)</text:p>
      <text:p text:style-name="P1"><text:s/>* ^<text:tab/><text:tab/>reset current sensor zero calibration</text:p>
      <text:p text:style-name="P1"><text:s/>* !<text:tab/><text:tab/>hold program in present date</text:p>
      <text:p text:style-name="P1"><text:s/>* *<text:tab/><text:tab/>set battery on CC to 100% SOC</text:p>
      <text:p text:style-name="P1"><text:s/>* #<text:tab/><text:tab/>display run data on terminal rs-232 port</text:p>
      <text:p text:style-name="P1"><text:s/>* @<text:tab/><text:tab/>display model data on terminal rs-232 port</text:p>
      <text:p text:style-name="P1"><text:s/>* P<text:tab/><text:tab/>SIMULATE PV power on</text:p>
      <text:p text:style-name="P1"><text:s/>* p<text:tab/><text:tab/>SIMULATE PV power off</text:p>
      <text:p text:style-name="P1"><text:s/>* O<text:tab/><text:tab/>SIMULATE PWM 33%</text:p>
      <text:p text:style-name="P1"><text:s/>* o<text:tab/><text:tab/>SIMULATE PWM off</text:p>
      <text:p text:style-name="P1"><text:s/>*</text:p>
      <text:p text:style-name="P1"><text:s/>*/</text:p>
      <text:p text:style-name="P1"/>
      <text:p text:style-name="P1"/>
      <text:p text:style-name="P1">//<text:tab/>***</text:p>
      <text:p text:style-name="P1">// <text:s/>0.1 <text:s text:c="12"/>mandm software.</text:p>
      <text:p text:style-name="P1"/>
      <text:p text:style-name="P1">//<text:tab/>***</text:p>
      <text:p text:style-name="P1">// <text:s/>dipswitch settings PORTD</text:p>
      <text:p text:style-name="P1"><text:soft-page-break/>// <text:s/>1 <text:s text:c="6"/>on=reset battery charging counters and flags</text:p>
      <text:p text:style-name="P1">// <text:s/>2 <text:s text:c="6"/>on=2 batteries/off=4 batteries to monitor</text:p>
      <text:p text:style-name="P1">// <text:s/>3 <text:s text:c="6"/>on=Force inverter to primary battery in software</text:p>
      <text:p text:style-name="P1">// <text:s/>4 <text:s text:c="6"/>on=turn on external charge power when needed</text:p>
      <text:p text:style-name="P1">// <text:s/>5 <text:s text:c="6"/>on=Learn BATTERY MODEL DATA from real data</text:p>
      <text:p text:style-name="P1">// <text:s/>6 <text:s text:c="6"/>on=FAIL-SAFE MODE, just connect C40 to PRIMARY BATTERY</text:p>
      <text:p text:style-name="P1">// <text:s/>7 <text:s text:c="6"/>on=disenable DIVERSION control of excess power when battery on charger is full</text:p>
      <text:p text:style-name="P1">// <text:s/>8 <text:s text:c="6"/>on=Force DIVERSION on</text:p>
      <text:p text:style-name="P1">//<text:tab/>***</text:p>
      <text:p text:style-name="P1"/>
      <text:p text:style-name="P1">#include &lt;p18cxxx.h&gt;</text:p>
      <text:p text:style-name="P1">#include &lt;delays.h&gt;</text:p>
      <text:p text:style-name="P1">#include &lt;string.h&gt;</text:p>
      <text:p text:style-name="P1">#include &lt;stdlib.h&gt;</text:p>
      <text:p text:style-name="P1">#include &lt;stdio.h&gt;</text:p>
      <text:p text:style-name="P1">#include &lt;math.h&gt;</text:p>
      <text:p text:style-name="P1"/>
      <text:p text:style-name="P1">#include "mandm_defs.h"</text:p>
      <text:p text:style-name="P1">#include "xlcd.h"</text:p>
      <text:p text:style-name="P1">#include "config.h"</text:p>
      <text:p text:style-name="P1">#include "mandm.h"</text:p>
      <text:p text:style-name="P1">#include "crit.h"</text:p>
      <text:p text:style-name="P1">#include "mandm_msg.h"</text:p>
      <text:p text:style-name="P1">#include "hwconf.h"</text:p>
      <text:p text:style-name="P1">#include "power.h"</text:p>
      <text:p text:style-name="P1">#include "model.h"</text:p>
      <text:p text:style-name="P1">#include "mandm_vector.h"</text:p>
      <text:p text:style-name="P1">#include "mandm_shared.h"</text:p>
      <text:p text:style-name="P1">#include "daq.h"</text:p>
      <text:p text:style-name="P1"/>
      <text:p text:style-name="P1">void clr_lcd(void);</text:p>
      <text:p text:style-name="P1">char *ahfp(long, char *);</text:p>
      <text:p text:style-name="P1">char *voltfp(unsigned long, char *);</text:p>
      <text:p text:style-name="P1">char *voltfps(unsigned long, char *);</text:p>
      <text:p text:style-name="P1">char *voltfpi(long, char *);</text:p>
      <text:p text:style-name="P1">void MputsXLCD(char *);</text:p>
      <text:p text:style-name="P1"/>
      <text:p text:style-name="P1">void fail_safe(void);</text:p>
      <text:p text:style-name="P1">char *hms(unsigned long);</text:p>
      <text:p text:style-name="P1">char *hm(unsigned long);</text:p>
      <text:p text:style-name="P1">float lp_filter(float, int, int);</text:p>
      <text:p text:style-name="P1"/>
      <text:p text:style-name="P1">void putc2(unsigned char c);</text:p>
      <text:p text:style-name="P1"/>
      <text:p text:style-name="P1">void set_tweak(void); // tweak run time parameters</text:p>
      <text:p text:style-name="P1">void hold_process(void); // hold monitor progrsm</text:p>
      <text:p text:style-name="P1">void system_data(void); // send system variables to rs-232 terminal</text:p>
      <text:p text:style-name="P1">void system_help(void); // send system help menu to rs-232 terminal</text:p>
      <text:p text:style-name="P1">void display_system(void); // send adc values to terminal</text:p>
      <text:p text:style-name="P1"><text:soft-page-break/>unsigned char check_alarm(unsigned char, const rom char*);</text:p>
      <text:p text:style-name="P1">long ABSL(long);</text:p>
      <text:p text:style-name="P1">int ABSI(int);</text:p>
      <text:p text:style-name="P1">void LCD_VC_puts(unsigned char, unsigned char, unsigned char);</text:p>
      <text:p text:style-name="P1">void wdttime(unsigned long);</text:p>
      <text:p text:style-name="P1">BYTE checktime(unsigned long, BYTE);</text:p>
      <text:p text:style-name="P1">void wdtdelay(unsigned long);</text:p>
      <text:p text:style-name="P1">void update_hist(void);</text:p>
      <text:p text:style-name="P1">void term_time(void);</text:p>
      <text:p text:style-name="P1"/>
      <text:p text:style-name="P1">// section just for the large arrays idata</text:p>
      <text:p text:style-name="P1">#pragma<text:tab/>idata<text:tab/>bigdata</text:p>
      <text:p text:style-name="P1">far char bootstr2[MESG_W + 1] = {0};</text:p>
      <text:p text:style-name="P1">unsigned char csd[SD_18] = {0}, cid[SD_18] = {0}, HCRIT[CRIT_8] = {0}, LCRIT[CRIT_8] = {0};</text:p>
      <text:p text:style-name="P1">char p1[C_TEMP16] = {0}, p2[C_TEMP16] = {0};</text:p>
      <text:p text:style-name="P1">char termstr[32] = {0};</text:p>
      <text:p text:style-name="P1">far char f1[C_TEMP7] = {0}, f2[C_TEMP7] = {0}, f3[C_TEMP7] = {0}, f4[C_TEMP7] = {0};</text:p>
      <text:p text:style-name="P1">char p3[C_TEMP16] = {0};</text:p>
      <text:p text:style-name="P1">volatile struct almbuffertype alarm_buffer[MAXALM] = {0};</text:p>
      <text:p text:style-name="P1">float smooth[LPCHANC] = {0};</text:p>
      <text:p text:style-name="P1">struct lcdb ds[VS_SLOTS] = "mandm", ms[VS_SLOTS] = "mandm"; // <text:s/>LCD/MENU display strings, name</text:p>
      <text:p text:style-name="P1">far char hms_string[16] = {0};</text:p>
      <text:p text:style-name="P1"/>
      <text:p text:style-name="P1">#pragma idata gpr13</text:p>
      <text:p text:style-name="P1"/>
      <text:p text:style-name="P1">int a50 = 0, a300 = 0, a50c = 0, a10_x = 0, a10_y = 0, a10_z = 0, worktick = 0, cef = 0, cef_calc = 0, cef_save = 0;</text:p>
      <text:p text:style-name="P1">volatile unsigned char BATTNUM = MAXBATT, BCHECK = TRUE, TIMERFLAG = FALSE, PRIPOWEROK = TRUE, FORCEOUT = FALSE, workerflag = FALSE, critc_level = 0, KEYNUM = 0, b_read = 0,</text:p>
      <text:p text:style-name="P1"><text:tab/>CHARGEROVERRIDE = FALSE, FAILSAFE = FALSE, MORNING_HELP = FALSE, SYSTEM_STABLE = FALSE, HOLD_PROC = FALSE, C2RAW = 0, glitch_count = 0, POWER_UNSTABLE = FALSE, SET_BATT = FALSE,</text:p>
      <text:p text:style-name="P1"><text:tab/>fast_ticks = FT20, real_ticks = 0, BLANK_LCD = FALSE, XON_XOFF = FALSE, STATIC_SOC = TRUE, DISPLAY_MODE = FALSE, D_UPDATE = TRUE, GLITCH_CHECK = TRUE, FORCEDAY = FALSE, COOLING = FALSE,</text:p>
      <text:p text:style-name="P1"><text:tab/>UPDATE_EEP = FALSE, RESET_ZEROS = FALSE, SYNC_SOC = FALSE, SYNCSOC = FALSE, SYS_DATA = FALSE, MOD_DATA = FALSE, SYS_HELP = FALSE, SET_ADC = FALSE, SET_CEF = TRUE,</text:p>
      <text:p text:style-name="P1"><text:tab/>WDT_TO = FALSE, EEP_ER = FALSE, PERKOSW_r = FALSE, TWEAK = FALSE, cdelay = 0, SIM_MODE = RUNSIM, SIM_FLAG = 0;</text:p>
      <text:p text:style-name="P1">volatile struct almtype alarm_codes = {FALSE, 0};</text:p>
      <text:p text:style-name="P1">volatile unsigned char almctr = 0;</text:p>
      <text:p text:style-name="P1">union Timers hirez_0 = 0, hirez_1 = 0;</text:p>
      <text:p text:style-name="P1">volatile unsigned long display_count = 0,</text:p>
      <text:p text:style-name="P1"><text:tab/>highint_count = 0, timerint_count = 0, c1rx_int = 0, c1tx_int = 0, c2_int = 0, lowint_count = 0, status_count = 0, cctimer = 0,</text:p>
      <text:p text:style-name="P1"><text:tab/>pwm4int_count = 0, buttonint_count = 0, dayclockup = 0, dayclockdown = 0, worker_count = <text:soft-page-break/>0, clock50 = 0, critc_count = 0, d_on = 0, d_off = 0,</text:p>
      <text:p text:style-name="P1"><text:tab/>c_on = 0, c_off = 0, mbmcdata_count = 0, eeprom_count = 0, adc_count = 0;</text:p>
      <text:p text:style-name="P1"/>
      <text:p text:style-name="P1">#pragma idata gpr3</text:p>
      <text:p text:style-name="P1">volatile BYTE HOST_BUSY = FALSE, HOST_COMM = FALSE, move_mode = TRUE;</text:p>
      <text:p text:style-name="P1">volatile struct buttontype button = {0};</text:p>
      <text:p text:style-name="P1"/>
      <text:p text:style-name="P1">char sign = ' ';</text:p>
      <text:p text:style-name="P1">float lp_speed = 0.0, lp_x = 0.0;</text:p>
      <text:p text:style-name="P1"/>
      <text:p text:style-name="P1">#pragma idata gpr15</text:p>
      <text:p text:style-name="P1">struct R_data R = {0};</text:p>
      <text:p text:style-name="P1">struct C_data C = {0};</text:p>
      <text:p text:style-name="P1">const rom char *build_date = __DATE__, *build_time = __TIME__;</text:p>
      <text:p text:style-name="P1">volatile unsigned int solarup_delay = 0;</text:p>
      <text:p text:style-name="P1">volatile unsigned long utctime = 0;</text:p>
      <text:p text:style-name="P1">volatile struct knobtype knob1, knob2;</text:p>
      <text:p text:style-name="P1">volatile struct motortype motordata[4], *motor_ptr;</text:p>
      <text:p text:style-name="P1"/>
      <text:p text:style-name="P1">volatile union {</text:p>
      <text:p text:style-name="P1"><text:s text:c="4"/>unsigned long netdword;</text:p>
      <text:p text:style-name="P1"><text:s text:c="4"/>BYTE netdbyte[4];</text:p>
      <text:p text:style-name="P1">} netd;</text:p>
      <text:p text:style-name="P1">volatile long time_skew_base = 0, time_skew = 0;</text:p>
      <text:p text:style-name="P1">volatile unsigned char dsi = 0, msi = 0; // <text:s text:c="5"/>LCD display string index to console 0</text:p>
      <text:p text:style-name="P1">#pragma idata gpr4</text:p>
      <text:p text:style-name="P1">float t1 = 0.0, t2 = 0.0, t3 = 0.0, t4 = 0.0, t5 = 0.0, t6 = 0.0, t7 = 0.0, t_time = 0.0;</text:p>
      <text:p text:style-name="P1">#pragma idata gpr0</text:p>
      <text:p text:style-name="P1">volatile int tx_tmp = 0, rx_tmp = 0;</text:p>
      <text:p text:style-name="P1">volatile DWORD mbmc_cmd_reply = 0;</text:p>
      <text:p text:style-name="P1">float voltfrak = 0.0;</text:p>
      <text:p text:style-name="P1">float ahfrak = 0.0;</text:p>
      <text:p text:style-name="P1">volatile long ahi_tmp = 0, aho_tmp = 0, ahop_tmp = 0;</text:p>
      <text:p text:style-name="P1">BYTE model_update = MODEL_UPDATE;</text:p>
      <text:p text:style-name="P1">unsigned long Vin = 0, rawp1 = 0, rawp2 = 0, rawp3 = 0, chrg_v = 0, vbatol_t = 0, solar_t = 0;</text:p>
      <text:p text:style-name="P1">volatile unsigned char idleflag = FALSE,knob_to_pot=XAXIS;</text:p>
      <text:p text:style-name="P1">long iw = 0, ip = 0;</text:p>
      <text:p text:style-name="P1"/>
      <text:p text:style-name="P1">#pragma idata</text:p>
      <text:p text:style-name="P1">volatile unsigned char UTC_flag = 0, UTC_ok = 0;</text:p>
      <text:p text:style-name="P1">volatile struct ccstype CCS = {0};</text:p>
      <text:p text:style-name="P1">volatile unsigned int hirez_count[7] = {0, 0, 0, 0, 0, 0, 0};</text:p>
      <text:p text:style-name="P1">/* ADC voltage/current default calibration values , adjusted with D command */</text:p>
      <text:p text:style-name="P1">// adc_cal[11-14]<text:tab/><text:tab/><text:tab/><text:tab/>current sensors zero offset stored in eeprom 11=x, 12=y, 13=z, 14=future</text:p>
      <text:p text:style-name="P1">unsigned char adc_cal[] = {127, 127, 127, 127, 127, 127, 127, 127, 127, 127, 127, 127, 127, 127, 127, 0};</text:p>
      <text:p text:style-name="P1">unsigned char CRITC = 0, LCD_OK = FALSE;</text:p>
      <text:p text:style-name="P1"/>
      <text:p text:style-name="P1"><text:soft-page-break/>volatile enum ccmode_t {</text:p>
      <text:p text:style-name="P1"><text:s text:c="4"/>IDLE_M, BULK_M, FLOAT_M, TEST_M, ABSORP_M, FLOAT_W</text:p>
      <text:p text:style-name="P1">} CCMODE;</text:p>
      <text:p text:style-name="P1"/>
      <text:p text:style-name="P1">volatile enum mbmode_t {</text:p>
      <text:p text:style-name="P1"><text:s text:c="4"/>IDLE_M, CHARGE_M, FLOAT_M, TEST_M</text:p>
      <text:p text:style-name="P1">} BMMODE;</text:p>
      <text:p text:style-name="P1"/>
      <text:p text:style-name="P1">volatile enum answer_t {</text:p>
      <text:p text:style-name="P1"><text:s text:c="4"/>WAIT_M, YES_M, NO_M</text:p>
      <text:p text:style-name="P1">} YNKEY;</text:p>
      <text:p text:style-name="P1"/>
      <text:p text:style-name="P1">/* ISR vectors */</text:p>
      <text:p text:style-name="P1">#pragma code tick_interrupt = HIGH_VECTOR</text:p>
      <text:p text:style-name="P1"/>
      <text:p text:style-name="P1">void tick_int(void)</text:p>
      <text:p text:style-name="P1">{</text:p>
      <text:p text:style-name="P1"><text:s text:c="4"/>_asm goto tick_handler _endasm // high</text:p>
      <text:p text:style-name="P1">}</text:p>
      <text:p text:style-name="P1">#pragma code</text:p>
      <text:p text:style-name="P1"/>
      <text:p text:style-name="P1">#pragma code work_interrupt = LOW_VECTOR</text:p>
      <text:p text:style-name="P1"/>
      <text:p text:style-name="P1">void work_int(void)</text:p>
      <text:p text:style-name="P1">{</text:p>
      <text:p text:style-name="P1"><text:s text:c="4"/>_asm goto work_handler _endasm // low</text:p>
      <text:p text:style-name="P1">}</text:p>
      <text:p text:style-name="P1">#pragma code</text:p>
      <text:p text:style-name="P1"/>
      <text:p text:style-name="P1">void LCD_VC_puts(unsigned char console, unsigned char line, unsigned char COPY) // VCx,DSx, [TRUE..FALSE} copy data from bootstr2 string</text:p>
      <text:p text:style-name="P1">{ // into the LCD display buffer</text:p>
      <text:p text:style-name="P1"><text:s text:c="4"/>static unsigned char ib = 0;</text:p>
      <text:p text:style-name="P1"/>
      <text:p text:style-name="P1"><text:s text:c="4"/>if (!LCD_OK) return;</text:p>
      <text:p text:style-name="P1"><text:s text:c="4"/>if (COPY) {</text:p>
      <text:p text:style-name="P1"><text:tab/>ib = console + line; // set to string index to store data in LCD message array ds[x].b</text:p>
      <text:p text:style-name="P1"><text:tab/>strncpypgm2ram(ds[ib].b, " <text:s text:c="23"/>", LCD_W); // write 20 space chars</text:p>
      <text:p text:style-name="P1"><text:tab/>strncpy(ds[ib].b, bootstr2, LCD_W); // move data from static buffer in lcd message array</text:p>
      <text:p text:style-name="P1"><text:tab/>ds[ib].b[LCD_W] = NULL0; // make sure we have a string terminator</text:p>
      <text:p text:style-name="P1"><text:s text:c="4"/>}</text:p>
      <text:p text:style-name="P1"/>
      <text:p text:style-name="P1"><text:s text:c="4"/>switch (line) {</text:p>
      <text:p text:style-name="P1"><text:s text:c="4"/>case DS0:</text:p>
      <text:p text:style-name="P1"><text:tab/>SetDDRamAddr(LL1); // move to <text:s/>line</text:p>
      <text:p text:style-name="P1"><text:tab/>break;</text:p>
      <text:p text:style-name="P1"><text:s text:c="4"/>case DS1:</text:p>
      <text:p text:style-name="P1"><text:tab/>SetDDRamAddr(LL2); // move to <text:s/>line</text:p>
      <text:p text:style-name="P1"><text:tab/>break;</text:p>
      <text:p text:style-name="P1"><text:soft-page-break/><text:s text:c="4"/>case DS2:</text:p>
      <text:p text:style-name="P1"><text:tab/>SetDDRamAddr(LL3); // move to <text:s/>line</text:p>
      <text:p text:style-name="P1"><text:tab/>break;</text:p>
      <text:p text:style-name="P1"><text:s text:c="4"/>case DS3:</text:p>
      <text:p text:style-name="P1"><text:tab/>SetDDRamAddr(LL4); // move to <text:s/>line</text:p>
      <text:p text:style-name="P1"><text:tab/>break;</text:p>
      <text:p text:style-name="P1"><text:s text:c="4"/>default:</text:p>
      <text:p text:style-name="P1"><text:tab/>SetDDRamAddr(LL1); // move to <text:s/>line 1 of out of range</text:p>
      <text:p text:style-name="P1"><text:tab/>break;</text:p>
      <text:p text:style-name="P1"><text:s text:c="4"/>}</text:p>
      <text:p text:style-name="P1"><text:s text:c="4"/>ib = dsi + line; // set to string index to display on LCD, dsi is the current VC being displayed</text:p>
      <text:p text:style-name="P1"/>
      <text:p text:style-name="P1"><text:s text:c="4"/>if (!D_UPDATE) return;</text:p>
      <text:p text:style-name="P1"><text:s text:c="4"/>if (BLANK_LCD) clr_lcd();</text:p>
      <text:p text:style-name="P1"><text:s text:c="4"/>while (BusyXLCD());</text:p>
      <text:p text:style-name="P1"><text:s text:c="4"/>putsXLCD(ds[ib].b);</text:p>
      <text:p text:style-name="P1"><text:s text:c="4"/>while (BusyXLCD());</text:p>
      <text:p text:style-name="P1">}</text:p>
      <text:p text:style-name="P1"/>
      <text:p text:style-name="P1">void update_hist(void) // compute the runtime data from current data</text:p>
      <text:p text:style-name="P1">{</text:p>
      <text:p text:style-name="P1"><text:s text:c="4"/>if (!SYSTEM_STABLE) return;</text:p>
      <text:p text:style-name="P1"><text:s text:c="4"/>check_alarm(CCS.boc, " update_hist1 ");</text:p>
      <text:p text:style-name="P1"><text:s text:c="4"/>// check FLAGS from the tick ISR and run subroutine if needed</text:p>
      <text:p text:style-name="P1"><text:s text:c="4"/>if (RESET_ZEROS) { // sero the current sensors</text:p>
      <text:p text:style-name="P1"><text:tab/>zero_amploc();</text:p>
      <text:p text:style-name="P1"><text:tab/>RESET_ZEROS = FALSE;</text:p>
      <text:p text:style-name="P1"><text:s text:c="4"/>}</text:p>
      <text:p text:style-name="P1"><text:s text:c="4"/>if (SET_ADC) { // Set gains for ADC channel calibration</text:p>
      <text:p text:style-name="P1"><text:tab/>set_adc_gain();</text:p>
      <text:p text:style-name="P1"><text:tab/>SET_ADC = FALSE;</text:p>
      <text:p text:style-name="P1"><text:s text:c="4"/>}</text:p>
      <text:p text:style-name="P1"><text:s text:c="4"/>if (TWEAK) { // Adjust runtime data</text:p>
      <text:p text:style-name="P1"><text:tab/>set_tweak();</text:p>
      <text:p text:style-name="P1"><text:tab/>TWEAK = FALSE;</text:p>
      <text:p text:style-name="P1"><text:s text:c="4"/>}</text:p>
      <text:p text:style-name="P1"><text:s text:c="4"/>if (HOLD_PROC) { // Hold processing, mainly used during a battery EQ cycle.</text:p>
      <text:p text:style-name="P1"><text:tab/>hold_process();</text:p>
      <text:p text:style-name="P1"><text:tab/>HOLD_PROC = FALSE;</text:p>
      <text:p text:style-name="P1"><text:s text:c="4"/>}</text:p>
      <text:p text:style-name="P1"><text:s text:c="4"/>if (SYS_DATA) { // display System data on rs-232 port</text:p>
      <text:p text:style-name="P1"><text:tab/>system_data();</text:p>
      <text:p text:style-name="P1"><text:tab/>SYS_DATA = FALSE;</text:p>
      <text:p text:style-name="P1"><text:s text:c="4"/>}</text:p>
      <text:p text:style-name="P1"><text:s text:c="4"/>if (SYS_HELP) { // Command Help message</text:p>
      <text:p text:style-name="P1"><text:tab/>system_help();</text:p>
      <text:p text:style-name="P1"><text:tab/>SYS_HELP = FALSE;</text:p>
      <text:p text:style-name="P1"><text:s text:c="4"/>}</text:p>
      <text:p text:style-name="P1">}</text:p>
      <text:p text:style-name="P1"><text:soft-page-break/></text:p>
      <text:p text:style-name="P1">void wdtdelay(unsigned long delay)</text:p>
      <text:p text:style-name="P1">{</text:p>
      <text:p text:style-name="P1"><text:s text:c="4"/>static unsigned long int dcount;</text:p>
      <text:p text:style-name="P1"><text:s text:c="4"/>for (dcount = 0; dcount &lt;= delay; dcount++) { // delay a bit</text:p>
      <text:p text:style-name="P1"><text:tab/>Nop();</text:p>
      <text:p text:style-name="P1"><text:tab/>ClrWdt(); // reset the WDT timer</text:p>
      <text:p text:style-name="P1"><text:s text:c="4"/>};</text:p>
      <text:p text:style-name="P1">}</text:p>
      <text:p text:style-name="P1"/>
      <text:p text:style-name="P1">void wdttime(unsigned long delay) // delay = ~ .1 seconds</text:p>
      <text:p text:style-name="P1">{</text:p>
      <text:p text:style-name="P1"><text:s text:c="4"/>static unsigned long dcount, timetemp, clocks_hz;</text:p>
      <text:p text:style-name="P1"><text:s text:c="4"/>s_crit(HL);</text:p>
      <text:p text:style-name="P1"><text:s text:c="4"/>clocks_hz = delay * 2; // number of low int clock ticks per second is about 20</text:p>
      <text:p text:style-name="P1"><text:s text:c="4"/>dcount = clock50;</text:p>
      <text:p text:style-name="P1"><text:s text:c="4"/>e_crit();</text:p>
      <text:p text:style-name="P1"><text:s text:c="4"/>clocks_hz += dcount;</text:p>
      <text:p text:style-name="P1"/>
      <text:p text:style-name="P1"><text:s text:c="4"/>do { // wait until delay</text:p>
      <text:p text:style-name="P1"><text:tab/>s_crit(HL);</text:p>
      <text:p text:style-name="P1"><text:tab/>timetemp = clock50;</text:p>
      <text:p text:style-name="P1"><text:tab/>e_crit();</text:p>
      <text:p text:style-name="P1"><text:tab/>ClrWdt();</text:p>
      <text:p text:style-name="P1"><text:tab/>LCD_VC_puts(dsi, DS0, NO);</text:p>
      <text:p text:style-name="P1"><text:tab/>LCD_VC_puts(dsi, DS1, NO);</text:p>
      <text:p text:style-name="P1"><text:tab/>LCD_VC_puts(dsi, DS2, NO);</text:p>
      <text:p text:style-name="P1"><text:tab/>LCD_VC_puts(dsi, DS3, NO);</text:p>
      <text:p text:style-name="P1"><text:tab/>idle_loop();</text:p>
      <text:p text:style-name="P1"><text:s text:c="4"/>} while (timetemp &lt; clocks_hz);</text:p>
      <text:p text:style-name="P1">}</text:p>
      <text:p text:style-name="P1"/>
      <text:p text:style-name="P1">BYTE checktime(unsigned long delay, BYTE set) // delay = ~ .05 seconds</text:p>
      <text:p text:style-name="P1">{</text:p>
      <text:p text:style-name="P1"><text:s text:c="4"/>static unsigned long dcount, timetemp, clocks_hz;</text:p>
      <text:p text:style-name="P1"/>
      <text:p text:style-name="P1"><text:s text:c="4"/>if (set) {</text:p>
      <text:p text:style-name="P1"><text:tab/>s_crit(HL);</text:p>
      <text:p text:style-name="P1"><text:tab/>clocks_hz = delay; // number of low int clock ticks per second is about 20</text:p>
      <text:p text:style-name="P1"><text:tab/>dcount = clock50;</text:p>
      <text:p text:style-name="P1"><text:tab/>e_crit();</text:p>
      <text:p text:style-name="P1"><text:tab/>clocks_hz += dcount;</text:p>
      <text:p text:style-name="P1"><text:s text:c="4"/>}</text:p>
      <text:p text:style-name="P1"/>
      <text:p text:style-name="P1"><text:s text:c="4"/>s_crit(HL);</text:p>
      <text:p text:style-name="P1"><text:s text:c="4"/>timetemp = clock50;</text:p>
      <text:p text:style-name="P1"><text:s text:c="4"/>e_crit();</text:p>
      <text:p text:style-name="P1"><text:s text:c="4"/>if (timetemp &lt; clocks_hz) return FALSE;</text:p>
      <text:p text:style-name="P1"><text:s text:c="4"/>return TRUE;</text:p>
      <text:p text:style-name="P1"><text:soft-page-break/>}</text:p>
      <text:p text:style-name="P1"/>
      <text:p text:style-name="P1">void DelayFor18TCY(void)</text:p>
      <text:p text:style-name="P1">{</text:p>
      <text:p text:style-name="P1"><text:s text:c="4"/>static unsigned char n;</text:p>
      <text:p text:style-name="P1"><text:s text:c="4"/>for (n = 0; n &lt; 24; n++) Nop(); // works at 200</text:p>
      <text:p text:style-name="P1">}</text:p>
      <text:p text:style-name="P1"/>
      <text:p text:style-name="P1">//------------------------------------------</text:p>
      <text:p text:style-name="P1"/>
      <text:p text:style-name="P1">void DelayPORXLCD(void) // works with 15</text:p>
      <text:p text:style-name="P1">{</text:p>
      <text:p text:style-name="P1"><text:s text:c="4"/>Delay10KTCYx(15); // Delay of 15ms</text:p>
      <text:p text:style-name="P1"><text:s text:c="4"/>return;</text:p>
      <text:p text:style-name="P1">}</text:p>
      <text:p text:style-name="P1"/>
      <text:p text:style-name="P1">//------------------------------------------</text:p>
      <text:p text:style-name="P1"/>
      <text:p text:style-name="P1">void DelayXLCD(void) // works with 5</text:p>
      <text:p text:style-name="P1">{</text:p>
      <text:p text:style-name="P1"><text:s text:c="4"/>Delay10KTCYx(5); // Delay of 5ms</text:p>
      <text:p text:style-name="P1"><text:s text:c="4"/>return;</text:p>
      <text:p text:style-name="P1">}</text:p>
      <text:p text:style-name="P1"/>
      <text:p text:style-name="P1">void putc2(unsigned char c)</text:p>
      <text:p text:style-name="P1">{</text:p>
      <text:p text:style-name="P1"><text:s text:c="4"/>while (Busy2USART()) {</text:p>
      <text:p text:style-name="P1"><text:s text:c="4"/>}; // wait until the usart is clear</text:p>
      <text:p text:style-name="P1"><text:s text:c="4"/>putc2USART(c);</text:p>
      <text:p text:style-name="P1">}</text:p>
      <text:p text:style-name="P1"/>
      <text:p text:style-name="P1">void start_delay(void)</text:p>
      <text:p text:style-name="P1">{</text:p>
      <text:p text:style-name="P1"><text:s text:c="4"/>wdttime(BATRUNF); // wait for .5 seconds.</text:p>
      <text:p text:style-name="P1">}</text:p>
      <text:p text:style-name="P1"/>
      <text:p text:style-name="P1">void clr_lcd()</text:p>
      <text:p text:style-name="P1">{</text:p>
      <text:p text:style-name="P1"><text:s text:c="4"/>if (!D_UPDATE) return;</text:p>
      <text:p text:style-name="P1"><text:s text:c="4"/>while (BusyXLCD());</text:p>
      <text:p text:style-name="P1">}</text:p>
      <text:p text:style-name="P1"/>
      <text:p text:style-name="P1">/*<text:tab/>lp_filters</text:p>
      <text:p text:style-name="P1"><text:tab/>0<text:tab/></text:p>
      <text:p text:style-name="P1"><text:tab/>1<text:tab/></text:p>
      <text:p text:style-name="P1"><text:tab/>2<text:tab/></text:p>
      <text:p text:style-name="P1"><text:tab/>3<text:tab/>current</text:p>
      <text:p text:style-name="P1"><text:tab/>4<text:tab/>currentin</text:p>
      <text:p text:style-name="P1"><text:tab/>5<text:tab/>currentcharger</text:p>
      <text:p text:style-name="P1"><text:soft-page-break/><text:tab/>6<text:tab/></text:p>
      <text:p text:style-name="P1"><text:tab/>7<text:tab/></text:p>
      <text:p text:style-name="P1"><text:tab/>8<text:tab/></text:p>
      <text:p text:style-name="P1"><text:s/>*<text:tab/>9<text:tab/></text:p>
      <text:p text:style-name="P1"><text:s/>*/</text:p>
      <text:p text:style-name="P1">float lp_filter(float new, int bn, int slow) // low pass filter, slow rate of change for new, LPCHANC channels, slow/fast select (1) to zero channel</text:p>
      <text:p text:style-name="P1">{</text:p>
      <text:p text:style-name="P1"><text:s text:c="4"/>// smooth,lp_speed,lp_x is a udata global array to save stack space</text:p>
      <text:p text:style-name="P1"/>
      <text:p text:style-name="P1"><text:s text:c="4"/>if (bn &gt; LPCHANC)</text:p>
      <text:p text:style-name="P1"><text:tab/>return new;</text:p>
      <text:p text:style-name="P1"><text:s text:c="4"/>if (slow) {</text:p>
      <text:p text:style-name="P1"><text:tab/>lp_speed = 0.06;</text:p>
      <text:p text:style-name="P1"><text:s text:c="4"/>} else {</text:p>
      <text:p text:style-name="P1"><text:tab/>lp_speed = 0.125;</text:p>
      <text:p text:style-name="P1"><text:s text:c="4"/>}</text:p>
      <text:p text:style-name="P1"><text:s text:c="4"/>lp_x = ((smooth[bn]*100.0) + (((new * 100.0)-(smooth[bn]*100.0)) * lp_speed)) / 100.0;</text:p>
      <text:p text:style-name="P1"><text:s text:c="4"/>smooth[bn] = lp_x;</text:p>
      <text:p text:style-name="P1"><text:s text:c="4"/>if (slow == (-1)) { // reset and return zero</text:p>
      <text:p text:style-name="P1"><text:tab/>lp_x = 0.0;</text:p>
      <text:p text:style-name="P1"><text:tab/>smooth[bn] = 0.0;</text:p>
      <text:p text:style-name="P1"><text:s text:c="4"/>}</text:p>
      <text:p text:style-name="P1"><text:s text:c="4"/>return lp_x;</text:p>
      <text:p text:style-name="P1">}</text:p>
      <text:p text:style-name="P1"/>
      <text:p text:style-name="P1">void term_time(void) // sent internal time to rs-232 terminal</text:p>
      <text:p text:style-name="P1">{</text:p>
      <text:p text:style-name="P1"><text:s text:c="4"/>ClrWdt(); // reset the WDT timer</text:p>
      <text:p text:style-name="P1"><text:s text:c="4"/>sprintf(termstr, " CT-%s", hms(timerint_count));</text:p>
      <text:p text:style-name="P1"><text:s text:c="4"/>puts2USART(termstr);</text:p>
      <text:p text:style-name="P1"><text:s text:c="4"/>sprintf(termstr, " CU-%s", hms(dayclockup));</text:p>
      <text:p text:style-name="P1"><text:s text:c="4"/>puts2USART(termstr);</text:p>
      <text:p text:style-name="P1"><text:s text:c="4"/>sprintf(termstr, " CD-%s", hms(dayclockdown));</text:p>
      <text:p text:style-name="P1"><text:s text:c="4"/>puts2USART(termstr);</text:p>
      <text:p text:style-name="P1">}</text:p>
      <text:p text:style-name="P1"/>
      <text:p text:style-name="P1">void hold_process(void) // hold the monitor in the current status until released.</text:p>
      <text:p text:style-name="P1">{</text:p>
      <text:p text:style-name="P1"><text:s text:c="4"/>term_time();</text:p>
      <text:p text:style-name="P1"><text:s text:c="4"/>putrs2USART(hold0);</text:p>
      <text:p text:style-name="P1"><text:s text:c="4"/>YNKEY = WAIT_M;</text:p>
      <text:p text:style-name="P1"><text:s text:c="4"/>while (YNKEY == WAIT_M) {</text:p>
      <text:p text:style-name="P1"><text:tab/>wdtdelay(10);</text:p>
      <text:p text:style-name="P1"><text:tab/>ADC_read();</text:p>
      <text:p text:style-name="P1"><text:tab/>idle_loop();</text:p>
      <text:p text:style-name="P1"><text:s text:c="4"/>}</text:p>
      <text:p text:style-name="P1"><text:s text:c="4"/>if (YNKEY == NO_M) {</text:p>
      <text:p text:style-name="P1"><text:tab/>term_time();</text:p>
      <text:p text:style-name="P1"><text:soft-page-break/><text:tab/>putrs2USART(hold1);</text:p>
      <text:p text:style-name="P1"><text:tab/>return;</text:p>
      <text:p text:style-name="P1"><text:s text:c="4"/>}</text:p>
      <text:p text:style-name="P1"><text:s text:c="4"/>term_time();</text:p>
      <text:p text:style-name="P1"><text:s text:c="4"/>putrs2USART(hold1);</text:p>
      <text:p text:style-name="P1">}</text:p>
      <text:p text:style-name="P1"/>
      <text:p text:style-name="P1">void system_data(void) // display system data on terminal</text:p>
      <text:p text:style-name="P1">{</text:p>
      <text:p text:style-name="P1"><text:s text:c="4"/>ClrWdt(); // reset the WDT timer</text:p>
      <text:p text:style-name="P1"><text:s text:c="4"/>sprintf(bootstr2, "\r\n");</text:p>
      <text:p text:style-name="P1"><text:s text:c="4"/>puts2USART(bootstr2);</text:p>
      <text:p text:style-name="P1"><text:s text:c="4"/>term_time();</text:p>
      <text:p text:style-name="P1"><text:s text:c="4"/>if (SIM_MODE) {</text:p>
      <text:p text:style-name="P1"><text:tab/>putrs2USART(SIMULA);</text:p>
      <text:p text:style-name="P1"><text:s text:c="4"/>}</text:p>
      <text:p text:style-name="P1"><text:s text:c="4"/>putrs2USART(" FW ");</text:p>
      <text:p text:style-name="P1"><text:s text:c="4"/>strcpypgm2ram(bootstr2, build_time);</text:p>
      <text:p text:style-name="P1"><text:s text:c="4"/>puts2USART(bootstr2);</text:p>
      <text:p text:style-name="P1"><text:s text:c="4"/>putrs2USART(" ");</text:p>
      <text:p text:style-name="P1"><text:s text:c="4"/>strcpypgm2ram(bootstr2, build_date);</text:p>
      <text:p text:style-name="P1"><text:s text:c="4"/>puts2USART(bootstr2);</text:p>
      <text:p text:style-name="P1"><text:s text:c="4"/>strcpypgm2ram(bootstr2, MANDM_VERSION);</text:p>
      <text:p text:style-name="P1"><text:s text:c="4"/>puts2USART(bootstr2);</text:p>
      <text:p text:style-name="P1"><text:s text:c="4"/>sprintf(bootstr2,</text:p>
      <text:p text:style-name="P1"><text:tab/> <text:s text:c="3"/>"\r\n Power status 1=OK %u, Config DIPSW %u%u%u%u%u%u%u%u, Temp Sensor %lu,Temp Comp %i\r\n Highint %lu, Lowint %lu, Timerint %lu, Workerint %lu, \r\n Com1rx int %lu, Com1tx int %lu, Com2int %lu, Bint %lu, PWMint %lu, Eint %lu, Aint %lu, Lowclocks %lu, Lowruns/S %lu,\r\n",</text:p>
      <text:p text:style-name="P1"><text:tab/> <text:s text:c="3"/>PRIPOWEROK, DIPSW1, DIPSW2, DIPSW3, DIPSW4, DIPSW5, DIPSW6, DIPSW7, DIPSW8, R.thermo_batt, C.temp_drate,</text:p>
      <text:p text:style-name="P1"><text:tab/> <text:s text:c="3"/>highint_count, lowint_count, timerint_count, worker_count, c1rx_int, c1tx_int, c2_int,</text:p>
      <text:p text:style-name="P1"><text:tab/> <text:s text:c="3"/>buttonint_count, pwm4int_count, eeprom_count, adc_count, clock50, clock50 / timerint_count);</text:p>
      <text:p text:style-name="P1"><text:s text:c="4"/>puts2USART(bootstr2);</text:p>
      <text:p text:style-name="P1"><text:s text:c="4"/>ClrWdt(); // reset the WDT timer</text:p>
      <text:p text:style-name="P1">}</text:p>
      <text:p text:style-name="P1"/>
      <text:p text:style-name="P1">void system_help(void) // display system help on terminal</text:p>
      <text:p text:style-name="P1">{</text:p>
      <text:p text:style-name="P1"><text:s text:c="4"/>putrs2USART(keycmds0);</text:p>
      <text:p text:style-name="P1"><text:s text:c="4"/>putrs2USART(keycmds1);</text:p>
      <text:p text:style-name="P1">}</text:p>
      <text:p text:style-name="P1"/>
      <text:p text:style-name="P1">void display_system(void)</text:p>
      <text:p text:style-name="P1">{</text:p>
      <text:p text:style-name="P1"><text:s text:c="4"/>sprintf(bootstr2, "\n\r 0: %u,%lu Controller voltage.", adc_cal[0], R.systemvoltage);</text:p>
      <text:p text:style-name="P1"><text:s text:c="4"/>puts2USART(bootstr2);</text:p>
      <text:p text:style-name="P1"><text:s text:c="4"/>// <text:s text:c="3"/>sprintf(bootstr2, "\n\r 1: %u,%lu PV Charge Controller output voltage.", adc_cal[1], <text:soft-page-break/>R.ccvoltage);</text:p>
      <text:p text:style-name="P1"><text:s text:c="4"/>puts2USART(bootstr2);</text:p>
      <text:p text:style-name="P1"><text:s text:c="4"/>// <text:s text:c="3"/>sprintf(bootstr2, "\n\r 2: %u,%li PV input current. Raw ADC %i", adc_cal[2], R.currentin, a50);</text:p>
      <text:p text:style-name="P1"><text:s text:c="4"/>puts2USART(bootstr2);</text:p>
      <text:p text:style-name="P1"><text:s text:c="4"/>// <text:s text:c="3"/>sprintf(bootstr2, "\n\r 3: %u,%lu PV input voltage.", adc_cal[3], R.inputvoltage);</text:p>
      <text:p text:style-name="P1"><text:s text:c="4"/>puts2USART(bootstr2);</text:p>
      <text:p text:style-name="P1"><text:s text:c="4"/>// <text:s text:c="3"/>sprintf(bootstr2, "\n\r 4: %u,%lu Battery 1 voltage.", adc_cal[4], R.primarypower[B1]);</text:p>
      <text:p text:style-name="P1"><text:s text:c="4"/>puts2USART(bootstr2);</text:p>
      <text:p text:style-name="P1"><text:s text:c="4"/>// <text:s text:c="3"/>sprintf(bootstr2, "\n\r 5: %u,%li Inverter current. Raw ADC %i", adc_cal[5], R.current, a300);</text:p>
      <text:p text:style-name="P1"><text:s text:c="4"/>puts2USART(bootstr2);</text:p>
      <text:p text:style-name="P1"><text:s text:c="4"/>// <text:s text:c="3"/>sprintf(bootstr2, "\n\r 6: %u,%lu Battery 2 voltage.", adc_cal[6], R.primarypower[B2]);</text:p>
      <text:p text:style-name="P1"><text:s text:c="4"/>puts2USART(bootstr2);</text:p>
      <text:p text:style-name="P1"><text:s text:c="4"/>//<text:tab/>sprintf(bootstr2, "\n\r 7: %u,%lu Not Used.", adc_cal[7], 0);</text:p>
      <text:p text:style-name="P1"><text:s text:c="4"/>puts2USART(bootstr2);</text:p>
      <text:p text:style-name="P1"><text:s text:c="4"/>// <text:s text:c="3"/>sprintf(bootstr2, "\n\r 8: %u,%li Mains charger current. Raw ADC %i", adc_cal[8], R.currentcharger, a50c);</text:p>
      <text:p text:style-name="P1"><text:s text:c="4"/>puts2USART(bootstr2);</text:p>
      <text:p text:style-name="P1">}</text:p>
      <text:p text:style-name="P1"/>
      <text:p text:style-name="P1">void set_tweak(void) // modify active charge parameters</text:p>
      <text:p text:style-name="P1">{</text:p>
      <text:p text:style-name="P1"><text:s text:c="4"/>int t_value, t_boc, t_more = 0;</text:p>
      <text:p text:style-name="P1"><text:s text:c="4"/>long t_temp, t_tempo;</text:p>
      <text:p text:style-name="P1"><text:s text:c="4"/>unsigned long t_keytime, t_keytime_next;</text:p>
      <text:p text:style-name="P1"><text:s text:c="4"/>unsigned char t_index, t_prev = 0, t_fast = FALSE;</text:p>
      <text:p text:style-name="P1"/>
      <text:p text:style-name="P1"/>
      <text:p text:style-name="P1"><text:s text:c="4"/>sprintf(bootstr2, "\r\n Tweaking Battery %i.\r\n", t_boc);</text:p>
      <text:p text:style-name="P1"><text:s text:c="4"/>puts2USART(bootstr2);</text:p>
      <text:p text:style-name="P1"><text:s text:c="4"/>C2RAW = 0;</text:p>
      <text:p text:style-name="P1"><text:s text:c="4"/>YNKEY = WAIT_M;</text:p>
      <text:p text:style-name="P1"><text:s text:c="4"/>KEYNUM = 0;</text:p>
      <text:p text:style-name="P1"><text:s text:c="4"/>putrs2USART(tweak0);</text:p>
      <text:p text:style-name="P1"><text:s text:c="4"/>while ((YNKEY == WAIT_M) &amp;&amp; (KEYNUM == NULL0)) {</text:p>
      <text:p text:style-name="P1"><text:tab/>idle_loop();</text:p>
      <text:p text:style-name="P1"><text:s text:c="4"/>}</text:p>
      <text:p text:style-name="P1"><text:s text:c="4"/>if (YNKEY != WAIT_M) {</text:p>
      <text:p text:style-name="P1"><text:tab/>putrs2USART(tweak2);</text:p>
      <text:p text:style-name="P1"><text:tab/>return;</text:p>
      <text:p text:style-name="P1"><text:s text:c="4"/>}</text:p>
      <text:p text:style-name="P1"/>
      <text:p text:style-name="P1"><text:s text:c="4"/>t_index = (unsigned char) KEYNUM - (unsigned char) 0x30; // convert to binary number</text:p>
      <text:p text:style-name="P1"><text:s text:c="4"/>if (t_index &gt; MAX_TWEAK_CMD) {</text:p>
      <text:p text:style-name="P1"><text:tab/>putrs2USART(tweak2);</text:p>
      <text:p text:style-name="P1"><text:tab/>return;</text:p>
      <text:p text:style-name="P1"><text:s text:c="4"/>}</text:p>
      <text:p text:style-name="P1"/>
      <text:p text:style-name="P1"><text:s text:c="4"/>YNKEY = WAIT_M;</text:p>
      <text:p text:style-name="P1"><text:s text:c="4"/>t_value = 0;</text:p>
      <text:p text:style-name="P1"><text:soft-page-break/><text:s text:c="4"/>t_keytime_next = 0;</text:p>
      <text:p text:style-name="P1"><text:s text:c="4"/>t_prev = 0xff;</text:p>
      <text:p text:style-name="P1"/>
      <text:p text:style-name="P1"><text:s text:c="4"/>while (YNKEY == WAIT_M) { // display current status of parameter selected</text:p>
      <text:p text:style-name="P1"><text:tab/>switch (t_index) {</text:p>
      <text:p text:style-name="P1"><text:tab/>case 1:</text:p>
      <text:p text:style-name="P1"><text:tab/> <text:s text:c="3"/>//<text:tab/> <text:s text:c="3"/>t_tempo = hist[t_boc].ahir;</text:p>
      <text:p text:style-name="P1"><text:tab/> <text:s text:c="3"/>sprintf(bootstr2, tweak_t1);</text:p>
      <text:p text:style-name="P1"><text:tab/> <text:s text:c="3"/>break;</text:p>
      <text:p text:style-name="P1"><text:tab/>case 2:</text:p>
      <text:p text:style-name="P1"><text:tab/> <text:s text:c="3"/>//<text:tab/> <text:s text:c="3"/>t_tempo = hist[t_boc].ahi;</text:p>
      <text:p text:style-name="P1"><text:tab/> <text:s text:c="3"/>sprintf(bootstr2, tweak_t2);</text:p>
      <text:p text:style-name="P1"><text:tab/> <text:s text:c="3"/>break;</text:p>
      <text:p text:style-name="P1"><text:tab/>case 3:</text:p>
      <text:p text:style-name="P1"><text:tab/> <text:s text:c="3"/>//<text:tab/> <text:s text:c="3"/>t_tempo = hist[t_boc].aho;</text:p>
      <text:p text:style-name="P1"><text:tab/> <text:s text:c="3"/>sprintf(bootstr2, tweak_t3);</text:p>
      <text:p text:style-name="P1"><text:tab/> <text:s text:c="3"/>break;</text:p>
      <text:p text:style-name="P1"><text:tab/>case 4:</text:p>
      <text:p text:style-name="P1"><text:tab/> <text:s text:c="3"/>//<text:tab/> <text:s text:c="3"/>t_tempo = hist[t_boc].ahop;</text:p>
      <text:p text:style-name="P1"><text:tab/> <text:s text:c="3"/>sprintf(bootstr2, tweak_t4);</text:p>
      <text:p text:style-name="P1"><text:tab/> <text:s text:c="3"/>break;</text:p>
      <text:p text:style-name="P1"><text:tab/>default:</text:p>
      <text:p text:style-name="P1"><text:tab/> <text:s text:c="3"/>t_tempo = 0;</text:p>
      <text:p text:style-name="P1"><text:tab/> <text:s text:c="3"/>sprintf(bootstr2, tweak_tw);</text:p>
      <text:p text:style-name="P1"><text:tab/> <text:s text:c="3"/>break;</text:p>
      <text:p text:style-name="P1"><text:tab/>}</text:p>
      <text:p text:style-name="P1"><text:tab/>sprintf(bootstr2, " Selected parameter #%u for adjustment on Battery %i. %s = %li\r\n", t_index, t_boc, bootstr2, t_tempo);</text:p>
      <text:p text:style-name="P1"><text:tab/>puts2USART(bootstr2);</text:p>
      <text:p text:style-name="P1"/>
      <text:p text:style-name="P1"><text:tab/>if ((t_keytime_next &lt; 3)) { // 10 fast key presses switches to high value mode</text:p>
      <text:p text:style-name="P1"><text:tab/> <text:s text:c="3"/>if (C2RAW == t_prev) t_more++;</text:p>
      <text:p text:style-name="P1"><text:tab/> <text:s text:c="3"/>if (t_more &gt; 9) {</text:p>
      <text:p text:style-name="P1"><text:tab/><text:tab/>t_fast = TRUE;</text:p>
      <text:p text:style-name="P1"><text:tab/><text:tab/>putrs2USART(tweak5);</text:p>
      <text:p text:style-name="P1"><text:tab/> <text:s text:c="3"/>}</text:p>
      <text:p text:style-name="P1"><text:tab/>} else {</text:p>
      <text:p text:style-name="P1"><text:tab/> <text:s text:c="3"/>t_fast = FALSE;</text:p>
      <text:p text:style-name="P1"><text:tab/> <text:s text:c="3"/>t_more = 0;</text:p>
      <text:p text:style-name="P1"><text:tab/> <text:s text:c="3"/>putrs2USART(tweak3);</text:p>
      <text:p text:style-name="P1"><text:tab/>}</text:p>
      <text:p text:style-name="P1"/>
      <text:p text:style-name="P1"/>
      <text:p text:style-name="P1"><text:tab/>YNKEY = WAIT_M;</text:p>
      <text:p text:style-name="P1"><text:tab/>C2RAW = 0;</text:p>
      <text:p text:style-name="P1"><text:tab/>s_crit(HL);</text:p>
      <text:p text:style-name="P1"><text:tab/>t_keytime = timerint_count; // waiting for keypress start time</text:p>
      <text:p text:style-name="P1"><text:tab/>e_crit();</text:p>
      <text:p text:style-name="P1"><text:tab/>while (C2RAW == NULL0) {</text:p>
      <text:p text:style-name="P1"><text:soft-page-break/><text:tab/> <text:s text:c="3"/>idle_loop();</text:p>
      <text:p text:style-name="P1"><text:tab/>}</text:p>
      <text:p text:style-name="P1"><text:tab/>s_crit(HL);</text:p>
      <text:p text:style-name="P1"><text:tab/>t_keytime_next = timerint_count - t_keytime; // time it took to press key (t_keytime_next-t_keytime)</text:p>
      <text:p text:style-name="P1"><text:tab/>e_crit();</text:p>
      <text:p text:style-name="P1"/>
      <text:p text:style-name="P1"><text:tab/>if (YNKEY == NO_M) {</text:p>
      <text:p text:style-name="P1"><text:tab/> <text:s text:c="3"/>putrs2USART(tweak2);</text:p>
      <text:p text:style-name="P1"><text:tab/> <text:s text:c="3"/>return;</text:p>
      <text:p text:style-name="P1"><text:tab/>}</text:p>
      <text:p text:style-name="P1"><text:tab/>if ((C2RAW == 'Q') || (C2RAW == 'q')) {</text:p>
      <text:p text:style-name="P1"><text:tab/> <text:s text:c="3"/>putrs2USART(tweak2);</text:p>
      <text:p text:style-name="P1"><text:tab/> <text:s text:c="3"/>return;</text:p>
      <text:p text:style-name="P1"><text:tab/>}</text:p>
      <text:p text:style-name="P1"/>
      <text:p text:style-name="P1"/>
      <text:p text:style-name="P1"/>
      <text:p text:style-name="P1"><text:tab/>if (t_fast) {</text:p>
      <text:p text:style-name="P1"><text:tab/> <text:s text:c="3"/>if (C2RAW == 'M') t_value += 1000;</text:p>
      <text:p text:style-name="P1"><text:tab/> <text:s text:c="3"/>if (C2RAW == 'L') t_value += -1000;</text:p>
      <text:p text:style-name="P1"><text:tab/> <text:s text:c="3"/>if (C2RAW == 'm') t_value += 50;</text:p>
      <text:p text:style-name="P1"><text:tab/> <text:s text:c="3"/>if (C2RAW == 'l') t_value += -50;</text:p>
      <text:p text:style-name="P1"><text:tab/>} else {</text:p>
      <text:p text:style-name="P1"><text:tab/> <text:s text:c="3"/>if (C2RAW == 'M') t_value += 100;</text:p>
      <text:p text:style-name="P1"><text:tab/> <text:s text:c="3"/>if (C2RAW == 'L') t_value += -100;</text:p>
      <text:p text:style-name="P1"><text:tab/> <text:s text:c="3"/>if (C2RAW == 'm') t_value += 5;</text:p>
      <text:p text:style-name="P1"><text:tab/> <text:s text:c="3"/>if (C2RAW == 'l') t_value += -5;</text:p>
      <text:p text:style-name="P1"><text:tab/>}</text:p>
      <text:p text:style-name="P1"><text:tab/>t_prev = C2RAW;</text:p>
      <text:p text:style-name="P1"><text:tab/>switch (t_index) { // make temp value with updates</text:p>
      <text:p text:style-name="P1"><text:tab/>case 1:</text:p>
      <text:p text:style-name="P1"><text:tab/> <text:s text:c="3"/>//<text:tab/> <text:s text:c="3"/>t_temp = hist[t_boc].ahir + t_value;</text:p>
      <text:p text:style-name="P1"><text:tab/> <text:s text:c="3"/>break;</text:p>
      <text:p text:style-name="P1"><text:tab/>case 2:</text:p>
      <text:p text:style-name="P1"><text:tab/> <text:s text:c="3"/>//<text:tab/> <text:s text:c="3"/>t_temp = hist[t_boc].ahi + t_value;</text:p>
      <text:p text:style-name="P1"><text:tab/> <text:s text:c="3"/>break;</text:p>
      <text:p text:style-name="P1"><text:tab/>case 3:</text:p>
      <text:p text:style-name="P1"><text:tab/> <text:s text:c="3"/>//<text:tab/> <text:s text:c="3"/>t_temp = hist[t_boc].aho + t_value;</text:p>
      <text:p text:style-name="P1"><text:tab/> <text:s text:c="3"/>break;</text:p>
      <text:p text:style-name="P1"><text:tab/>case 4:</text:p>
      <text:p text:style-name="P1"><text:tab/> <text:s text:c="3"/>//<text:tab/> <text:s text:c="3"/>t_temp = hist[t_boc].ahop + t_value;</text:p>
      <text:p text:style-name="P1"><text:tab/> <text:s text:c="3"/>break;</text:p>
      <text:p text:style-name="P1"><text:tab/>default:</text:p>
      <text:p text:style-name="P1"><text:tab/> <text:s text:c="3"/>t_temp = 0;</text:p>
      <text:p text:style-name="P1"><text:tab/> <text:s text:c="3"/>break;</text:p>
      <text:p text:style-name="P1"><text:tab/>}</text:p>
      <text:p text:style-name="P1"><text:tab/>sprintf(bootstr2, " Adjustment value %i, Parameter %s will be %li when saved.\r\n", t_value, bootstr2, t_temp);</text:p>
      <text:p text:style-name="P1"><text:soft-page-break/><text:tab/>puts2USART(bootstr2);</text:p>
      <text:p text:style-name="P1"><text:s text:c="4"/>}</text:p>
      <text:p text:style-name="P1"/>
      <text:p text:style-name="P1"><text:s text:c="4"/>putrs2USART(tweak4);</text:p>
      <text:p text:style-name="P1"><text:s text:c="4"/>switch (t_index) { // save updated value</text:p>
      <text:p text:style-name="P1"><text:s text:c="4"/>case 1:</text:p>
      <text:p text:style-name="P1"><text:tab/>//<text:tab/>hist[t_boc].ahir += t_value;</text:p>
      <text:p text:style-name="P1"><text:tab/>break;</text:p>
      <text:p text:style-name="P1"><text:s text:c="4"/>case 2:</text:p>
      <text:p text:style-name="P1"><text:tab/>//<text:tab/>hist[t_boc].ahi += t_value;</text:p>
      <text:p text:style-name="P1"><text:tab/>break;</text:p>
      <text:p text:style-name="P1"><text:s text:c="4"/>case 3:</text:p>
      <text:p text:style-name="P1"><text:tab/>//<text:tab/>hist[t_boc].aho += t_value;</text:p>
      <text:p text:style-name="P1"><text:tab/>break;</text:p>
      <text:p text:style-name="P1"><text:s text:c="4"/>case 4:</text:p>
      <text:p text:style-name="P1"><text:tab/>//<text:tab/>hist[t_boc].ahop += t_value;</text:p>
      <text:p text:style-name="P1"><text:tab/>break;</text:p>
      <text:p text:style-name="P1"><text:s text:c="4"/>default:</text:p>
      <text:p text:style-name="P1"><text:tab/>break;</text:p>
      <text:p text:style-name="P1"><text:s text:c="4"/>}</text:p>
      <text:p text:style-name="P1"><text:s text:c="4"/>update_hist();</text:p>
      <text:p text:style-name="P1"><text:s text:c="4"/>putrs2USART(tweak1);</text:p>
      <text:p text:style-name="P1">}</text:p>
      <text:p text:style-name="P1"/>
      <text:p text:style-name="P1">char* hms(unsigned long sec) // convert long (seconds) to time string</text:p>
      <text:p text:style-name="P1">{</text:p>
      <text:p text:style-name="P1"><text:s text:c="4"/>static unsigned long h = 0, m = 0, s = 0;</text:p>
      <text:p text:style-name="P1"/>
      <text:p text:style-name="P1"><text:s text:c="4"/>if (sec &gt; MAXSECONDS) sec = MAXSECONDS; // max time in seconds</text:p>
      <text:p text:style-name="P1"><text:s text:c="4"/>s = sec;</text:p>
      <text:p text:style-name="P1"><text:s text:c="4"/>h = (s / 3600);</text:p>
      <text:p text:style-name="P1"><text:s text:c="4"/>s = s - (h * 3600);</text:p>
      <text:p text:style-name="P1"><text:s text:c="4"/>m = (s / 60);</text:p>
      <text:p text:style-name="P1"><text:s text:c="4"/>s = s - (m * 60);</text:p>
      <text:p text:style-name="P1"><text:s text:c="4"/>sprintf(hms_string, "%01lu:%02lu:%02lu", h, m, s);</text:p>
      <text:p text:style-name="P1"><text:s text:c="4"/>return hms_string;</text:p>
      <text:p text:style-name="P1">}</text:p>
      <text:p text:style-name="P1"/>
      <text:p text:style-name="P1">char* hm(unsigned long sec) // convert long (seconds) to time string</text:p>
      <text:p text:style-name="P1">{</text:p>
      <text:p text:style-name="P1"><text:s text:c="4"/>static unsigned long h = 0, m = 0, s = 0;</text:p>
      <text:p text:style-name="P1"><text:s text:c="4"/>if (sec &gt; MAXSECONDS) sec = MAXSECONDS; // max time in seconds</text:p>
      <text:p text:style-name="P1"><text:s text:c="4"/>s = sec;</text:p>
      <text:p text:style-name="P1"><text:s text:c="4"/>h = (s / 3600);</text:p>
      <text:p text:style-name="P1"><text:s text:c="4"/>s = s - (h * 3600);</text:p>
      <text:p text:style-name="P1"><text:s text:c="4"/>m = (s / 60);</text:p>
      <text:p text:style-name="P1"><text:s text:c="4"/>s = s - (m * 60);</text:p>
      <text:p text:style-name="P1"><text:s text:c="4"/>sprintf(hms_string, "%01lu:%02lu", h, m);</text:p>
      <text:p text:style-name="P1"><text:s text:c="4"/>return hms_string;</text:p>
      <text:p text:style-name="P1"><text:soft-page-break/>}</text:p>
      <text:p text:style-name="P1"/>
      <text:p text:style-name="P1">int ABSI(int i)</text:p>
      <text:p text:style-name="P1">{</text:p>
      <text:p text:style-name="P1"><text:s text:c="4"/>if (i &lt; 0)</text:p>
      <text:p text:style-name="P1"><text:tab/>return -i;</text:p>
      <text:p text:style-name="P1"><text:s text:c="4"/>else</text:p>
      <text:p text:style-name="P1"><text:tab/>return i;</text:p>
      <text:p text:style-name="P1">}</text:p>
      <text:p text:style-name="P1"/>
      <text:p text:style-name="P1">long ABSL(long i)</text:p>
      <text:p text:style-name="P1">{</text:p>
      <text:p text:style-name="P1"><text:s text:c="4"/>if (i &lt; 0)</text:p>
      <text:p text:style-name="P1"><text:tab/>return -i;</text:p>
      <text:p text:style-name="P1"><text:s text:c="4"/>else</text:p>
      <text:p text:style-name="P1"><text:tab/>return i;</text:p>
      <text:p text:style-name="P1">}</text:p>
      <text:p text:style-name="P1"/>
      <text:p text:style-name="P1">char* voltfp(unsigned long millvolts, char *strprt) // convert unsigned long (millvolts) to voltage string</text:p>
      <text:p text:style-name="P1">{</text:p>
      <text:p text:style-name="P1"><text:s text:c="4"/>voltfrak = (float) millvolts / 1000;</text:p>
      <text:p text:style-name="P1"><text:s text:c="4"/>iw = (long) ((float) voltfrak);</text:p>
      <text:p text:style-name="P1"><text:s text:c="4"/>ip = (long) ((float) voltfrak * 100) - iw * 100;</text:p>
      <text:p text:style-name="P1"><text:s text:c="4"/>sprintf(strprt, "%d.%02d", (int) iw, (int) ip);</text:p>
      <text:p text:style-name="P1"><text:s text:c="4"/>return strprt;</text:p>
      <text:p text:style-name="P1">}</text:p>
      <text:p text:style-name="P1"/>
      <text:p text:style-name="P1">char* voltfps(unsigned long millvolts, char *strprt) // convert unsigned long (millvolts) to voltage string (short)</text:p>
      <text:p text:style-name="P1">{</text:p>
      <text:p text:style-name="P1"><text:s text:c="4"/>voltfrak = (float) millvolts / 1000;</text:p>
      <text:p text:style-name="P1"><text:s text:c="4"/>iw = (long) ((float) voltfrak);</text:p>
      <text:p text:style-name="P1"><text:s text:c="4"/>ip = (long) ((float) voltfrak * 10) - iw * 10;</text:p>
      <text:p text:style-name="P1"><text:s text:c="4"/>sprintf(strprt, "%d.%01d", (int) iw, (int) ip);</text:p>
      <text:p text:style-name="P1"><text:s text:c="4"/>return strprt;</text:p>
      <text:p text:style-name="P1">}</text:p>
      <text:p text:style-name="P1"/>
      <text:p text:style-name="P1">char* voltfpi(long millvolts, char *strprt) // convert long (mill volts/watts/current) to string (integer with Kilo)</text:p>
      <text:p text:style-name="P1">{</text:p>
      <text:p text:style-name="P1"><text:s text:c="4"/>sign = ' '; // init sign</text:p>
      <text:p text:style-name="P1"><text:s text:c="4"/>if (millvolts &lt; 0)</text:p>
      <text:p text:style-name="P1"><text:tab/>sign = '-';</text:p>
      <text:p text:style-name="P1"><text:s text:c="4"/>voltfrak = (float) millvolts / 1000;</text:p>
      <text:p text:style-name="P1"><text:s text:c="4"/>iw = (long) ((float) voltfrak);</text:p>
      <text:p text:style-name="P1"><text:s text:c="4"/>ip = (long) ((float) voltfrak * 10) - iw * 10;</text:p>
      <text:p text:style-name="P1"><text:s text:c="4"/>if (ABSL(iw) &lt; 1500) {</text:p>
      <text:p text:style-name="P1"><text:tab/>sprintf(strprt, "%c%li", sign, ABSL(iw));</text:p>
      <text:p text:style-name="P1"><text:s text:c="4"/>} else {</text:p>
      <text:p text:style-name="P1"><text:soft-page-break/><text:tab/>voltfrak = voltfrak / 1000;</text:p>
      <text:p text:style-name="P1"><text:tab/>iw = (long) ((float) voltfrak);</text:p>
      <text:p text:style-name="P1"><text:tab/>ip = (long) ((float) voltfrak * 100) - iw * 100;</text:p>
      <text:p text:style-name="P1"><text:tab/>sprintf(strprt, "%c%li.%02lik", sign, ABSL(iw), ABSL(ip));</text:p>
      <text:p text:style-name="P1"><text:s text:c="4"/>}</text:p>
      <text:p text:style-name="P1"><text:s text:c="4"/>return strprt;</text:p>
      <text:p text:style-name="P1">}</text:p>
      <text:p text:style-name="P1"/>
      <text:p text:style-name="P1">char* ahfp(long millah, char *strprt) // convert long (.1 of Ah) to Ah string</text:p>
      <text:p text:style-name="P1">{</text:p>
      <text:p text:style-name="P1"><text:s text:c="4"/>sign = ' '; // init sign</text:p>
      <text:p text:style-name="P1"><text:s text:c="4"/>if (millah &lt; 0)</text:p>
      <text:p text:style-name="P1"><text:tab/>sign = '-';</text:p>
      <text:p text:style-name="P1"><text:s text:c="4"/>ahfrak = (float) millah / 10;</text:p>
      <text:p text:style-name="P1"><text:s text:c="4"/>iw = (long) ((float) ahfrak);</text:p>
      <text:p text:style-name="P1"><text:s text:c="4"/>ip = (long) ((float) ahfrak * 10) - iw * 10;</text:p>
      <text:p text:style-name="P1"><text:s text:c="4"/>sprintf(strprt, "%c%d.%01d", sign, ABSI(iw), ABSI(ip));</text:p>
      <text:p text:style-name="P1"><text:s text:c="4"/>return strprt;</text:p>
      <text:p text:style-name="P1">}</text:p>
      <text:p text:style-name="P1"/>
      <text:p text:style-name="P1">void battalarm(int time, int battno, int mode)</text:p>
      <text:p text:style-name="P1">{</text:p>
      <text:p text:style-name="P1"><text:s text:c="4"/>ALARMOUT = R_ON;</text:p>
      <text:p text:style-name="P1">}</text:p>
      <text:p text:style-name="P1"/>
      <text:p text:style-name="P1">//FIXME fix check_alarm</text:p>
      <text:p text:style-name="P1"/>
      <text:p text:style-name="P1">/* <text:s/>prints messages from the alarm array, need a rework as it's buggy */</text:p>
      <text:p text:style-name="P1">unsigned char check_alarm(unsigned char bn, const rom char* where) // print alarm codes to terminal or just the battery number with code 251</text:p>
      <text:p text:style-name="P1">{ // or set flag with code 253 or clear flag code 252</text:p>
      <text:p text:style-name="P1"><text:s text:c="4"/>static unsigned char i = 0, alm_num = 255; // if bn is 255 return state of alarm_codes.alm_flag flag TRUE/FALSE, 254 return current alarm code</text:p>
      <text:p text:style-name="P1"><text:s text:c="4"/>s_crit(HL);</text:p>
      <text:p text:style-name="P1"/>
      <text:p text:style-name="P1"><text:s text:c="4"/>if (bn &gt; 250) {</text:p>
      <text:p text:style-name="P1"><text:tab/>if (bn == 255) {</text:p>
      <text:p text:style-name="P1"><text:tab/> <text:s text:c="3"/>if (alarm_codes.alm_flag) {</text:p>
      <text:p text:style-name="P1"><text:tab/><text:tab/>e_crit();</text:p>
      <text:p text:style-name="P1"><text:tab/><text:tab/>return TRUE;</text:p>
      <text:p text:style-name="P1"><text:tab/> <text:s text:c="3"/>} else {</text:p>
      <text:p text:style-name="P1"><text:tab/><text:tab/>e_crit();</text:p>
      <text:p text:style-name="P1"><text:tab/><text:tab/>return FALSE;</text:p>
      <text:p text:style-name="P1"><text:tab/> <text:s text:c="3"/>}</text:p>
      <text:p text:style-name="P1"><text:tab/>}</text:p>
      <text:p text:style-name="P1"><text:tab/>if (bn == 254) {</text:p>
      <text:p text:style-name="P1"><text:tab/> <text:s text:c="3"/>e_crit();</text:p>
      <text:p text:style-name="P1"><text:tab/> <text:s text:c="3"/>return alarm_buffer[almctr].alm_num;</text:p>
      <text:p text:style-name="P1"><text:tab/>}</text:p>
      <text:p text:style-name="P1"><text:soft-page-break/><text:tab/>if (bn == 253) {</text:p>
      <text:p text:style-name="P1"><text:tab/> <text:s text:c="3"/>alarm_codes.alm_flag = TRUE;</text:p>
      <text:p text:style-name="P1"><text:tab/> <text:s text:c="3"/>e_crit();</text:p>
      <text:p text:style-name="P1"><text:tab/> <text:s text:c="3"/>return 253;</text:p>
      <text:p text:style-name="P1"><text:tab/>}</text:p>
      <text:p text:style-name="P1"><text:tab/>if (bn == 252) {</text:p>
      <text:p text:style-name="P1"><text:tab/> <text:s text:c="3"/>alarm_codes.alm_flag = FALSE;</text:p>
      <text:p text:style-name="P1"><text:tab/> <text:s text:c="3"/>e_crit();</text:p>
      <text:p text:style-name="P1"><text:tab/> <text:s text:c="3"/>return 252;</text:p>
      <text:p text:style-name="P1"><text:tab/>}</text:p>
      <text:p text:style-name="P1"><text:tab/>if (bn == 251) {</text:p>
      <text:p text:style-name="P1"><text:tab/> <text:s text:c="3"/>alarm_codes.alm_flag = FALSE;</text:p>
      <text:p text:style-name="P1"><text:tab/> <text:s text:c="3"/>e_crit();</text:p>
      <text:p text:style-name="P1"><text:tab/> <text:s text:c="3"/>return alarm_buffer[almctr].bn;</text:p>
      <text:p text:style-name="P1"><text:tab/>}</text:p>
      <text:p text:style-name="P1"><text:s text:c="4"/>}</text:p>
      <text:p text:style-name="P1"/>
      <text:p text:style-name="P1"><text:s text:c="4"/>if (alarm_codes.alm_flag == NULL0) { // nothing, lets go</text:p>
      <text:p text:style-name="P1"><text:tab/>e_crit();</text:p>
      <text:p text:style-name="P1"><text:tab/>return FALSE;</text:p>
      <text:p text:style-name="P1"><text:s text:c="4"/>}</text:p>
      <text:p text:style-name="P1"/>
      <text:p text:style-name="P1"><text:s text:c="4"/>while (almctr &gt; NULL0) {</text:p>
      <text:p text:style-name="P1"><text:tab/>alm_num = alarm_buffer[--almctr].alm_num; // move down the alarm stack</text:p>
      <text:p text:style-name="P1"><text:tab/>term_time();</text:p>
      <text:p text:style-name="P1"><text:tab/>putrs2USART(where);</text:p>
      <text:p text:style-name="P1"><text:tab/>sprintf(bootstr2, " Q%u, Battery %u,", almctr, alarm_buffer[almctr].bn); // use the message battery number if set</text:p>
      <text:p text:style-name="P1"><text:tab/>puts2USART(bootstr2);</text:p>
      <text:p text:style-name="P1"><text:tab/>i = 0; // set alarm index to zero</text:p>
      <text:p text:style-name="P1"><text:tab/>if (alm_num == i++) putrs2USART(almcode0); //0</text:p>
      <text:p text:style-name="P1"><text:tab/>if (alm_num == i++) putrs2USART(almcode1); //1</text:p>
      <text:p text:style-name="P1"><text:tab/>if (alm_num == i++) putrs2USART(almcode2); //2</text:p>
      <text:p text:style-name="P1"><text:tab/>if (alm_num == i++) putrs2USART(almcode3); //3</text:p>
      <text:p text:style-name="P1"><text:tab/>if (alm_num == i++) putrs2USART(almcode4); //4</text:p>
      <text:p text:style-name="P1"><text:tab/>if (alm_num == i++) putrs2USART(almcode5); //5</text:p>
      <text:p text:style-name="P1"><text:tab/>if (alm_num == i++) putrs2USART(almcode6); //6</text:p>
      <text:p text:style-name="P1"><text:tab/>if (alm_num == i++) putrs2USART(almcode7); //7</text:p>
      <text:p text:style-name="P1"><text:tab/>if (alm_num == i++) putrs2USART(almcode8); //8</text:p>
      <text:p text:style-name="P1"><text:tab/>if (alm_num == i++) putrs2USART(almcode9); //9</text:p>
      <text:p text:style-name="P1"><text:tab/>if (alm_num == i++) putrs2USART(divert0); //10</text:p>
      <text:p text:style-name="P1"><text:tab/>if (alm_num == i++) putrs2USART(divert1); //11</text:p>
      <text:p text:style-name="P1"><text:tab/>if (alm_num == i++) putrs2USART(battbuffer0); //12</text:p>
      <text:p text:style-name="P1"><text:tab/>if (alm_num == i++) putrs2USART(almcode10); //13</text:p>
      <text:p text:style-name="P1"><text:tab/>if (alm_num == i++) putrs2USART(almcode11); //14</text:p>
      <text:p text:style-name="P1"><text:tab/>if (alm_num == i++) putrs2USART(almcode12); //15</text:p>
      <text:p text:style-name="P1"><text:tab/>if (alm_num == i++) putrs2USART(almcode13); //16</text:p>
      <text:p text:style-name="P1"><text:tab/>if (alm_num == i++) putrs2USART(almcode14); //17</text:p>
      <text:p text:style-name="P1"><text:tab/>if (alm_num == i++) putrs2USART(almcode15); //18</text:p>
      <text:p text:style-name="P1"><text:soft-page-break/><text:tab/>if (alm_num == i++) putrs2USART(almcode16); //19</text:p>
      <text:p text:style-name="P1"><text:tab/>if (alm_num == i++) putrs2USART(charger2); //20</text:p>
      <text:p text:style-name="P1"><text:tab/>if (alm_num == i++) putrs2USART(charger3); //21</text:p>
      <text:p text:style-name="P1"><text:tab/>if (alm_num == i++) putrs2USART(charger4); //22</text:p>
      <text:p text:style-name="P1"><text:tab/>if (alm_num == i++) putrs2USART(almcode17); //23</text:p>
      <text:p text:style-name="P1"><text:tab/>if ((alm_num &gt; i) &amp;&amp; (alm_num &lt; 250)) { // if greater than last defined alarm code</text:p>
      <text:p text:style-name="P1"><text:tab/> <text:s text:c="3"/>sprintf(bootstr2, " UNKNOWN Alarm code %u \r\n", alm_num);</text:p>
      <text:p text:style-name="P1"><text:tab/> <text:s text:c="3"/>puts2USART(bootstr2);</text:p>
      <text:p text:style-name="P1"><text:tab/>}</text:p>
      <text:p text:style-name="P1"><text:tab/>if (almctr == NULL0) {</text:p>
      <text:p text:style-name="P1"><text:tab/> <text:s text:c="3"/>alarm_codes.alm_flag = FALSE;</text:p>
      <text:p text:style-name="P1"><text:tab/>}</text:p>
      <text:p text:style-name="P1"><text:tab/>alarm_buffer[almctr].bn = 0; // set default battery number to zero</text:p>
      <text:p text:style-name="P1"><text:s text:c="4"/>};</text:p>
      <text:p text:style-name="P1"><text:s text:c="4"/>e_crit();</text:p>
      <text:p text:style-name="P1"><text:s text:c="4"/>return NULL0;</text:p>
      <text:p text:style-name="P1">}</text:p>
      <text:p text:style-name="P1"/>
      <text:p text:style-name="P1">void fail_safe(void)</text:p>
      <text:p text:style-name="P1">{</text:p>
      <text:p text:style-name="P1"><text:s text:c="4"/>FAILSAFE = TRUE;</text:p>
      <text:p text:style-name="P1"/>
      <text:p text:style-name="P1"/>
      <text:p text:style-name="P1"><text:s text:c="4"/>while (DIPSW6 == HIGH) { // wait until switch is clear</text:p>
      <text:p text:style-name="P1"><text:tab/>ADC_read();</text:p>
      <text:p text:style-name="P1"><text:tab/>sprintf(bootstr2, "FS T%s,SV%lu <text:s text:c="12"/>", hms(timerint_count), R.systemvoltage / 100);</text:p>
      <text:p text:style-name="P1"><text:tab/>LCD_VC_puts(VC0, DS0, YES);</text:p>
      <text:p text:style-name="P1"/>
      <text:p text:style-name="P1"><text:tab/>//<text:tab/>sprintf(bootstr2, "PV%lu,PI%li,CV%lu <text:s text:c="10"/>", R.inputvoltage / 100, R.currentin / 10, R.ccvoltage / 100);</text:p>
      <text:p text:style-name="P1"><text:tab/>LCD_VC_puts(VC0, DS1, YES);</text:p>
      <text:p text:style-name="P1"/>
      <text:p text:style-name="P1"><text:tab/>//<text:tab/>sprintf(bootstr2, "B1V%lu,B2V%lu,LI%li <text:s text:c="16"/>", R.primarypower[B1] / 100, R.primarypower[B2] / 100, C.currentload / 10);</text:p>
      <text:p text:style-name="P1"><text:tab/>LCD_VC_puts(VC0, DS2, YES);</text:p>
      <text:p text:style-name="P1"/>
      <text:p text:style-name="P1"><text:tab/>sprintf(bootstr2, "%lu, %lu, %lu <text:s text:c="17"/>", timerint_count, clock50, clock50 / timerint_count);</text:p>
      <text:p text:style-name="P1"><text:tab/>LCD_VC_puts(VC0, DS3, YES);</text:p>
      <text:p text:style-name="P1"/>
      <text:p text:style-name="P1"><text:tab/>wdtdelay(5000);</text:p>
      <text:p text:style-name="P1"><text:tab/>idle_loop();</text:p>
      <text:p text:style-name="P1"><text:s text:c="4"/>}</text:p>
      <text:p text:style-name="P1"><text:s text:c="4"/>FAILSAFE = FALSE;</text:p>
      <text:p text:style-name="P1"><text:s text:c="4"/>s_crit(HL);</text:p>
      <text:p text:style-name="P1"><text:s text:c="4"/>c_off = timerint_count;</text:p>
      <text:p text:style-name="P1"><text:s text:c="4"/>e_crit();</text:p>
      <text:p text:style-name="P1"/>
      <text:p text:style-name="P1"><text:s text:c="4"/>alarm_buffer[almctr].bn = CCS.boc;</text:p>
      <text:p text:style-name="P1"><text:soft-page-break/><text:s text:c="4"/>alarm_buffer[almctr++].alm_num = 3;</text:p>
      <text:p text:style-name="P1"><text:s text:c="4"/>alarm_codes.alm_flag = TRUE;</text:p>
      <text:p text:style-name="P1"><text:s text:c="4"/>check_alarm(CCS.boi, " fail1 "); // send alarm codes to terminal if alm_flag is set</text:p>
      <text:p text:style-name="P1">}</text:p>
      <text:p text:style-name="P1"/>
      <text:p text:style-name="P1">void ansidraw(int mode) // tek 410x/ansi drawing stuff</text:p>
      <text:p text:style-name="P1">{</text:p>
      <text:p text:style-name="P1"><text:s text:c="4"/>putc2(ESC);</text:p>
      <text:p text:style-name="P1"><text:s text:c="4"/>putc2('['); // clear screen</text:p>
      <text:p text:style-name="P1"><text:s text:c="4"/>putc2('2');</text:p>
      <text:p text:style-name="P1"><text:s text:c="4"/>putc2('J');</text:p>
      <text:p text:style-name="P1"><text:s text:c="4"/>if (SIM_MODE) putrs2USART(SIMULA);</text:p>
      <text:p text:style-name="P1"><text:s text:c="4"/>putrs2USART(hello1);</text:p>
      <text:p text:style-name="P1"><text:s text:c="4"/>putrs2USART(hello0);</text:p>
      <text:p text:style-name="P1">}</text:p>
      <text:p text:style-name="P1"/>
      <text:p text:style-name="P1">void update_lcd_menu(BYTE menu_text_pos)</text:p>
      <text:p text:style-name="P1">{</text:p>
      <text:p text:style-name="P1"><text:s text:c="4"/>strncpypgm2ram(bootstr2, menutext + (5 + (menu_text_pos * 5)), LCD_W);</text:p>
      <text:p text:style-name="P1"><text:s text:c="4"/>LCD_VC_puts(dsi, DS0, YES);</text:p>
      <text:p text:style-name="P1"><text:s text:c="4"/>LCD_VC_puts(dsi, DS1, NO);</text:p>
      <text:p text:style-name="P1"><text:s text:c="4"/>LCD_VC_puts(dsi, DS2, NO);</text:p>
      <text:p text:style-name="P1"><text:s text:c="4"/>LCD_VC_puts(dsi, DS3, NO);</text:p>
      <text:p text:style-name="P1">}</text:p>
      <text:p text:style-name="P1"/>
      <text:p text:style-name="P1">BYTE get_hid(void) // move_mode is global</text:p>
      <text:p text:style-name="P1">{</text:p>
      <text:p text:style-name="P1"><text:s text:c="4"/>static BYTE menu_pos = 0;</text:p>
      <text:p text:style-name="P1"/>
      <text:p text:style-name="P1"><text:s text:c="4"/>if (button.B0) {</text:p>
      <text:p text:style-name="P1"><text:tab/>term_time();</text:p>
      <text:p text:style-name="P1"><text:tab/>sprintf(bootstr2, " menu_pos <text:s/>%u ", (int) menu_pos);</text:p>
      <text:p text:style-name="P1"><text:tab/>puts2USART(bootstr2);</text:p>
      <text:p text:style-name="P1"><text:tab/>putrs2USART("\x1b[7m Mode Button 1. \x1b[0m\r\n");</text:p>
      <text:p text:style-name="P1"><text:tab/>move_mode = !move_mode; // switch modes with button 1 presses</text:p>
      <text:p text:style-name="P1"><text:tab/>button.B0 = FALSE;</text:p>
      <text:p text:style-name="P1"><text:s text:c="4"/>} else {</text:p>
      <text:p text:style-name="P1"><text:tab/>if (knob1.movement != STOP) { // do we have knob motion</text:p>
      <text:p text:style-name="P1"><text:tab/> <text:s text:c="3"/>if (checktime(MENU_ACTION, FALSE)) { // is knob still moving and not stopped</text:p>
      <text:p text:style-name="P1"><text:tab/><text:tab/>if ((knob1.movement == CW) &amp;&amp; (knob1.band &gt; MENU_BAND)) { // turning clockwise</text:p>
      <text:p text:style-name="P1"><text:tab/><text:tab/> <text:s text:c="3"/>menu_pos++;</text:p>
      <text:p text:style-name="P1"><text:tab/><text:tab/> <text:s text:c="3"/>checktime(MENU_ACTION, TRUE); // reset the movement timer</text:p>
      <text:p text:style-name="P1"><text:tab/><text:tab/> <text:s text:c="3"/>if (menu_pos &gt;= MAX_MENU) menu_pos = 0;</text:p>
      <text:p text:style-name="P1"><text:tab/><text:tab/> <text:s text:c="3"/>term_time();</text:p>
      <text:p text:style-name="P1"><text:tab/><text:tab/> <text:s text:c="3"/>sprintf(bootstr2, " menu_pos <text:s/>%u ", (int) menu_pos);</text:p>
      <text:p text:style-name="P1"><text:tab/><text:tab/> <text:s text:c="3"/>puts2USART(bootstr2);</text:p>
      <text:p text:style-name="P1"><text:tab/><text:tab/> <text:s text:c="3"/>putrs2USART("\x1b[7m Menu Right. \x1b[0m\r\n");</text:p>
      <text:p text:style-name="P1"><text:tab/><text:tab/>} else { <text:s text:c="3"/>// CCW</text:p>
      <text:p text:style-name="P1"><text:soft-page-break/><text:tab/><text:tab/> <text:s text:c="3"/>if (ABSL(knob1.band) &gt; MENU_BAND) { // turning counter-clockwise</text:p>
      <text:p text:style-name="P1"><text:tab/><text:tab/><text:tab/>menu_pos--;</text:p>
      <text:p text:style-name="P1"><text:tab/><text:tab/><text:tab/>checktime(MENU_ACTION, TRUE); // reset the movement timer</text:p>
      <text:p text:style-name="P1"><text:tab/><text:tab/><text:tab/>if (menu_pos &gt;= MAX_MENU) menu_pos = MAX_MENU;</text:p>
      <text:p text:style-name="P1"><text:tab/><text:tab/><text:tab/>term_time();</text:p>
      <text:p text:style-name="P1"><text:tab/><text:tab/><text:tab/>sprintf(bootstr2, " menu_pos <text:s/>%u ", (int) menu_pos);</text:p>
      <text:p text:style-name="P1"><text:tab/><text:tab/><text:tab/>puts2USART(bootstr2);</text:p>
      <text:p text:style-name="P1"><text:tab/><text:tab/><text:tab/>putrs2USART("\x1b[7m Menu Left. \x1b[0m\r\n");</text:p>
      <text:p text:style-name="P1"><text:tab/><text:tab/> <text:s text:c="3"/>}</text:p>
      <text:p text:style-name="P1"><text:tab/><text:tab/>}</text:p>
      <text:p text:style-name="P1"><text:tab/> <text:s text:c="3"/>}</text:p>
      <text:p text:style-name="P1"><text:tab/>} else {</text:p>
      <text:p text:style-name="P1"><text:tab/> <text:s text:c="3"/>checktime(MENU_ACTION, TRUE); // reset the movement timer</text:p>
      <text:p text:style-name="P1"><text:tab/>}</text:p>
      <text:p text:style-name="P1"><text:s text:c="4"/>}</text:p>
      <text:p text:style-name="P1"><text:s text:c="4"/>if (move_mode) {</text:p>
      <text:p text:style-name="P1"><text:tab/>LED_0 = ON; // update mode led</text:p>
      <text:p text:style-name="P1"><text:s text:c="4"/>} else {</text:p>
      <text:p text:style-name="P1"><text:tab/>LED_0 = OFF; // update mode led</text:p>
      <text:p text:style-name="P1"><text:s text:c="4"/>}</text:p>
      <text:p text:style-name="P1"><text:s text:c="4"/>return menu_pos;</text:p>
      <text:p text:style-name="P1">}</text:p>
      <text:p text:style-name="P1"/>
      <text:p text:style-name="P1">BYTE nav_menu(void)</text:p>
      <text:p text:style-name="P1">{</text:p>
      <text:p text:style-name="P1"/>
      <text:p text:style-name="P1">}</text:p>
      <text:p text:style-name="P1"/>
      <text:p text:style-name="P1">void hid_menu(void)</text:p>
      <text:p text:style-name="P1">{</text:p>
      <text:p text:style-name="P1"><text:s text:c="4"/>BYTE menu_pos;</text:p>
      <text:p text:style-name="P1"><text:s text:c="4"/>menu_pos = get_hid();</text:p>
      <text:p text:style-name="P1"><text:s text:c="4"/>update_lcd_menu(menu_pos);</text:p>
      <text:p text:style-name="P1"><text:s text:c="4"/>nav_menu();</text:p>
      <text:p text:style-name="P1">}</text:p>
      <text:p text:style-name="P1"/>
      <text:p text:style-name="P1">void main(void) // Lets Party</text:p>
      <text:p text:style-name="P1">{</text:p>
      <text:p text:style-name="P1"><text:s text:c="4"/>static unsigned long test_count = 0;</text:p>
      <text:p text:style-name="P1"><text:s text:c="4"/>static unsigned char eep_char = NULL0;</text:p>
      <text:p text:style-name="P1"><text:s text:c="4"/>static unsigned char z = 0;</text:p>
      <text:p text:style-name="P1"/>
      <text:p text:style-name="P1">#ifdef<text:tab/>__18F8722</text:p>
      <text:p text:style-name="P1"><text:s text:c="4"/>config_pic(PIC_8722); // configure all controller hardware to the correct settings and ports</text:p>
      <text:p text:style-name="P1">#endif</text:p>
      <text:p text:style-name="P1"/>
      <text:p text:style-name="P1"><text:s text:c="4"/>sprintf(bootstr2, "********************"); // blank display data</text:p>
      <text:p text:style-name="P1"><text:s text:c="4"/>LCD_VC_puts(VC0, DS0, YES);</text:p>
      <text:p text:style-name="P1"><text:s text:c="4"/>LCD_VC_puts(VC0, DS1, YES);</text:p>
      <text:p text:style-name="P1"><text:soft-page-break/><text:s text:c="4"/>LCD_VC_puts(VC0, DS2, YES);</text:p>
      <text:p text:style-name="P1"><text:s text:c="4"/>LCD_VC_puts(VC0, DS3, YES);</text:p>
      <text:p text:style-name="P1"/>
      <text:p text:style-name="P1">#ifdef<text:tab/>__18F8722</text:p>
      <text:p text:style-name="P1"><text:s text:c="4"/>start_pic(PIC_8722); // configure external hardware to the correct startup conditions</text:p>
      <text:p text:style-name="P1">#endif</text:p>
      <text:p text:style-name="P1"/>
      <text:p text:style-name="P1"><text:s text:c="4"/>wdtdelay(10000); // delay for power related LCD setup glitch</text:p>
      <text:p text:style-name="P1"><text:s text:c="4"/>if (BusyXLCD()) {</text:p>
      <text:p text:style-name="P1"><text:tab/>OpenXLCD(FOUR_BIT &amp; LINES_5X7);</text:p>
      <text:p text:style-name="P1"><text:tab/>while (BusyXLCD());</text:p>
      <text:p text:style-name="P1"><text:tab/>wdtdelay(10000); // delay for power related LCD setup glitch</text:p>
      <text:p text:style-name="P1"><text:tab/>OpenXLCD(FOUR_BIT &amp; LINES_5X7);</text:p>
      <text:p text:style-name="P1"><text:tab/>while (BusyXLCD());</text:p>
      <text:p text:style-name="P1"><text:tab/>WriteCmdXLCD(0xc); // blink, cursor off</text:p>
      <text:p text:style-name="P1"><text:tab/>while (BusyXLCD());</text:p>
      <text:p text:style-name="P1"><text:tab/>WriteCmdXLCD(0x1); // clear screen</text:p>
      <text:p text:style-name="P1"><text:tab/>wdtdelay(10000);</text:p>
      <text:p text:style-name="P1"><text:tab/>while (BusyXLCD());</text:p>
      <text:p text:style-name="P1"><text:tab/>LCD_OK = TRUE;</text:p>
      <text:p text:style-name="P1"><text:s text:c="4"/>}</text:p>
      <text:p text:style-name="P1"/>
      <text:p text:style-name="P1">#ifdef<text:tab/>__18F8722</text:p>
      <text:p text:style-name="P1"><text:s text:c="4"/>if (STKPTRbits.STKFUL) {</text:p>
      <text:p text:style-name="P1"><text:tab/>STKPTRbits.STKFUL = 0;</text:p>
      <text:p text:style-name="P1"><text:tab/>putrs2USART("\r\n");</text:p>
      <text:p text:style-name="P1"><text:tab/>term_time();</text:p>
      <text:p text:style-name="P1"><text:tab/>putrs2USART("\x1b[7m Restart from Stack Full. \x1b[0m\r\n");</text:p>
      <text:p text:style-name="P1"><text:s text:c="4"/>}</text:p>
      <text:p text:style-name="P1"><text:s text:c="4"/>if (STKPTRbits.STKUNF) {</text:p>
      <text:p text:style-name="P1"><text:tab/>STKPTRbits.STKUNF = 0;</text:p>
      <text:p text:style-name="P1"><text:tab/>putrs2USART("\r\n");</text:p>
      <text:p text:style-name="P1"><text:tab/>term_time();</text:p>
      <text:p text:style-name="P1"><text:tab/>putrs2USART("\x1b[7m Restart from Stack Underflow. \x1b[0m\r\n");</text:p>
      <text:p text:style-name="P1"><text:s text:c="4"/>}</text:p>
      <text:p text:style-name="P1">#endif</text:p>
      <text:p text:style-name="P1"/>
      <text:p text:style-name="P1"><text:s text:c="4"/>if (WDT_TO) {</text:p>
      <text:p text:style-name="P1"><text:tab/>putrs2USART("\r\n");</text:p>
      <text:p text:style-name="P1"><text:tab/>term_time();</text:p>
      <text:p text:style-name="P1"><text:tab/>putrs2USART("\x1b[7m Restart from Watchdog Timer. \x1b[0m\r\n");</text:p>
      <text:p text:style-name="P1"><text:s text:c="4"/>}</text:p>
      <text:p text:style-name="P1"/>
      <text:p text:style-name="P1"><text:s text:c="4"/>if (EEP_ER) {</text:p>
      <text:p text:style-name="P1"><text:tab/>putrs2USART("\r\n");</text:p>
      <text:p text:style-name="P1"><text:tab/>term_time();</text:p>
      <text:p text:style-name="P1"><text:tab/>putrs2USART("\x1b[7m Possible EEPROM write error. \x1b[0m\r\n");</text:p>
      <text:p text:style-name="P1"><text:s text:c="4"/>}</text:p>
      <text:p text:style-name="P1"/>
      <text:p text:style-name="P1"><text:soft-page-break/><text:s text:c="4"/>strncpypgm2ram(bootstr2, START1, LCD_W);</text:p>
      <text:p text:style-name="P1"><text:s text:c="4"/>LCD_VC_puts(VC0, DS0, YES);</text:p>
      <text:p text:style-name="P1"/>
      <text:p text:style-name="P1"><text:s text:c="4"/>putrs2USART(" FW ");</text:p>
      <text:p text:style-name="P1"><text:s text:c="4"/>strncpypgm2ram(bootstr2, build_time, LCD_W);</text:p>
      <text:p text:style-name="P1"><text:s text:c="4"/>LCD_VC_puts(VC0, DS1, YES);</text:p>
      <text:p text:style-name="P1"><text:s text:c="4"/>puts2USART(bootstr2);</text:p>
      <text:p text:style-name="P1"><text:s text:c="4"/>putrs2USART(" ");</text:p>
      <text:p text:style-name="P1"/>
      <text:p text:style-name="P1"><text:s text:c="4"/>strncpypgm2ram(bootstr2, build_date, LCD_W);</text:p>
      <text:p text:style-name="P1"><text:s text:c="4"/>puts2USART(bootstr2);</text:p>
      <text:p text:style-name="P1"><text:s text:c="4"/>LCD_VC_puts(VC0, DS2, YES);</text:p>
      <text:p text:style-name="P1"/>
      <text:p text:style-name="P1"><text:s text:c="4"/>strncpypgm2ram(bootstr2, MANDM_VERSION, LCD_W);</text:p>
      <text:p text:style-name="P1"><text:s text:c="4"/>puts2USART(bootstr2);</text:p>
      <text:p text:style-name="P1"><text:s text:c="4"/>putrs2USART("\r\n");</text:p>
      <text:p text:style-name="P1"><text:s text:c="4"/>LCD_VC_puts(VC0, DS3, YES);</text:p>
      <text:p text:style-name="P1"/>
      <text:p text:style-name="P1"><text:s text:c="4"/>// leds from outputs to ground via resistor.</text:p>
      <text:p text:style-name="P1"/>
      <text:p text:style-name="P1"/>
      <text:p text:style-name="P1"><text:s text:c="4"/>term_time();</text:p>
      <text:p text:style-name="P1"><text:s text:c="4"/>putrs2USART(" Configure operational data \r\n");</text:p>
      <text:p text:style-name="P1"/>
      <text:p text:style-name="P1"><text:s text:c="4"/>if (DIPSW1 == HIGH) { // clear battery data</text:p>
      <text:p text:style-name="P1"><text:tab/>term_time();</text:p>
      <text:p text:style-name="P1"><text:tab/>putrs2USART(" Init Controller Data \r\n");</text:p>
      <text:p text:style-name="P1"><text:tab/>write_data_eeprom(0, 1, 0, 0); // data, number of data slots, postion, offset from eeprom address 0</text:p>
      <text:p text:style-name="P1"/>
      <text:p text:style-name="P1"><text:tab/>term_time();</text:p>
      <text:p text:style-name="P1"><text:tab/>putrs2USART(" Init ADC Cal EEPROM Data \r\n");</text:p>
      <text:p text:style-name="P1"><text:tab/>for (z = 0; z &lt; ADC_SLOTS; z++) {</text:p>
      <text:p text:style-name="P1"><text:tab/> <text:s text:c="3"/>write_data_eeprom(ADC_NULL, ADC_SLOTS, z, 8); // data, number of data slots, postion, offset from eeprom address 0</text:p>
      <text:p text:style-name="P1"><text:tab/>}</text:p>
      <text:p text:style-name="P1"><text:s text:c="4"/>}</text:p>
      <text:p text:style-name="P1"/>
      <text:p text:style-name="P1"><text:s text:c="4"/>term_time();</text:p>
      <text:p text:style-name="P1"><text:s text:c="4"/>putrs2USART(" Read Controller eeprom data \r\n");</text:p>
      <text:p text:style-name="P1"><text:s text:c="4"/>if (read_data_eeprom(0, 0) == CHECKMARK) { // load Controller types from EEPROM</text:p>
      <text:p text:style-name="P1"><text:tab/>eep_char = read_data_eeprom(2, 0);</text:p>
      <text:p text:style-name="P1"><text:s text:c="4"/>} else {</text:p>
      <text:p text:style-name="P1"><text:tab/>term_time();</text:p>
      <text:p text:style-name="P1"><text:tab/>putrs2USART(" Invalid Controller eeprom data \r\n"); // init eeprom data</text:p>
      <text:p text:style-name="P1"><text:tab/>write_data_eeprom(0, 1, 0, 0); // data, number of data slots, postion, offset from eeprom address 0</text:p>
      <text:p text:style-name="P1"><text:tab/>term_time();</text:p>
      <text:p text:style-name="P1"><text:tab/>putrs2USART(" Controller eeprom data saved\r\n"); // init eeprom data</text:p>
      <text:p text:style-name="P1"><text:soft-page-break/><text:s text:c="4"/>}</text:p>
      <text:p text:style-name="P1"/>
      <text:p text:style-name="P1"><text:s text:c="4"/>term_time();</text:p>
      <text:p text:style-name="P1"><text:s text:c="4"/>putrs2USART(" Read ADC eeprom data \r\n");</text:p>
      <text:p text:style-name="P1"><text:s text:c="4"/>if (read_data_eeprom(0, 8) == CHECKMARK) { // load ADC cal data from EEPROM</text:p>
      <text:p text:style-name="P1"><text:tab/>for (z = 0; z &lt; ADC_SLOTS; z++) {</text:p>
      <text:p text:style-name="P1"><text:tab/> <text:s text:c="3"/>adc_cal[z] = read_data_eeprom(10, z);</text:p>
      <text:p text:style-name="P1"><text:tab/>}</text:p>
      <text:p text:style-name="P1"><text:s text:c="4"/>} else {</text:p>
      <text:p text:style-name="P1"><text:tab/>term_time();</text:p>
      <text:p text:style-name="P1"><text:tab/>putrs2USART(" Invalid ADC eeprom data \r\n"); // init eeprom data</text:p>
      <text:p text:style-name="P1"><text:tab/>for (z = 0; z &lt; ADC_SLOTS; z++) {</text:p>
      <text:p text:style-name="P1"><text:tab/> <text:s text:c="3"/>write_data_eeprom(adc_cal[z], ADC_SLOTS, z, 8);</text:p>
      <text:p text:style-name="P1"><text:tab/>}</text:p>
      <text:p text:style-name="P1"><text:tab/>term_time();</text:p>
      <text:p text:style-name="P1"><text:tab/>putrs2USART(" ADC eeprom data saved\r\n"); // init eeprom data</text:p>
      <text:p text:style-name="P1"><text:s text:c="4"/>}</text:p>
      <text:p text:style-name="P1"/>
      <text:p text:style-name="P1"><text:s text:c="4"/>if (DIPSW6 == HIGH) { // failsafe mode</text:p>
      <text:p text:style-name="P1"><text:tab/>fail_safe();</text:p>
      <text:p text:style-name="P1"><text:tab/>while (TRUE); // Don't <text:s/>continue</text:p>
      <text:p text:style-name="P1"><text:s text:c="4"/>}</text:p>
      <text:p text:style-name="P1"/>
      <text:p text:style-name="P1"><text:s text:c="4"/>zero_amploc(); // zero input current sensor</text:p>
      <text:p text:style-name="P1"><text:s text:c="4"/>term_time();</text:p>
      <text:p text:style-name="P1"><text:s text:c="4"/>putrs2USART(" Read ADC data inputs \r\n");</text:p>
      <text:p text:style-name="P1"><text:s text:c="4"/>wdttime(BATRUNF);</text:p>
      <text:p text:style-name="P1"><text:s text:c="4"/>ADC_read();</text:p>
      <text:p text:style-name="P1"/>
      <text:p text:style-name="P1"><text:s text:c="4"/>if (DIPSW1 == HIGH) { // set default hist and SD data</text:p>
      <text:p text:style-name="P1"><text:tab/>term_time();</text:p>
      <text:p text:style-name="P1"><text:tab/>putrs2USART(" Init History Data \r\n");</text:p>
      <text:p text:style-name="P1"><text:s text:c="4"/>}</text:p>
      <text:p text:style-name="P1"/>
      <text:p text:style-name="P1"><text:s text:c="4"/>voltfps(R.systemvoltage, f1);</text:p>
      <text:p text:style-name="P1"><text:s text:c="4"/>voltfps(R.motorvoltage, f2);</text:p>
      <text:p text:style-name="P1"><text:s text:c="4"/>sprintf(bootstr2, "Sys %sV,Mot %sV <text:s text:c="8"/>", f1, f2); // display battery ,PV info</text:p>
      <text:p text:style-name="P1"><text:s text:c="4"/>LCD_VC_puts(VC0, DS0, YES);</text:p>
      <text:p text:style-name="P1"/>
      <text:p text:style-name="P1"><text:s text:c="4"/>sprintf(bootstr2, "DIPSW %i%i%i%i%i%i%i%i <text:s text:c="10"/>", DIPSW1, DIPSW2,</text:p>
      <text:p text:style-name="P1"><text:tab/> <text:s text:c="3"/>DIPSW3, DIPSW4, DIPSW5, DIPSW6, DIPSW7, DIPSW8);</text:p>
      <text:p text:style-name="P1"><text:s text:c="4"/>LCD_VC_puts(VC0, DS1, YES);</text:p>
      <text:p text:style-name="P1"/>
      <text:p text:style-name="P1"><text:s text:c="4"/>start_delay();</text:p>
      <text:p text:style-name="P1"/>
      <text:p text:style-name="P1"><text:s text:c="4"/>wdttime(BATRUNF); // read battery and charging system voltages</text:p>
      <text:p text:style-name="P1"><text:s text:c="4"/>ADC_read();</text:p>
      <text:p text:style-name="P1"><text:s text:c="4"/>srand((unsigned int) R.systemvoltage); // set random seed</text:p>
      <text:p text:style-name="P1"/>
      <text:p text:style-name="P1"><text:soft-page-break/><text:s text:c="4"/>/* <text:s text:c="5"/>Work thread start */</text:p>
      <text:p text:style-name="P1"><text:s text:c="4"/>start_workerthread();</text:p>
      <text:p text:style-name="P1"/>
      <text:p text:style-name="P1"/>
      <text:p text:style-name="P1"><text:s text:c="4"/>// test data</text:p>
      <text:p text:style-name="P1"><text:s text:c="4"/>for (z = 0; z &lt; 3; z++) {</text:p>
      <text:p text:style-name="P1"><text:tab/>motordata[z].type = VIISION_M;</text:p>
      <text:p text:style-name="P1"><text:tab/>motordata[z].run = TRUE;</text:p>
      <text:p text:style-name="P1"><text:tab/>motordata[z].cw = TRUE;</text:p>
      <text:p text:style-name="P1"><text:tab/>motordata[z].axis = z;</text:p>
      <text:p text:style-name="P1"><text:tab/>motordata[z].free = TRUE;</text:p>
      <text:p text:style-name="P1"><text:tab/>motordata[z].slow = FALSE;</text:p>
      <text:p text:style-name="P1"><text:s text:c="4"/>}</text:p>
      <text:p text:style-name="P1"/>
      <text:p text:style-name="P1"><text:s text:c="4"/>z = 1;</text:p>
      <text:p text:style-name="P1"><text:s text:c="4"/>// <text:s text:c="3"/>LATE = ~z;</text:p>
      <text:p text:style-name="P1"><text:s text:c="4"/>SYSTEM_STABLE = TRUE;</text:p>
      <text:p text:style-name="P1"><text:s text:c="4"/>voltfps(R.systemvoltage, f1);</text:p>
      <text:p text:style-name="P1"><text:s text:c="4"/>voltfps(R.motorvoltage, f2);</text:p>
      <text:p text:style-name="P1"><text:s text:c="4"/>sprintf(bootstr2, "S%sV,M%sV,Q%5li %5li <text:s text:c="8"/>", f1, f2, knob1.c, knob2.c);</text:p>
      <text:p text:style-name="P1"><text:s text:c="4"/>LCD_VC_puts(VC0, DS0, YES);</text:p>
      <text:p text:style-name="P1"><text:s text:c="4"/>start_delay();</text:p>
      <text:p text:style-name="P1"><text:s text:c="4"/>wdttime(BATRUNF);</text:p>
      <text:p text:style-name="P1"/>
      <text:p text:style-name="P1"><text:s text:c="4"/>/* Loop forever */</text:p>
      <text:p text:style-name="P1"><text:s text:c="4"/>while (TRUE) {</text:p>
      <text:p text:style-name="P1"><text:tab/>ADC_read();</text:p>
      <text:p text:style-name="P1"><text:tab/>hid_menu();</text:p>
      <text:p text:style-name="P1"/>
      <text:p text:style-name="P1">//<text:tab/>LCD_VC_puts(VC0, DS0, YES);</text:p>
      <text:p text:style-name="P1"><text:tab/>sprintf(bootstr2, "X P%2i S%2i I%3li V%3li <text:s text:c="14"/>", motordata[0].pot.scaled_actual, motordata[0].pot.scaled_set, R.current_x, R.pos_x);</text:p>
      <text:p text:style-name="P1"><text:tab/>LCD_VC_puts(VC0, DS1, YES);</text:p>
      <text:p text:style-name="P1"><text:tab/>sprintf(bootstr2, "Y P%2i S%2i I%3li V%3li <text:s text:c="14"/>", motordata[1].pot.scaled_actual, motordata[1].pot.scaled_set, R.current_y, R.pos_y);</text:p>
      <text:p text:style-name="P1"><text:tab/>LCD_VC_puts(VC0, DS2, YES);</text:p>
      <text:p text:style-name="P1"><text:tab/>sprintf(bootstr2, "Z P%2i S%2i I%3li V%3li <text:s text:c="14"/>", motordata[2].pot.scaled_actual, motordata[2].pot.scaled_set, R.current_z, R.pos_z);</text:p>
      <text:p text:style-name="P1"><text:tab/>LCD_VC_puts(VC0, DS3, YES);</text:p>
      <text:p text:style-name="P1"><text:tab/>if (test_count++ &gt;= 200ul + (knob1.c / 10)+(knob2.c / 10)) {</text:p>
      <text:p text:style-name="P1"><text:tab/> <text:s text:c="3"/>if (z == 0b0000010) {</text:p>
      <text:p text:style-name="P1"><text:tab/><text:tab/>z = 1;</text:p>
      <text:p text:style-name="P1"><text:tab/><text:tab/>motordata[0].run = TRUE;</text:p>
      <text:p text:style-name="P1"><text:tab/><text:tab/>motordata[0].cw = TRUE;</text:p>
      <text:p text:style-name="P1"><text:tab/><text:tab/>motor_control(&amp;motordata[0]);</text:p>
      <text:p text:style-name="P1"><text:tab/><text:tab/>motordata[1].run = FALSE;</text:p>
      <text:p text:style-name="P1"><text:tab/><text:tab/>motordata[1].cw = FALSE;</text:p>
      <text:p text:style-name="P1"><text:tab/><text:tab/>motor_control(&amp;motordata[1]);</text:p>
      <text:p text:style-name="P1"><text:tab/><text:tab/>motordata[2].run = TRUE;</text:p>
      <text:p text:style-name="P1"><text:soft-page-break/><text:tab/><text:tab/>motordata[2].cw = TRUE;</text:p>
      <text:p text:style-name="P1"><text:tab/><text:tab/>motor_control(&amp;motordata[2]);</text:p>
      <text:p text:style-name="P1"><text:tab/><text:tab/>putrs2USART(" motor_control test 1 \r\n");</text:p>
      <text:p text:style-name="P1"><text:tab/> <text:s text:c="3"/>} else {</text:p>
      <text:p text:style-name="P1"><text:tab/><text:tab/>z = z &lt;&lt; 1;</text:p>
      <text:p text:style-name="P1"><text:tab/><text:tab/>motordata[0].run = FALSE;</text:p>
      <text:p text:style-name="P1"><text:tab/><text:tab/>motordata[0].cw = FALSE;</text:p>
      <text:p text:style-name="P1"><text:tab/><text:tab/>motor_control(&amp;motordata[0]);</text:p>
      <text:p text:style-name="P1"><text:tab/><text:tab/>motordata[1].run = TRUE;</text:p>
      <text:p text:style-name="P1"><text:tab/><text:tab/>motordata[1].cw = TRUE;</text:p>
      <text:p text:style-name="P1"><text:tab/><text:tab/>motor_control(&amp;motordata[1]);</text:p>
      <text:p text:style-name="P1"><text:tab/><text:tab/>motordata[2].run = FALSE;</text:p>
      <text:p text:style-name="P1"><text:tab/><text:tab/>motordata[2].cw = FALSE;</text:p>
      <text:p text:style-name="P1"><text:tab/><text:tab/>motor_control(&amp;motordata[2]);</text:p>
      <text:p text:style-name="P1"><text:tab/><text:tab/>putrs2USART(" motor_control test 2 \r\n");</text:p>
      <text:p text:style-name="P1"><text:tab/> <text:s text:c="3"/>}</text:p>
      <text:p text:style-name="P1"><text:tab/> <text:s text:c="3"/>//<text:tab/> <text:s text:c="3"/>LATE = ~z;</text:p>
      <text:p text:style-name="P1"><text:tab/> <text:s text:c="3"/>test_count = 0;</text:p>
      <text:p text:style-name="P1"><text:tab/> <text:s text:c="3"/>ADC_read();</text:p>
      <text:p text:style-name="P1"><text:tab/> <text:s text:c="3"/>voltfps(R.systemvoltage, f1);</text:p>
      <text:p text:style-name="P1"><text:tab/> <text:s text:c="3"/>voltfps(R.motorvoltage, f2);</text:p>
      <text:p text:style-name="P1"><text:tab/> <text:s text:c="3"/>sprintf(bootstr2, "Sys %sV,Mot %sV\r\n", f1, f2);</text:p>
      <text:p text:style-name="P1"><text:tab/> <text:s text:c="3"/>puts2USART(bootstr2);</text:p>
      <text:p text:style-name="P1"><text:tab/> <text:s text:c="3"/>sprintf(bootstr2, "QEnc C: %5li %5li Last C: %5li %5li Band: %5li %5li\r\n", knob1.c, knob2.c, knob1.last_c, knob2.last_c, knob1.band, knob2.band);</text:p>
      <text:p text:style-name="P1"><text:tab/> <text:s text:c="3"/>puts2USART(bootstr2);</text:p>
      <text:p text:style-name="P1"><text:tab/> <text:s text:c="3"/>sprintf(bootstr2, "Current: X%3li Y%3li Z%3li Raw: ADC X%3i Y%3i Z%3i\r\n", R.current_x, R.current_y, R.current_z, a10_x, a10_y, a10_z);</text:p>
      <text:p text:style-name="P1"><text:tab/> <text:s text:c="3"/>puts2USART(bootstr2);</text:p>
      <text:p text:style-name="P1"><text:tab/> <text:s text:c="3"/>sprintf(bootstr2, "Position ADC: <text:s/>X%3li Y%3li Z%3li\r\n", R.pos_x, R.pos_y, R.pos_z);</text:p>
      <text:p text:style-name="P1"><text:tab/> <text:s text:c="3"/>puts2USART(bootstr2);</text:p>
      <text:p text:style-name="P1"><text:tab/> <text:s text:c="3"/>sprintf(bootstr2, "Pot: Xa%3i Xs%3i Ya%3i Ys%3i Za%3i Zs%3i\r\n",</text:p>
      <text:p text:style-name="P1"><text:tab/><text:tab/> <text:s text:c="3"/>motordata[0].pot.scaled_actual, motordata[0].pot.scaled_set,</text:p>
      <text:p text:style-name="P1"><text:tab/><text:tab/> <text:s text:c="3"/>motordata[1].pot.scaled_actual, motordata[1].pot.scaled_set,</text:p>
      <text:p text:style-name="P1"><text:tab/><text:tab/> <text:s text:c="3"/>motordata[2].pot.scaled_actual, motordata[2].pot.scaled_set);</text:p>
      <text:p text:style-name="P1"><text:tab/> <text:s text:c="3"/>puts2USART(bootstr2);</text:p>
      <text:p text:style-name="P1"><text:tab/>}</text:p>
      <text:p text:style-name="P1"><text:tab/>ClrWdt(); // reset the WDT timer</text:p>
      <text:p text:style-name="P1"><text:tab/>update_hist();</text:p>
      <text:p text:style-name="P1"><text:s text:c="4"/>}</text:p>
      <text:p text:style-name="P1">}</text:p>
      <text:p text:style-name="P1">/* High and Low ISR codes, some glue routines */</text:p>
      <text:p text:style-name="P1">#include "mandm_vector.h"</text:p>
      <text:p text:style-name="P1"/>
      <text:p text:style-name="P1">#pragma<text:tab/>tmpdata<text:tab/>ISRHtmpdata</text:p>
      <text:p text:style-name="P1">#pragma interrupt tick_handler <text:s text:c="2"/>nosave=section (".tmpdata")</text:p>
      <text:p text:style-name="P1"/>
      <text:p text:style-name="P1">void tick_handler(void) // This is the high priority ISR routine</text:p>
      <text:p text:style-name="P1">{</text:p>
      <text:p text:style-name="P1"><text:soft-page-break/><text:s text:c="4"/>static unsigned char c1, c2;</text:p>
      <text:p text:style-name="P1"><text:s text:c="4"/>static unsigned char ZAP = FALSE, vc_count = NULL0;</text:p>
      <text:p text:style-name="P1"><text:s text:c="4"/>static unsigned char worker_timer = WORKSEC;</text:p>
      <text:p text:style-name="P1"><text:s text:c="4"/>static unsigned int hirez_tmp0 = NULL0, hirez_tmp1 = NULL0;</text:p>
      <text:p text:style-name="P1"><text:s text:c="4"/>static union Timers timer;</text:p>
      <text:p text:style-name="P1"/>
      <text:p text:style-name="P1"><text:s text:c="4"/>static struct QuadEncoderType OldEncoder;</text:p>
      <text:p text:style-name="P1"/>
      <text:p text:style-name="P1"><text:s text:c="4"/>_asm nop _endasm // asm code to disable compiler optimizations</text:p>
      <text:p text:style-name="P1"><text:tab/> <text:s text:c="3"/>highint_count++; // high int counter</text:p>
      <text:p text:style-name="P1"><text:s text:c="4"/>hirez_tmp0 = (unsigned int) TMR0L;</text:p>
      <text:p text:style-name="P1"><text:s text:c="4"/>hirez_tmp0 += (unsigned int) (TMR0H &lt;&lt; SHIFT8); // load high byte in tmp counter</text:p>
      <text:p text:style-name="P1"/>
      <text:p text:style-name="P1"><text:s text:c="4"/>if (PIR2bits.EEIF) { // EEPROM write complete flag</text:p>
      <text:p text:style-name="P1"><text:tab/>eeprom_count++; // just keep count</text:p>
      <text:p text:style-name="P1"><text:tab/>MPULED = !MPULED; // <text:s/>flash led</text:p>
      <text:p text:style-name="P1"><text:tab/>PIR2bits.EEIF = LOW;</text:p>
      <text:p text:style-name="P1"><text:s text:c="4"/>}</text:p>
      <text:p text:style-name="P1"/>
      <text:p text:style-name="P1"><text:s text:c="4"/>if (PIE1bits.ADIE &amp;&amp; PIR1bits.ADIF) { // ADC conversion complete flag</text:p>
      <text:p text:style-name="P1"><text:tab/>adc_count++; // just keep count</text:p>
      <text:p text:style-name="P1"><text:tab/>// <text:s text:c="10"/><text:tab/>TIMESIG=R_OFF; <text:s text:c="8"/><text:tab/><text:tab/><text:tab/><text:tab/><text:tab/><text:tab/><text:tab/>// set output bit to zero</text:p>
      <text:p text:style-name="P1"><text:tab/>PIR1bits.ADIF = LOW;</text:p>
      <text:p text:style-name="P1"><text:s text:c="4"/>}</text:p>
      <text:p text:style-name="P1"/>
      <text:p text:style-name="P1"><text:s text:c="4"/>if (INTCONbits.TMR0IF) { // check timer0 irq 1 second timer int handler</text:p>
      <text:p text:style-name="P1"><text:tab/>//check for TMR0 overflow</text:p>
      <text:p text:style-name="P1"><text:tab/>INTCONbits.TMR0IF = LOW; //clear interrupt flag</text:p>
      <text:p text:style-name="P1"><text:tab/>/*<text:tab/>reset the profile counts */</text:p>
      <text:p text:style-name="P1"><text:tab/>hirez_count[0] = hirez_count[2]; // copy high int counts into save var</text:p>
      <text:p text:style-name="P1"><text:tab/>hirez_count[2] = NULL0; // zero high int counts</text:p>
      <text:p text:style-name="P1"><text:tab/>hirez_count[1] = hirez_count[3]; // copy low int counts into save var</text:p>
      <text:p text:style-name="P1"><text:tab/>hirez_count[3] = NULL0; // zero low int counts</text:p>
      <text:p text:style-name="P1"><text:tab/>hirez_count[4] = hirez_count[5]; // copy low int counts into save var</text:p>
      <text:p text:style-name="P1"><text:tab/>hirez_count[5] = NULL0; // zero low int counts</text:p>
      <text:p text:style-name="P1"/>
      <text:p text:style-name="P1"><text:tab/>timer.lt = TIMEROFFSET; // Copy timer value into union</text:p>
      <text:p text:style-name="P1"><text:tab/>TMR0H = timer.bt[HIGH]; // Write high byte to Timer0</text:p>
      <text:p text:style-name="P1"><text:tab/>TMR0L = timer.bt[LOW]; // Write low byte to Timer0</text:p>
      <text:p text:style-name="P1"/>
      <text:p text:style-name="P1"><text:tab/>hirez_tmp0 = (unsigned int) TMR0L; // reload the profile start var count</text:p>
      <text:p text:style-name="P1"><text:tab/>hirez_tmp0 += (unsigned int) (TMR0H &lt;&lt; SHIFT8); // load high byte in tmp counter</text:p>
      <text:p text:style-name="P1"/>
      <text:p text:style-name="P1"><text:tab/>TIMERFLAG = TRUE;</text:p>
      <text:p text:style-name="P1"><text:tab/>if (fast_ticks &gt; 10) fast_ticks = real_ticks; // measure low ints per second</text:p>
      <text:p text:style-name="P1"><text:tab/>real_ticks = NULL0; // reset low int counter</text:p>
      <text:p text:style-name="P1"><text:tab/>PIR2bits.TMR3IF = LOW; // clear possible timer3 int flag</text:p>
      <text:p text:style-name="P1"><text:tab/>timer.lt = TIMER3REG; // Save the 16-bit value in local, <text:s/>reset fast counter reg to sync</text:p>
      <text:p text:style-name="P1"><text:soft-page-break/><text:tab/>TMR3H = timer.bt[HIGH]; // Write high byte to Timer3 High byte</text:p>
      <text:p text:style-name="P1"><text:tab/>TMR3L = timer.bt[LOW]; // Write low byte to Timer3 Low byte</text:p>
      <text:p text:style-name="P1"/>
      <text:p text:style-name="P1"/>
      <text:p text:style-name="P1"><text:tab/>MPULED = !MPULED; // <text:s/>flash led</text:p>
      <text:p text:style-name="P1"><text:tab/>timerint_count++; // set 1 second clock counter.</text:p>
      <text:p text:style-name="P1"/>
      <text:p text:style-name="P1"><text:tab/>display_count++; // display VC screen <text:s/>display timer</text:p>
      <text:p text:style-name="P1"><text:tab/>if (display_count &gt; DISPSEC) { // turn off LCD after DISPSEC seconds</text:p>
      <text:p text:style-name="P1"><text:tab/> <text:s text:c="3"/>//<text:tab/><text:tab/><text:tab/><text:tab/><text:tab/>D_UPDATE=FALSE;</text:p>
      <text:p text:style-name="P1"><text:tab/>}</text:p>
      <text:p text:style-name="P1"/>
      <text:p text:style-name="P1"><text:tab/>/* cycled LCD display screens */</text:p>
      <text:p text:style-name="P1"><text:tab/>if (worker_timer-- &lt;= 1) { // check worker thread go flag</text:p>
      <text:p text:style-name="P1"><text:tab/> <text:s text:c="3"/>workerflag = TRUE;</text:p>
      <text:p text:style-name="P1"/>
      <text:p text:style-name="P1"><text:tab/> <text:s text:c="3"/>worker_timer = WORKSEC;</text:p>
      <text:p text:style-name="P1"/>
      <text:p text:style-name="P1"><text:tab/> <text:s text:c="3"/>if (DISPLAY_MODE) {</text:p>
      <text:p text:style-name="P1"><text:tab/><text:tab/>vc_count++;</text:p>
      <text:p text:style-name="P1"><text:tab/><text:tab/>if (vc_count &gt;= VC_MAX) vc_count = NULL0;</text:p>
      <text:p text:style-name="P1"><text:tab/><text:tab/>switch (vc_count) {</text:p>
      <text:p text:style-name="P1"><text:tab/><text:tab/>case VS0:</text:p>
      <text:p text:style-name="P1"><text:tab/><text:tab/> <text:s text:c="3"/>dsi = VC0;</text:p>
      <text:p text:style-name="P1"><text:tab/><text:tab/> <text:s text:c="3"/>break;</text:p>
      <text:p text:style-name="P1"><text:tab/><text:tab/>case VS1:</text:p>
      <text:p text:style-name="P1"><text:tab/><text:tab/> <text:s text:c="3"/>dsi = VC1;</text:p>
      <text:p text:style-name="P1"><text:tab/><text:tab/> <text:s text:c="3"/>break;</text:p>
      <text:p text:style-name="P1"><text:tab/><text:tab/>case VS2:</text:p>
      <text:p text:style-name="P1"><text:tab/><text:tab/> <text:s text:c="3"/>dsi = VC2;</text:p>
      <text:p text:style-name="P1"><text:tab/><text:tab/> <text:s text:c="3"/>break;</text:p>
      <text:p text:style-name="P1"><text:tab/><text:tab/>default:</text:p>
      <text:p text:style-name="P1"><text:tab/><text:tab/> <text:s text:c="3"/>dsi = VC0;</text:p>
      <text:p text:style-name="P1"><text:tab/><text:tab/> <text:s text:c="3"/>break;</text:p>
      <text:p text:style-name="P1"><text:tab/><text:tab/>}</text:p>
      <text:p text:style-name="P1"><text:tab/> <text:s text:c="3"/>}</text:p>
      <text:p text:style-name="P1"><text:tab/>}</text:p>
      <text:p text:style-name="P1"/>
      <text:p text:style-name="P1"/>
      <text:p text:style-name="P1"><text:s text:c="4"/>}</text:p>
      <text:p text:style-name="P1"/>
      <text:p text:style-name="P1"><text:s text:c="4"/>// Serial port communications to the host and terminal</text:p>
      <text:p text:style-name="P1"><text:s text:c="4"/>//</text:p>
      <text:p text:style-name="P1"/>
      <text:p text:style-name="P1"><text:s text:c="4"/>/* Get the character received from the USART */</text:p>
      <text:p text:style-name="P1"><text:s text:c="4"/>if (PIR1bits.RC1IF) { // is data from network <text:s/>port</text:p>
      <text:p text:style-name="P1"><text:tab/>c1rx_int++; // total count</text:p>
      <text:p text:style-name="P1"><text:tab/>rx_tmp++; // count for 1 second</text:p>
      <text:p text:style-name="P1"><text:tab/>if (RCSTA1bits.OERR) {</text:p>
      <text:p text:style-name="P1"><text:soft-page-break/><text:tab/> <text:s text:c="3"/>RCSTA1bits.CREN = LOW; // clear overrun</text:p>
      <text:p text:style-name="P1"><text:tab/> <text:s text:c="3"/>RCSTA1bits.CREN = HIGH; // re-enable</text:p>
      <text:p text:style-name="P1"><text:tab/>}</text:p>
      <text:p text:style-name="P1"/>
      <text:p text:style-name="P1"><text:tab/>/* clear com1 interrupt flag */</text:p>
      <text:p text:style-name="P1"><text:tab/>// a read clears the flag</text:p>
      <text:p text:style-name="P1"><text:tab/>c1 = RCREG1; // read data from port1 and clear PIR1bits.RC1IF</text:p>
      <text:p text:style-name="P1"><text:s text:c="4"/>}</text:p>
      <text:p text:style-name="P1"/>
      <text:p text:style-name="P1"/>
      <text:p text:style-name="P1"><text:s text:c="4"/>/* User terminal comm routines */</text:p>
      <text:p text:style-name="P1"><text:s text:c="4"/>if (PIR3bits.RC2IF) { // is data from user command/dump terminal port</text:p>
      <text:p text:style-name="P1"><text:tab/>/* clear com2 interrupt flag */</text:p>
      <text:p text:style-name="P1"><text:tab/>// a read clears the flag</text:p>
      <text:p text:style-name="P1"><text:tab/>c2_int++;</text:p>
      <text:p text:style-name="P1"><text:tab/>if (RCSTA2bits.OERR) {</text:p>
      <text:p text:style-name="P1"><text:tab/> <text:s text:c="3"/>RCSTA2bits.CREN = LOW; // <text:s text:c="5"/>clear overrun</text:p>
      <text:p text:style-name="P1"><text:tab/> <text:s text:c="3"/>RCSTA2bits.CREN = HIGH; // re-enable</text:p>
      <text:p text:style-name="P1"><text:tab/>}</text:p>
      <text:p text:style-name="P1"/>
      <text:p text:style-name="P1"><text:tab/>c2 = RCREG2; // read from host port2 and clear PIR3bits.RC2IF</text:p>
      <text:p text:style-name="P1"><text:tab/>C2RAW = c2; // set terminal input char.</text:p>
      <text:p text:style-name="P1"/>
      <text:p text:style-name="P1"><text:tab/>if (c2 == 'F') { // set charge break flag</text:p>
      <text:p text:style-name="P1"><text:tab/> <text:s text:c="3"/>FORCEOUT = TRUE;</text:p>
      <text:p text:style-name="P1"><text:tab/>}</text:p>
      <text:p text:style-name="P1"><text:tab/>if (c2 == '?') { // Set boc to 100% SOC</text:p>
      <text:p text:style-name="P1"><text:tab/> <text:s text:c="3"/>SYS_HELP = TRUE;</text:p>
      <text:p text:style-name="P1"><text:tab/>}</text:p>
      <text:p text:style-name="P1"><text:tab/>if (c2 == '*') { // Set boc to 100% SOC</text:p>
      <text:p text:style-name="P1"><text:tab/> <text:s text:c="3"/>SYNC_SOC = TRUE;</text:p>
      <text:p text:style-name="P1"><text:tab/>}</text:p>
      <text:p text:style-name="P1"><text:tab/>if (c2 == '#') { // Display system data on rs-232 terminal</text:p>
      <text:p text:style-name="P1"><text:tab/> <text:s text:c="3"/>SYS_DATA = TRUE;</text:p>
      <text:p text:style-name="P1"><text:tab/>}</text:p>
      <text:p text:style-name="P1"><text:tab/>if (c2 == '@') { // Display system data on rs-232 terminal</text:p>
      <text:p text:style-name="P1"><text:tab/> <text:s text:c="3"/>MOD_DATA = TRUE;</text:p>
      <text:p text:style-name="P1"><text:tab/>}</text:p>
      <text:p text:style-name="P1"><text:tab/>if (c2 == '!') { // Hold monitor processing</text:p>
      <text:p text:style-name="P1"><text:tab/> <text:s text:c="3"/>HOLD_PROC = TRUE;</text:p>
      <text:p text:style-name="P1"><text:tab/>}</text:p>
      <text:p text:style-name="P1"><text:tab/>if (c2 == '^') { // set AMPLOC sensor zero flag</text:p>
      <text:p text:style-name="P1"><text:tab/> <text:s text:c="3"/>RESET_ZEROS = TRUE;</text:p>
      <text:p text:style-name="P1"><text:tab/>}</text:p>
      <text:p text:style-name="P1"><text:tab/>if (c2 == 'D') { // set ADC gain flag</text:p>
      <text:p text:style-name="P1"><text:tab/> <text:s text:c="3"/>SET_ADC = TRUE;</text:p>
      <text:p text:style-name="P1"><text:tab/>}</text:p>
      <text:p text:style-name="P1"><text:tab/>if (c2 == 'T') { // Tweak charge run parameters</text:p>
      <text:p text:style-name="P1"><text:tab/> <text:s text:c="3"/>TWEAK = TRUE;</text:p>
      <text:p text:style-name="P1"><text:soft-page-break/><text:tab/>}</text:p>
      <text:p text:style-name="P1"><text:tab/>if ((c2 == 'Y') || (c2 == 'y')) { // set key flag</text:p>
      <text:p text:style-name="P1"><text:tab/> <text:s text:c="3"/>YNKEY = YES_M;</text:p>
      <text:p text:style-name="P1"><text:tab/>}</text:p>
      <text:p text:style-name="P1"><text:tab/>if ((c2 == 'N') || (c2 == 'n')) { // set key flag</text:p>
      <text:p text:style-name="P1"><text:tab/> <text:s text:c="3"/>YNKEY = NO_M;</text:p>
      <text:p text:style-name="P1"><text:tab/>}</text:p>
      <text:p text:style-name="P1"><text:tab/>if ((c2 &gt;= 0x30) &amp;&amp; (c2 &lt;= 0x39)) { // return number</text:p>
      <text:p text:style-name="P1"><text:tab/> <text:s text:c="3"/>KEYNUM = c2;</text:p>
      <text:p text:style-name="P1"><text:tab/>}</text:p>
      <text:p text:style-name="P1"/>
      <text:p text:style-name="P1"><text:tab/>if (c2 == 'V') { // turn external charger on</text:p>
      <text:p text:style-name="P1"><text:tab/> <text:s text:c="3"/>c_on = timerint_count;</text:p>
      <text:p text:style-name="P1"/>
      <text:p text:style-name="P1"><text:tab/> <text:s text:c="3"/>alarm_buffer[almctr].bn = CCS.boc;</text:p>
      <text:p text:style-name="P1"><text:tab/> <text:s text:c="3"/>alarm_buffer[almctr++].alm_num = 15;</text:p>
      <text:p text:style-name="P1"><text:tab/> <text:s text:c="3"/>alarm_codes.alm_flag = TRUE;</text:p>
      <text:p text:style-name="P1"><text:tab/> <text:s text:c="3"/>CCS.alert = FALSE;</text:p>
      <text:p text:style-name="P1"><text:tab/>}</text:p>
      <text:p text:style-name="P1"><text:tab/>if (c2 == 'v') { // turn external charger off</text:p>
      <text:p text:style-name="P1"><text:tab/> <text:s text:c="3"/>c_off = timerint_count;</text:p>
      <text:p text:style-name="P1"/>
      <text:p text:style-name="P1"><text:tab/> <text:s text:c="3"/>alarm_buffer[almctr].bn = CCS.boc;</text:p>
      <text:p text:style-name="P1"><text:tab/> <text:s text:c="3"/>alarm_buffer[almctr++].alm_num = 14;</text:p>
      <text:p text:style-name="P1"><text:tab/> <text:s text:c="3"/>alarm_codes.alm_flag = TRUE;</text:p>
      <text:p text:style-name="P1"/>
      <text:p text:style-name="P1"><text:tab/> <text:s text:c="3"/>CCS.alert = FALSE;</text:p>
      <text:p text:style-name="P1"><text:tab/>}</text:p>
      <text:p text:style-name="P1"><text:tab/>if (c2 == 'K') { // lockup controller in loop force WDT timeout</text:p>
      <text:p text:style-name="P1"><text:tab/> <text:s text:c="3"/>while (TRUE);</text:p>
      <text:p text:style-name="P1"><text:tab/>}</text:p>
      <text:p text:style-name="P1"/>
      <text:p text:style-name="P1"/>
      <text:p text:style-name="P1"><text:tab/>if (c2 == 'P') { // SIM "PV voltage on"</text:p>
      <text:p text:style-name="P1"><text:tab/> <text:s text:c="3"/>SIM_FLAG = 0b00000001;</text:p>
      <text:p text:style-name="P1"><text:tab/>}</text:p>
      <text:p text:style-name="P1"/>
      <text:p text:style-name="P1"><text:tab/>if (c2 == 'p') { // SIM "PV voltage off"</text:p>
      <text:p text:style-name="P1"><text:tab/> <text:s text:c="3"/>SIM_FLAG = 0b00000010;</text:p>
      <text:p text:style-name="P1"><text:tab/>}</text:p>
      <text:p text:style-name="P1"/>
      <text:p text:style-name="P1"><text:tab/>if (c2 == 'O') { // SIM ""</text:p>
      <text:p text:style-name="P1"><text:tab/> <text:s text:c="3"/>SIM_FLAG = 0b00000100;</text:p>
      <text:p text:style-name="P1"><text:tab/>}</text:p>
      <text:p text:style-name="P1"/>
      <text:p text:style-name="P1"><text:tab/>if (c2 == 'o') { // SIM ""</text:p>
      <text:p text:style-name="P1"><text:tab/> <text:s text:c="3"/>SIM_FLAG = 0b00001000;</text:p>
      <text:p text:style-name="P1"><text:tab/>}</text:p>
      <text:p text:style-name="P1"/>
      <text:p text:style-name="P1"><text:soft-page-break/><text:tab/>if (c2 == 'Z' || ZAP) { // clear command flags</text:p>
      <text:p text:style-name="P1"><text:tab/> <text:s text:c="3"/>ZAP = FALSE;</text:p>
      <text:p text:style-name="P1"><text:tab/>}</text:p>
      <text:p text:style-name="P1"><text:s text:c="4"/>};</text:p>
      <text:p text:style-name="P1"/>
      <text:p text:style-name="P1"><text:s text:c="4"/>/* Control button routines */</text:p>
      <text:p text:style-name="P1"><text:s text:c="4"/>if (INTCONbits.INT0IF) {</text:p>
      <text:p text:style-name="P1"><text:tab/>DLED_0 = ON;</text:p>
      <text:p text:style-name="P1"><text:tab/>button.B0 = 1;</text:p>
      <text:p text:style-name="P1"><text:tab/>INTCONbits.INT0IF = LOW;</text:p>
      <text:p text:style-name="P1"><text:s text:c="4"/>}</text:p>
      <text:p text:style-name="P1"/>
      <text:p text:style-name="P1"><text:s text:c="4"/>if (INTCON3bits.INT1IF) {</text:p>
      <text:p text:style-name="P1"><text:tab/>DLED_1 = ON;</text:p>
      <text:p text:style-name="P1"><text:tab/>button.B1 = 1;</text:p>
      <text:p text:style-name="P1"><text:tab/>INTCON3bits.INT1IF = LOW;</text:p>
      <text:p text:style-name="P1"><text:s text:c="4"/>}</text:p>
      <text:p text:style-name="P1"/>
      <text:p text:style-name="P1"><text:s text:c="4"/>if (INTCON3bits.INT2IF) {</text:p>
      <text:p text:style-name="P1"><text:tab/>DLED_2 = ON;</text:p>
      <text:p text:style-name="P1"><text:tab/>button.B2 = 1;</text:p>
      <text:p text:style-name="P1"><text:tab/>INTCON3bits.INT2IF = LOW;</text:p>
      <text:p text:style-name="P1"><text:s text:c="4"/>}</text:p>
      <text:p text:style-name="P1"/>
      <text:p text:style-name="P1"><text:s text:c="4"/>if (INTCON3bits.INT3IF) {</text:p>
      <text:p text:style-name="P1"><text:tab/>DLED_3 = ON;</text:p>
      <text:p text:style-name="P1"><text:tab/>button.B3 = 1;</text:p>
      <text:p text:style-name="P1"><text:tab/>INTCON3bits.INT3IF = LOW;</text:p>
      <text:p text:style-name="P1"><text:s text:c="4"/>}</text:p>
      <text:p text:style-name="P1"/>
      <text:p text:style-name="P1"><text:s text:c="4"/>if (INTCONbits.RBIF) { // PORT B int handler for Qencoder inputs A/B</text:p>
      <text:p text:style-name="P1"><text:tab/>b_read = EXTIO;</text:p>
      <text:p text:style-name="P1"><text:tab/>buttonint_count++;</text:p>
      <text:p text:style-name="P1"><text:tab/>D_UPDATE = TRUE;</text:p>
      <text:p text:style-name="P1"><text:tab/>display_count = NULL0;</text:p>
      <text:p text:style-name="P1"><text:tab/>LATJ = LATJ | 0b00001111; // clear diag 0..3 leds on PORTJ</text:p>
      <text:p text:style-name="P1"/>
      <text:p text:style-name="P1"><text:tab/>// modified version from www.piclist.com qenc-dk.htm</text:p>
      <text:p text:style-name="P1"><text:tab/>if (OldEncoder.OldPortB[0] != (OldEncoder.byTemp[0] = (b_read &amp; QENC1BITS))) { // read encoder 1</text:p>
      <text:p text:style-name="P1"><text:tab/> <text:s text:c="3"/>OldEncoder.OldPortB[0] = OldEncoder.byTemp[0];</text:p>
      <text:p text:style-name="P1"><text:tab/> <text:s text:c="3"/>if (ENC_A1 == OldEncoder.A1) {</text:p>
      <text:p text:style-name="P1"><text:tab/><text:tab/>if (ENC_B1 == ENC_A1) {</text:p>
      <text:p text:style-name="P1"><text:tab/><text:tab/> <text:s text:c="3"/>++knob1.c;</text:p>
      <text:p text:style-name="P1"><text:tab/><text:tab/> <text:s text:c="3"/>knob1.ticks = 0;</text:p>
      <text:p text:style-name="P1"><text:tab/><text:tab/> <text:s text:c="3"/>knob1.cw = TRUE;</text:p>
      <text:p text:style-name="P1"><text:tab/><text:tab/> <text:s text:c="3"/>knob1.ccw = FALSE;</text:p>
      <text:p text:style-name="P1"><text:tab/><text:tab/> <text:s text:c="3"/>knob1.movement = CW;</text:p>
      <text:p text:style-name="P1"><text:tab/><text:tab/>} else {</text:p>
      <text:p text:style-name="P1"><text:soft-page-break/><text:tab/><text:tab/> <text:s text:c="3"/>--knob1.c;</text:p>
      <text:p text:style-name="P1"><text:tab/><text:tab/> <text:s text:c="3"/>knob1.ticks = 0;</text:p>
      <text:p text:style-name="P1"><text:tab/><text:tab/> <text:s text:c="3"/>knob1.cw = FALSE;</text:p>
      <text:p text:style-name="P1"><text:tab/><text:tab/> <text:s text:c="3"/>knob1.ccw = TRUE;</text:p>
      <text:p text:style-name="P1"><text:tab/><text:tab/> <text:s text:c="3"/>knob1.movement = CCW;</text:p>
      <text:p text:style-name="P1"><text:tab/><text:tab/>}</text:p>
      <text:p text:style-name="P1"><text:tab/> <text:s text:c="3"/>} else {</text:p>
      <text:p text:style-name="P1"><text:tab/><text:tab/>OldEncoder.A1 = ENC_A1;</text:p>
      <text:p text:style-name="P1"><text:tab/><text:tab/>if (ENC_B1 == ENC_A1) {</text:p>
      <text:p text:style-name="P1"><text:tab/><text:tab/> <text:s text:c="3"/>--knob1.c;</text:p>
      <text:p text:style-name="P1"><text:tab/><text:tab/> <text:s text:c="3"/>knob1.ticks = 0;</text:p>
      <text:p text:style-name="P1"><text:tab/><text:tab/>} else {</text:p>
      <text:p text:style-name="P1"><text:tab/><text:tab/> <text:s text:c="3"/>++knob1.c;</text:p>
      <text:p text:style-name="P1"><text:tab/><text:tab/> <text:s text:c="3"/>knob1.ticks = 0;</text:p>
      <text:p text:style-name="P1"><text:tab/><text:tab/>}</text:p>
      <text:p text:style-name="P1"><text:tab/> <text:s text:c="3"/>}</text:p>
      <text:p text:style-name="P1"><text:tab/>}</text:p>
      <text:p text:style-name="P1"/>
      <text:p text:style-name="P1"><text:tab/>if (OldEncoder.OldPortB[1] != (OldEncoder.byTemp[1] = (b_read &amp; QENC2BITS))) { // read encoder 2</text:p>
      <text:p text:style-name="P1"><text:tab/> <text:s text:c="3"/>OldEncoder.OldPortB[1] = OldEncoder.byTemp[1];</text:p>
      <text:p text:style-name="P1"><text:tab/> <text:s text:c="3"/>if (ENC_A2 == OldEncoder.A2) {</text:p>
      <text:p text:style-name="P1"><text:tab/><text:tab/>if (ENC_B2 == ENC_A2) {</text:p>
      <text:p text:style-name="P1"><text:tab/><text:tab/> <text:s text:c="3"/>++knob2.c;</text:p>
      <text:p text:style-name="P1"><text:tab/><text:tab/> <text:s text:c="3"/>knob2.ticks = 0;</text:p>
      <text:p text:style-name="P1"><text:tab/><text:tab/> <text:s text:c="3"/>knob2.cw = TRUE;</text:p>
      <text:p text:style-name="P1"><text:tab/><text:tab/> <text:s text:c="3"/>knob2.ccw = FALSE;</text:p>
      <text:p text:style-name="P1"><text:tab/><text:tab/> <text:s text:c="3"/>knob2.movement = CW;</text:p>
      <text:p text:style-name="P1"><text:tab/><text:tab/>} else {</text:p>
      <text:p text:style-name="P1"><text:tab/><text:tab/> <text:s text:c="3"/>--knob2.c;</text:p>
      <text:p text:style-name="P1"><text:tab/><text:tab/> <text:s text:c="3"/>knob2.ticks = 0;</text:p>
      <text:p text:style-name="P1"><text:tab/><text:tab/> <text:s text:c="3"/>knob2.cw = FALSE;</text:p>
      <text:p text:style-name="P1"><text:tab/><text:tab/> <text:s text:c="3"/>knob2.ccw = TRUE;</text:p>
      <text:p text:style-name="P1"><text:tab/><text:tab/> <text:s text:c="3"/>knob2.movement = CCW;</text:p>
      <text:p text:style-name="P1"><text:tab/><text:tab/>}</text:p>
      <text:p text:style-name="P1"><text:tab/> <text:s text:c="3"/>} else {</text:p>
      <text:p text:style-name="P1"><text:tab/><text:tab/>OldEncoder.A2 = ENC_A2;</text:p>
      <text:p text:style-name="P1"><text:tab/><text:tab/>if (ENC_B2 == ENC_A2) {</text:p>
      <text:p text:style-name="P1"><text:tab/><text:tab/> <text:s text:c="3"/>--knob2.c;</text:p>
      <text:p text:style-name="P1"><text:tab/><text:tab/> <text:s text:c="3"/>knob2.ticks = 0;</text:p>
      <text:p text:style-name="P1"><text:tab/><text:tab/>} else {</text:p>
      <text:p text:style-name="P1"><text:tab/><text:tab/> <text:s text:c="3"/>++knob2.c;</text:p>
      <text:p text:style-name="P1"><text:tab/><text:tab/> <text:s text:c="3"/>knob2.ticks = 0;</text:p>
      <text:p text:style-name="P1"><text:tab/><text:tab/>}</text:p>
      <text:p text:style-name="P1"><text:tab/> <text:s text:c="3"/>}</text:p>
      <text:p text:style-name="P1"><text:tab/>}</text:p>
      <text:p text:style-name="P1"/>
      <text:p text:style-name="P1"/>
      <text:p text:style-name="P1"><text:tab/>if (knob1.cw) {</text:p>
      <text:p text:style-name="P1"><text:soft-page-break/><text:tab/> <text:s text:c="3"/>LED_4 = 1;</text:p>
      <text:p text:style-name="P1"><text:tab/> <text:s text:c="3"/>LED_5 = 0;</text:p>
      <text:p text:style-name="P1"><text:tab/>}</text:p>
      <text:p text:style-name="P1"><text:tab/>if (knob1.ccw) {</text:p>
      <text:p text:style-name="P1"><text:tab/> <text:s text:c="3"/>LED_4 = 0;</text:p>
      <text:p text:style-name="P1"><text:tab/> <text:s text:c="3"/>LED_5 = 1;</text:p>
      <text:p text:style-name="P1"><text:tab/>}</text:p>
      <text:p text:style-name="P1"/>
      <text:p text:style-name="P1"><text:tab/>if (knob2.cw) {</text:p>
      <text:p text:style-name="P1"><text:tab/> <text:s text:c="3"/>LED_6 = 1;</text:p>
      <text:p text:style-name="P1"><text:tab/> <text:s text:c="3"/>LED_7 = 0;</text:p>
      <text:p text:style-name="P1"><text:tab/>}</text:p>
      <text:p text:style-name="P1"><text:tab/>if (knob2.ccw) {</text:p>
      <text:p text:style-name="P1"><text:tab/> <text:s text:c="3"/>LED_6 = 0;</text:p>
      <text:p text:style-name="P1"><text:tab/> <text:s text:c="3"/>LED_7 = 1;</text:p>
      <text:p text:style-name="P1"><text:tab/>}</text:p>
      <text:p text:style-name="P1"/>
      <text:p text:style-name="P1"><text:tab/>INTCONbits.RBIF = LOW;</text:p>
      <text:p text:style-name="P1"><text:s text:c="4"/>}</text:p>
      <text:p text:style-name="P1"><text:s text:c="4"/>// PWM4 ISR routines, ONLY FOR TESTING</text:p>
      <text:p text:style-name="P1"><text:s text:c="4"/>if (PIE3bits.TMR4IE &amp;&amp; PIR3bits.TMR4IF) { // PWM4 post int</text:p>
      <text:p text:style-name="P1"><text:tab/>/* clear timer4 interrupt flag */</text:p>
      <text:p text:style-name="P1"><text:tab/>PIR3bits.TMR4IF = LOW;</text:p>
      <text:p text:style-name="P1"><text:tab/>pwm4int_count++;</text:p>
      <text:p text:style-name="P1"><text:s text:c="4"/>}</text:p>
      <text:p text:style-name="P1"/>
      <text:p text:style-name="P1"><text:s text:c="4"/>hirez_tmp1 = (unsigned int) TMR0L;</text:p>
      <text:p text:style-name="P1"><text:s text:c="4"/>hirez_tmp1 += (unsigned int) (TMR0H &lt;&lt; SHIFT8); // load high byte in tmp counter</text:p>
      <text:p text:style-name="P1"><text:s text:c="4"/>hirez_count[2] += (hirez_tmp1 - hirez_tmp0); // how many counts we were in routines</text:p>
      <text:p text:style-name="P1">}</text:p>
      <text:p text:style-name="P1">#pragma<text:tab/>tmpdata</text:p>
      <text:p text:style-name="P1"/>
      <text:p text:style-name="P1">#pragma<text:tab/>tmpdata<text:tab/>ISRLtmpdata</text:p>
      <text:p text:style-name="P1">#pragma interruptlow work_handler <text:s text:c="2"/>nosave=section (".tmpdata")</text:p>
      <text:p text:style-name="P1"/>
      <text:p text:style-name="P1">void work_handler(void) // This is the low priority ISR routine, the high ISR routine will be called during this code section</text:p>
      <text:p text:style-name="P1">{</text:p>
      <text:p text:style-name="P1"><text:s text:c="4"/>static unsigned int hirez_tmp0 = 0, hirez_tmp1 = 0;</text:p>
      <text:p text:style-name="P1"><text:s text:c="4"/>static union Timers timer;</text:p>
      <text:p text:style-name="P1"><text:s text:c="4"/>static BYTE Hsave;</text:p>
      <text:p text:style-name="P1"/>
      <text:p text:style-name="P1"><text:s text:c="4"/>_asm nop _endasm // asm code to disable compiler optimizations</text:p>
      <text:p text:style-name="P1"><text:tab/> <text:s text:c="3"/>//</text:p>
      <text:p text:style-name="P1"><text:tab/> <text:s text:c="3"/>//FIXME testing ISR</text:p>
      <text:p text:style-name="P1"><text:tab/> <text:s text:c="3"/>hirez_tmp0 = (unsigned int) TMR0L;</text:p>
      <text:p text:style-name="P1"><text:s text:c="4"/>hirez_tmp0 += (unsigned int) (TMR0H &lt;&lt; SHIFT8); // load high byte in tmp counter</text:p>
      <text:p text:style-name="P1"><text:s text:c="4"/>lowint_count++; // low int trigger entropy counter</text:p>
      <text:p text:style-name="P1"><text:s text:c="4"/>if ((lowint_count % 200) == NULL0) MPULED = !MPULED; // <text:s/>flash led</text:p>
      <text:p text:style-name="P1"><text:soft-page-break/></text:p>
      <text:p text:style-name="P1"><text:s text:c="4"/>if (PIR2bits.TMR3IF) { // <text:s text:c="5"/>Timer3 int handler</text:p>
      <text:p text:style-name="P1"><text:tab/>timer.lt = TIMER3REG; // Save the 16-bit value in local</text:p>
      <text:p text:style-name="P1"><text:tab/>TMR3H = timer.bt[HIGH]; // Write high byte to Timer3 High byte</text:p>
      <text:p text:style-name="P1"><text:tab/>TMR3L = timer.bt[LOW]; // Write low byte to Timer3 Low byte</text:p>
      <text:p text:style-name="P1"><text:tab/>clock50++;</text:p>
      <text:p text:style-name="P1"><text:tab/>real_ticks++;</text:p>
      <text:p text:style-name="P1"/>
      <text:p text:style-name="P1"><text:tab/>Hsave = INTCONbits.GIEH; // make a critical section</text:p>
      <text:p text:style-name="P1"><text:tab/>INTCONbits.GIEH = LOW;</text:p>
      <text:p text:style-name="P1"><text:tab/>if (++knob1.ticks &gt;= KNOBTICKS) { // check for stopped encoders</text:p>
      <text:p text:style-name="P1"><text:tab/> <text:s text:c="3"/>knob1.movement = STOP;</text:p>
      <text:p text:style-name="P1"><text:tab/> <text:s text:c="3"/>knob1.ticks = KNOBTICKS;</text:p>
      <text:p text:style-name="P1"><text:tab/> <text:s text:c="3"/>knob1.last_c = knob1.c; // remember where we stopped at</text:p>
      <text:p text:style-name="P1"><text:tab/> <text:s text:c="3"/>knob1.band = 0;</text:p>
      <text:p text:style-name="P1"><text:tab/> <text:s text:c="3"/>DLED_4 = OFF;</text:p>
      <text:p text:style-name="P1"><text:tab/>} else {</text:p>
      <text:p text:style-name="P1"><text:tab/> <text:s text:c="3"/>knob1.band = knob1.c - knob1.last_c; // relative movement</text:p>
      <text:p text:style-name="P1"><text:tab/> <text:s text:c="3"/>DLED_4 = ON;</text:p>
      <text:p text:style-name="P1"><text:tab/>}</text:p>
      <text:p text:style-name="P1"><text:tab/>if (++knob2.ticks &gt;= KNOBTICKS) {</text:p>
      <text:p text:style-name="P1"><text:tab/> <text:s text:c="3"/>knob2.movement = STOP;</text:p>
      <text:p text:style-name="P1"><text:tab/> <text:s text:c="3"/>knob2.ticks = KNOBTICKS;</text:p>
      <text:p text:style-name="P1"><text:tab/> <text:s text:c="3"/>knob2.last_c = knob2.c; // remember where we stopped at</text:p>
      <text:p text:style-name="P1"><text:tab/> <text:s text:c="3"/>knob2.band = 0;</text:p>
      <text:p text:style-name="P1"><text:tab/> <text:s text:c="3"/>DLED_5 = OFF;</text:p>
      <text:p text:style-name="P1"><text:tab/>} else {</text:p>
      <text:p text:style-name="P1"><text:tab/> <text:s text:c="3"/>if (knob2.band != (knob2.c - knob2.last_c)) { <text:s text:c="2"/>// move pot setting with constant knob movement</text:p>
      <text:p text:style-name="P1"><text:tab/><text:tab/>motordata[knob_to_pot].pot.scaled_set += knob2.band;</text:p>
      <text:p text:style-name="P1"><text:tab/> <text:s text:c="3"/>}</text:p>
      <text:p text:style-name="P1"><text:tab/> <text:s text:c="3"/>knob2.band = knob2.c - knob2.last_c; // relative movement</text:p>
      <text:p text:style-name="P1"><text:tab/> <text:s text:c="3"/>DLED_5 = ON;</text:p>
      <text:p text:style-name="P1"><text:tab/>}</text:p>
      <text:p text:style-name="P1"><text:tab/>INTCONbits.GIEH = Hsave; // end critical section</text:p>
      <text:p text:style-name="P1"><text:tab/>// constrain set limits</text:p>
      <text:p text:style-name="P1"><text:tab/>if (motordata[knob_to_pot].pot.scaled_set &lt; 0) motordata[knob_to_pot].pot.scaled_set = 0;</text:p>
      <text:p text:style-name="P1"><text:tab/>if (motordata[knob_to_pot].pot.scaled_set &gt; 1023) motordata[knob_to_pot].pot.scaled_set = 1023;</text:p>
      <text:p text:style-name="P1"/>
      <text:p text:style-name="P1"><text:tab/>if (almctr &gt; MAXALM - 2) almctr = MAXALM - 2; // check for alarm message overrun.</text:p>
      <text:p text:style-name="P1"><text:tab/>if (workerflag &amp;&amp; SYSTEM_STABLE) { // WORKSEC time,</text:p>
      <text:p text:style-name="P1"><text:tab/> <text:s text:c="3"/>workerflag = FALSE;</text:p>
      <text:p text:style-name="P1"><text:tab/> <text:s text:c="3"/>worker_count++;</text:p>
      <text:p text:style-name="P1"><text:tab/>} // end of worksec functions</text:p>
      <text:p text:style-name="P1"/>
      <text:p text:style-name="P1"><text:tab/>PIR2bits.TMR3IF = LOW; // clear int flag</text:p>
      <text:p text:style-name="P1"><text:s text:c="4"/>}</text:p>
      <text:p text:style-name="P1"/>
      <text:p text:style-name="P1"><text:soft-page-break/><text:s text:c="4"/>hirez_tmp1 = (unsigned int) TMR0L;</text:p>
      <text:p text:style-name="P1"><text:s text:c="4"/>hirez_tmp1 += (unsigned int) (TMR0H &lt;&lt; SHIFT8); // load high byte in tmp counter</text:p>
      <text:p text:style-name="P1"><text:s text:c="4"/>hirez_count[3] += (hirez_tmp1 - hirez_tmp0); // how many counts we were in routines</text:p>
      <text:p text:style-name="P1">}</text:p>
      <text:p text:style-name="P1">#pragma<text:tab/>tmpdata</text:p>
      <text:p text:style-name="P1"/>
      <text:p text:style-name="P1">void idle_loop(void) // idle processe to allow for better isr triggers and background networking</text:p>
      <text:p text:style-name="P1">{</text:p>
      <text:p text:style-name="P1"/>
      <text:p text:style-name="P1"><text:s text:c="4"/>idleflag = TRUE;</text:p>
      <text:p text:style-name="P1"><text:s text:c="4"/>ClrWdt();</text:p>
      <text:p text:style-name="P1"><text:s text:c="4"/>idleflag = FALSE;</text:p>
      <text:p text:style-name="P1">}</text:p>
      <text:p text:style-name="P1"/>
      <text:p text:style-name="P1">void P1wait(void)</text:p>
      <text:p text:style-name="P1">{</text:p>
      <text:p text:style-name="P1"><text:s text:c="4"/>while (!TXSTA1bits.TRMT) {</text:p>
      <text:p text:style-name="P1"><text:s text:c="4"/>};</text:p>
      <text:p text:style-name="P1">}</text:p>
      <text:p text:style-name="P1"/>
      <text:p text:style-name="P1">void P2wait(void)</text:p>
      <text:p text:style-name="P1">{</text:p>
      <text:p text:style-name="P1"><text:s text:c="4"/>while (!TXSTA2bits.TRMT) {</text:p>
      <text:p text:style-name="P1"><text:s text:c="4"/>};</text:p>
      <text:p text:style-name="P1">}</text:p>
      <text:p text:style-name="P1"/>
      <text:p text:style-name="P1">/* Read analog voltage and current inputs */</text:p>
      <text:p text:style-name="P1">#include "daq.h"</text:p>
      <text:p text:style-name="P1"/>
      <text:p text:style-name="P1">/* switch to chan 10 (shorted to ground) to reset ADC measurement cap to zero before next measurement */</text:p>
      <text:p text:style-name="P1">void ADC_zero(void)</text:p>
      <text:p text:style-name="P1">{</text:p>
      <text:p text:style-name="P1"><text:s text:c="4"/>ClrWdt(); // reset the WDT timer</text:p>
      <text:p text:style-name="P1"><text:s text:c="4"/>SetChanADC(ADC_CH10); // F5 grounded input</text:p>
      <text:p text:style-name="P1"><text:s text:c="4"/>Delay10TCYx(ADC_CHAN_DELAY);</text:p>
      <text:p text:style-name="P1"><text:s text:c="4"/>ConvertADC();</text:p>
      <text:p text:style-name="P1"><text:s text:c="4"/>while (BusyADC());</text:p>
      <text:p text:style-name="P1">}</text:p>
      <text:p text:style-name="P1"/>
      <text:p text:style-name="P1">void ADC_read(void) // update all voltage/current readings and set load current in 'currentload' variable</text:p>
      <text:p text:style-name="P1">{ // ADC is opened and config'd in main</text:p>
      <text:p text:style-name="P1"><text:s text:c="4"/>static unsigned int i; // used for fast and slow sample loops &gt;256</text:p>
      <text:p text:style-name="P1"><text:s text:c="4"/>static long a10_x_t, a10_y_t, a10_z_t;</text:p>
      <text:p text:style-name="P1"/>
      <text:p text:style-name="P1"><text:s text:c="4"/>ClrWdt(); // reset the WDT timer</text:p>
      <text:p text:style-name="P1"><text:s text:c="4"/>ADC_zero();</text:p>
      <text:p text:style-name="P1"><text:s text:c="4"/>SetChanADC(ADC_CH0); // A0 system</text:p>
      <text:p text:style-name="P1"><text:s text:c="4"/>Delay10TCYx(ADC_CHAN_DELAY);</text:p>
      <text:p text:style-name="P1"><text:soft-page-break/><text:s text:c="4"/>Vin = 0;</text:p>
      <text:p text:style-name="P1"><text:s text:c="4"/>for (i = 0; i &lt; ADC_SAMP_F; i++) {</text:p>
      <text:p text:style-name="P1"><text:tab/>ConvertADC();</text:p>
      <text:p text:style-name="P1"><text:tab/>while (BusyADC());</text:p>
      <text:p text:style-name="P1"><text:tab/>Vin += (unsigned int) ReadADC();</text:p>
      <text:p text:style-name="P1"><text:s text:c="4"/>}</text:p>
      <text:p text:style-name="P1"><text:s text:c="4"/>Vin /= ADC_SAMP_F;</text:p>
      <text:p text:style-name="P1"><text:s text:c="4"/>vbatol_t = Vin * (ADC0_MV - ADC_NULL + adc_cal[0]); // <text:s text:c="5"/>voltage correction factor</text:p>
      <text:p text:style-name="P1"><text:s text:c="4"/>vbatol_t = vbatol_t / 100;</text:p>
      <text:p text:style-name="P1"><text:s text:c="4"/>s_crit(HL); // turn off int</text:p>
      <text:p text:style-name="P1"><text:s text:c="4"/>R.systemvoltage = vbatol_t;</text:p>
      <text:p text:style-name="P1"><text:s text:c="4"/>e_crit();</text:p>
      <text:p text:style-name="P1"/>
      <text:p text:style-name="P1"><text:s text:c="4"/>ADC_zero();</text:p>
      <text:p text:style-name="P1"><text:s text:c="4"/>SetChanADC(ADC_CH1); // A1 motor</text:p>
      <text:p text:style-name="P1"><text:s text:c="4"/>Delay10TCYx(ADC_CHAN_DELAY);</text:p>
      <text:p text:style-name="P1"><text:s text:c="4"/>Vin = 0;</text:p>
      <text:p text:style-name="P1"><text:s text:c="4"/>for (i = 0; i &lt; ADC_SAMP_F; i++) {</text:p>
      <text:p text:style-name="P1"><text:tab/>ConvertADC();</text:p>
      <text:p text:style-name="P1"><text:tab/>while (BusyADC());</text:p>
      <text:p text:style-name="P1"><text:tab/>Vin += (unsigned int) ReadADC();</text:p>
      <text:p text:style-name="P1"><text:s text:c="4"/>}</text:p>
      <text:p text:style-name="P1"><text:s text:c="4"/>Vin /= ADC_SAMP_F;</text:p>
      <text:p text:style-name="P1"><text:s text:c="4"/>solar_t = Vin * (ADC1_MV - ADC_NULL + adc_cal[1]);</text:p>
      <text:p text:style-name="P1"><text:s text:c="4"/>solar_t = solar_t / 100;</text:p>
      <text:p text:style-name="P1"><text:s text:c="4"/>s_crit(HL); // turn off <text:s/>int</text:p>
      <text:p text:style-name="P1"><text:s text:c="4"/>R.motorvoltage = solar_t;</text:p>
      <text:p text:style-name="P1"><text:s text:c="4"/>e_crit();</text:p>
      <text:p text:style-name="P1"/>
      <text:p text:style-name="P1"><text:s text:c="4"/>ADC_zero();</text:p>
      <text:p text:style-name="P1"><text:s text:c="4"/>SetChanADC(ADC_CH2); // A2 current_x</text:p>
      <text:p text:style-name="P1"><text:s text:c="4"/>Delay10TCYx(ADC_CHAN_DELAY);</text:p>
      <text:p text:style-name="P1"><text:s text:c="4"/>Vin = 0;</text:p>
      <text:p text:style-name="P1"><text:s text:c="4"/>for (i = 0; i &lt; ADC_SAMP_F; i++) {</text:p>
      <text:p text:style-name="P1"><text:tab/>ConvertADC();</text:p>
      <text:p text:style-name="P1"><text:tab/>while (BusyADC());</text:p>
      <text:p text:style-name="P1"><text:tab/>Vin += (unsigned int) ReadADC();</text:p>
      <text:p text:style-name="P1"><text:s text:c="4"/>}</text:p>
      <text:p text:style-name="P1"><text:s text:c="4"/>Vin /= ADC_SAMP_F;</text:p>
      <text:p text:style-name="P1"><text:s text:c="4"/>a10_x = Vin; // raw ADC value</text:p>
      <text:p text:style-name="P1"/>
      <text:p text:style-name="P1"><text:s text:c="4"/>Vin = Vin - (AMP10_ZERO - ADC_NULL + adc_cal[11]); // set zero NULL0 point</text:p>
      <text:p text:style-name="P1"><text:s text:c="4"/>a10_x_t = (long) Vin * (ADC2_MV - ADC_NULL + adc_cal[2]);</text:p>
      <text:p text:style-name="P1"><text:s text:c="4"/>if (ABSL(a10_x_t) &lt; AMPZ)</text:p>
      <text:p text:style-name="P1"><text:tab/>a10_x_t = 0; // zero bit noise</text:p>
      <text:p text:style-name="P1"><text:s text:c="4"/>a10_x_t = (long) ((float) a10_x_t / (float) 10.0); // tenths of an amp</text:p>
      <text:p text:style-name="P1"><text:s text:c="4"/>a10_x_t = (long) ((float) a10_x_t / (float) AMP10_SEN);</text:p>
      <text:p text:style-name="P1"><text:s text:c="4"/>a10_x_t = (long) lp_filter((float) a10_x_t, LP_CURRENT_X, FALSE); // use digital filter</text:p>
      <text:p text:style-name="P1"><text:s text:c="4"/>if (a10_x == NULL0) a10_x_t = 0; // if sensor disconnected read zero</text:p>
      <text:p text:style-name="P1"><text:soft-page-break/></text:p>
      <text:p text:style-name="P1"><text:s text:c="4"/>ADC_zero();</text:p>
      <text:p text:style-name="P1"><text:s text:c="4"/>SetChanADC(ADC_CH3); // A3 current_y</text:p>
      <text:p text:style-name="P1"><text:s text:c="4"/>Delay10TCYx(ADC_CHAN_DELAY);</text:p>
      <text:p text:style-name="P1"><text:s text:c="4"/>Vin = 0;</text:p>
      <text:p text:style-name="P1"><text:s text:c="4"/>for (i = 0; i &lt; ADC_SAMP_F; i++) {</text:p>
      <text:p text:style-name="P1"><text:tab/>ConvertADC();</text:p>
      <text:p text:style-name="P1"><text:tab/>while (BusyADC());</text:p>
      <text:p text:style-name="P1"><text:tab/>Vin += (unsigned int) ReadADC();</text:p>
      <text:p text:style-name="P1"><text:s text:c="4"/>}</text:p>
      <text:p text:style-name="P1"><text:s text:c="4"/>Vin /= ADC_SAMP_F; // </text:p>
      <text:p text:style-name="P1"><text:s text:c="4"/>a10_y = Vin; // raw ADC value</text:p>
      <text:p text:style-name="P1"/>
      <text:p text:style-name="P1"><text:s text:c="4"/>Vin = Vin - (AMP10_ZERO - ADC_NULL + adc_cal[12]);</text:p>
      <text:p text:style-name="P1"><text:s text:c="4"/>a10_y_t = (long) Vin * (ADC3_MV - ADC_NULL + adc_cal[3]);</text:p>
      <text:p text:style-name="P1"><text:s text:c="4"/>if (ABSL(a10_y_t) &lt; AMPZ)</text:p>
      <text:p text:style-name="P1"><text:tab/>a10_y_t = 0; // zero bit noise</text:p>
      <text:p text:style-name="P1"><text:s text:c="4"/>a10_y_t = (long) ((float) a10_y_t / 10.0); // tenths of an amp</text:p>
      <text:p text:style-name="P1"><text:s text:c="4"/>a10_y_t = (long) ((float) a10_y_t / (float) AMP10_SEN);</text:p>
      <text:p text:style-name="P1"><text:s text:c="4"/>a10_y_t = (long) lp_filter((float) a10_y_t, LP_CURRENT_Y, FALSE); // <text:s text:c="5"/>use digital filter</text:p>
      <text:p text:style-name="P1"><text:s text:c="4"/>if (a10_y == NULL0) a10_y_t = 0; // if sensor disconnected (zero) read zero current</text:p>
      <text:p text:style-name="P1"/>
      <text:p text:style-name="P1"><text:s text:c="4"/>ADC_zero();</text:p>
      <text:p text:style-name="P1"><text:s text:c="4"/>SetChanADC(ADC_CH4); // A5 curent_z</text:p>
      <text:p text:style-name="P1"><text:s text:c="4"/>Delay10TCYx(ADC_CHAN_DELAY);</text:p>
      <text:p text:style-name="P1"><text:s text:c="4"/>Vin = 0;</text:p>
      <text:p text:style-name="P1"><text:s text:c="4"/>for (i = 0; i &lt; ADC_SAMP_F; i++) {</text:p>
      <text:p text:style-name="P1"><text:tab/>ConvertADC();</text:p>
      <text:p text:style-name="P1"><text:tab/>while (BusyADC());</text:p>
      <text:p text:style-name="P1"><text:tab/>Vin += (unsigned int) ReadADC();</text:p>
      <text:p text:style-name="P1"><text:s text:c="4"/>}</text:p>
      <text:p text:style-name="P1"><text:s text:c="4"/>Vin /= ADC_SAMP_F;</text:p>
      <text:p text:style-name="P1"><text:s text:c="4"/>a10_z = Vin;</text:p>
      <text:p text:style-name="P1"><text:s text:c="4"/>Vin = Vin - (AMP10_ZERO - ADC_NULL + adc_cal[13]); // set zero NULL0 point</text:p>
      <text:p text:style-name="P1"><text:s text:c="4"/>a10_z_t = Vin * (ADC4_MV - ADC_NULL + adc_cal[4]);</text:p>
      <text:p text:style-name="P1"><text:s text:c="4"/>if (ABSL(a10_z_t) &lt; AMPZ)</text:p>
      <text:p text:style-name="P1"><text:tab/>a10_z_t = 0; // zero bit noise</text:p>
      <text:p text:style-name="P1"><text:s text:c="4"/>a10_z_t = a10_z_t / 10; // tenths of an amp</text:p>
      <text:p text:style-name="P1"><text:s text:c="4"/>a10_z_t = a10_z_t / AMP10_SEN;</text:p>
      <text:p text:style-name="P1"><text:s text:c="4"/>a10_z_t = (long) lp_filter((float) a10_z_t, LP_CURRENT_Z, FALSE);</text:p>
      <text:p text:style-name="P1"><text:s text:c="4"/>if (a10_z == NULL0) a10_z_t = 0; // if sensor disconnected read zero</text:p>
      <text:p text:style-name="P1"/>
      <text:p text:style-name="P1"><text:s text:c="4"/>ADC_zero();</text:p>
      <text:p text:style-name="P1"><text:s text:c="4"/>SetChanADC(ADC_CH5); // F0 pot x</text:p>
      <text:p text:style-name="P1"><text:s text:c="4"/>Delay10TCYx(ADC_CHAN_DELAY);</text:p>
      <text:p text:style-name="P1"><text:s text:c="4"/>Vin = 0;</text:p>
      <text:p text:style-name="P1"><text:s text:c="4"/>for (i = 0; i &lt; ADC_SAMP_F; i++) {</text:p>
      <text:p text:style-name="P1"><text:tab/>ConvertADC();</text:p>
      <text:p text:style-name="P1"><text:tab/>while (BusyADC());</text:p>
      <text:p text:style-name="P1"><text:soft-page-break/><text:tab/>Vin += (unsigned int) ReadADC();</text:p>
      <text:p text:style-name="P1"><text:s text:c="4"/>}</text:p>
      <text:p text:style-name="P1"><text:s text:c="4"/>Vin /= ADC_SAMP_F;</text:p>
      <text:p text:style-name="P1"><text:s text:c="4"/>rawp1 = Vin;</text:p>
      <text:p text:style-name="P1"/>
      <text:p text:style-name="P1"><text:s text:c="4"/>ADC_zero();</text:p>
      <text:p text:style-name="P1"><text:s text:c="4"/>SetChanADC(ADC_CH6); // F1 pot y</text:p>
      <text:p text:style-name="P1"><text:s text:c="4"/>Delay10TCYx(ADC_CHAN_DELAY);</text:p>
      <text:p text:style-name="P1"><text:s text:c="4"/>Vin = 0;</text:p>
      <text:p text:style-name="P1"><text:s text:c="4"/>for (i = 0; i &lt; ADC_SAMP_F; i++) {</text:p>
      <text:p text:style-name="P1"><text:tab/>ConvertADC();</text:p>
      <text:p text:style-name="P1"><text:tab/>while (BusyADC());</text:p>
      <text:p text:style-name="P1"><text:tab/>Vin += (unsigned int) ReadADC();</text:p>
      <text:p text:style-name="P1"><text:s text:c="4"/>}</text:p>
      <text:p text:style-name="P1"><text:s text:c="4"/>Vin /= ADC_SAMP_F;</text:p>
      <text:p text:style-name="P1"><text:s text:c="4"/>rawp2 = Vin;</text:p>
      <text:p text:style-name="P1"/>
      <text:p text:style-name="P1"><text:s text:c="4"/>ADC_zero();</text:p>
      <text:p text:style-name="P1"><text:s text:c="4"/>SetChanADC(ADC_CH7); // F2 pot z</text:p>
      <text:p text:style-name="P1"><text:s text:c="4"/>Delay10TCYx(ADC_CHAN_DELAY);</text:p>
      <text:p text:style-name="P1"><text:s text:c="4"/>Vin = 0;</text:p>
      <text:p text:style-name="P1"><text:s text:c="4"/>for (i = 0; i &lt; ADC_SAMP_F; i++) {</text:p>
      <text:p text:style-name="P1"><text:tab/>ConvertADC();</text:p>
      <text:p text:style-name="P1"><text:tab/>while (BusyADC());</text:p>
      <text:p text:style-name="P1"><text:tab/>Vin += (unsigned int) ReadADC();</text:p>
      <text:p text:style-name="P1"><text:s text:c="4"/>}</text:p>
      <text:p text:style-name="P1"><text:s text:c="4"/>Vin /= ADC_SAMP_F;</text:p>
      <text:p text:style-name="P1"><text:s text:c="4"/>rawp3 = Vin;</text:p>
      <text:p text:style-name="P1"/>
      <text:p text:style-name="P1"><text:s text:c="4"/>ADC_zero();</text:p>
      <text:p text:style-name="P1"><text:s text:c="4"/>SetChanADC(ADC_CH8); // F3 thermistor channel</text:p>
      <text:p text:style-name="P1"><text:s text:c="4"/>Delay10TCYx(ADC_CHAN_DELAY);</text:p>
      <text:p text:style-name="P1"><text:s text:c="4"/>Vin = 0;</text:p>
      <text:p text:style-name="P1"><text:s text:c="4"/>for (i = 0; i &lt; ADC_SAMP_F; i++) {</text:p>
      <text:p text:style-name="P1"><text:tab/>ConvertADC();</text:p>
      <text:p text:style-name="P1"><text:tab/>while (BusyADC());</text:p>
      <text:p text:style-name="P1"><text:tab/>Vin += (unsigned int) ReadADC();</text:p>
      <text:p text:style-name="P1"><text:s text:c="4"/>}</text:p>
      <text:p text:style-name="P1"><text:s text:c="4"/>Vin /= ADC_SAMP_F;</text:p>
      <text:p text:style-name="P1"><text:s text:c="4"/>s_crit(HL);</text:p>
      <text:p text:style-name="P1"><text:s text:c="4"/>R.thermo_batt = Vin;</text:p>
      <text:p text:style-name="P1"><text:s text:c="4"/>R.thermo_batt -= THERMO_OFF;</text:p>
      <text:p text:style-name="P1"><text:s text:c="4"/>R.thermo_batt = (long) (((float) R.thermo_batt * (float) THERMO_SEN)*10.0); // tenths of C</text:p>
      <text:p text:style-name="P1"><text:s text:c="4"/>if ((R.thermo_batt &gt; 1100) || (R.thermo_batt &lt;-500)) R.thermo_batt = Temp_ZERO; // check limits 110C/-50C , default to 25C if out of limits</text:p>
      <text:p text:style-name="P1"><text:s text:c="4"/>R.current_z = a10_z_t;</text:p>
      <text:p text:style-name="P1"><text:s text:c="4"/>R.current_y = a10_y_t;</text:p>
      <text:p text:style-name="P1"><text:s text:c="4"/>R.current_x = a10_x_t;</text:p>
      <text:p text:style-name="P1"><text:s text:c="4"/>R.pos_x = rawp1;</text:p>
      <text:p text:style-name="P1"><text:soft-page-break/><text:s text:c="4"/>motordata[XAXIS].pot.scaled_actual = rawp1;</text:p>
      <text:p text:style-name="P1"><text:s text:c="4"/>R.pos_y = rawp2;</text:p>
      <text:p text:style-name="P1"><text:s text:c="4"/>motordata[YAXIS].pot.scaled_actual = rawp2;</text:p>
      <text:p text:style-name="P1"><text:s text:c="4"/>R.pos_z = rawp3;</text:p>
      <text:p text:style-name="P1"><text:s text:c="4"/>motordata[ZAXIS].pot.scaled_actual = rawp3;</text:p>
      <text:p text:style-name="P1"><text:s text:c="4"/>if (SIM_MODE) do_sim(); // set test data</text:p>
      <text:p text:style-name="P1"><text:s text:c="4"/>e_crit();</text:p>
      <text:p text:style-name="P1"><text:s text:c="4"/>ADC_zero(); // ground ADC input</text:p>
      <text:p text:style-name="P1"><text:s text:c="4"/>ClrWdt(); // reset the WDT timer</text:p>
      <text:p text:style-name="P1">}</text:p>
      <text:p text:style-name="P1"/>
      <text:p text:style-name="P1">void do_sim(void) // create baseline test data, call in a critical section to protect from ISR updates</text:p>
      <text:p text:style-name="P1">{</text:p>
      <text:p text:style-name="P1"><text:s text:c="4"/>R.thermo_batt = 250l;</text:p>
      <text:p text:style-name="P1"><text:s text:c="4"/>R.systemvoltage = 5000ul;</text:p>
      <text:p text:style-name="P1"><text:s text:c="4"/>R.motorvoltage = 24000ul;</text:p>
      <text:p text:style-name="P1"/>
      <text:p text:style-name="P1"><text:s text:c="4"/>POWER_UNSTABLE = FALSE;</text:p>
      <text:p text:style-name="P1"><text:s text:c="4"/>PRIPOWEROK = TRUE;</text:p>
      <text:p text:style-name="P1"><text:s text:c="4"/>if (SIM_FLAG &amp; 0b00000001) {</text:p>
      <text:p text:style-name="P1"><text:tab/>R.thermo_batt = 250l;</text:p>
      <text:p text:style-name="P1"><text:tab/>R.systemvoltage = 5000ul;</text:p>
      <text:p text:style-name="P1"><text:tab/>R.motorvoltage = 24000ul;</text:p>
      <text:p text:style-name="P1"><text:s text:c="4"/>}</text:p>
      <text:p text:style-name="P1"><text:s text:c="4"/>if (SIM_FLAG &amp; 0b00000010) {</text:p>
      <text:p text:style-name="P1"><text:tab/>R.thermo_batt = 250l;</text:p>
      <text:p text:style-name="P1"><text:tab/>R.systemvoltage = 5000ul;</text:p>
      <text:p text:style-name="P1"><text:tab/>R.motorvoltage = 24000ul;</text:p>
      <text:p text:style-name="P1"><text:s text:c="4"/>}</text:p>
      <text:p text:style-name="P1"><text:s text:c="4"/>if (SIM_FLAG &amp; 0b00000100);</text:p>
      <text:p text:style-name="P1"><text:s text:c="4"/>if (SIM_FLAG &amp; 0b00001000);</text:p>
      <text:p text:style-name="P1">}</text:p>
      <text:p text:style-name="P1"/>
      <text:p text:style-name="P1">void set_adc_gain(void) // set ADC gains</text:p>
      <text:p text:style-name="P1">{</text:p>
      <text:p text:style-name="P1"><text:s text:c="4"/>unsigned char adc_index, z;</text:p>
      <text:p text:style-name="P1"><text:s text:c="4"/>ADC_read(); // update all values</text:p>
      <text:p text:style-name="P1"><text:s text:c="4"/>display_system();</text:p>
      <text:p text:style-name="P1"><text:s text:c="4"/>putrs2USART(adcg0);</text:p>
      <text:p text:style-name="P1"><text:s text:c="4"/>YNKEY = WAIT_M;</text:p>
      <text:p text:style-name="P1"><text:s text:c="4"/>KEYNUM = NULL0;</text:p>
      <text:p text:style-name="P1"><text:s text:c="4"/>while ((YNKEY == WAIT_M) &amp;&amp; (KEYNUM == NULL0)) {</text:p>
      <text:p text:style-name="P1"><text:tab/>idle_loop();</text:p>
      <text:p text:style-name="P1"><text:s text:c="4"/>}</text:p>
      <text:p text:style-name="P1"><text:s text:c="4"/>if (YNKEY != WAIT_M) {</text:p>
      <text:p text:style-name="P1"><text:tab/>putrs2USART(adcg2);</text:p>
      <text:p text:style-name="P1"><text:tab/>return;</text:p>
      <text:p text:style-name="P1"><text:s text:c="4"/>}</text:p>
      <text:p text:style-name="P1"/>
      <text:p text:style-name="P1"><text:soft-page-break/><text:s text:c="4"/>adc_index = (unsigned char) KEYNUM - (unsigned char) 0x30; // convert to binary number</text:p>
      <text:p text:style-name="P1"><text:s text:c="4"/>if (adc_index &gt; ADC_INDEX) {</text:p>
      <text:p text:style-name="P1"><text:tab/>putrs2USART(adcg2);</text:p>
      <text:p text:style-name="P1"><text:tab/>return;</text:p>
      <text:p text:style-name="P1"><text:s text:c="4"/>}</text:p>
      <text:p text:style-name="P1"/>
      <text:p text:style-name="P1"><text:s text:c="4"/>YNKEY = WAIT_M;</text:p>
      <text:p text:style-name="P1"/>
      <text:p text:style-name="P1"/>
      <text:p text:style-name="P1"><text:s text:c="4"/>while (YNKEY == WAIT_M) {</text:p>
      <text:p text:style-name="P1"><text:tab/>sprintf(bootstr2, "\n\r Selected ADC %u for calibration.", adc_index);</text:p>
      <text:p text:style-name="P1"><text:tab/>puts2USART(bootstr2);</text:p>
      <text:p text:style-name="P1"><text:tab/>putrs2USART(adcg3);</text:p>
      <text:p text:style-name="P1"><text:tab/>YNKEY = WAIT_M;</text:p>
      <text:p text:style-name="P1"><text:tab/>C2RAW = NULL0;</text:p>
      <text:p text:style-name="P1"><text:tab/>while (C2RAW == NULL0) {</text:p>
      <text:p text:style-name="P1"><text:tab/> <text:s text:c="3"/>idle_loop();</text:p>
      <text:p text:style-name="P1"><text:tab/>}</text:p>
      <text:p text:style-name="P1"><text:tab/>if (YNKEY == NO_M) {</text:p>
      <text:p text:style-name="P1"><text:tab/> <text:s text:c="3"/>putrs2USART(adcg2);</text:p>
      <text:p text:style-name="P1"><text:tab/> <text:s text:c="3"/>return;</text:p>
      <text:p text:style-name="P1"><text:tab/>}</text:p>
      <text:p text:style-name="P1"><text:tab/>if ((C2RAW == 'Q') || (C2RAW == 'q')) {</text:p>
      <text:p text:style-name="P1"><text:tab/> <text:s text:c="3"/>putrs2USART(adcg2);</text:p>
      <text:p text:style-name="P1"><text:tab/> <text:s text:c="3"/>return;</text:p>
      <text:p text:style-name="P1"><text:tab/>}</text:p>
      <text:p text:style-name="P1"><text:tab/>if (C2RAW == 'M') adc_cal[adc_index] += 5;</text:p>
      <text:p text:style-name="P1"><text:tab/>if (C2RAW == 'L') adc_cal[adc_index] -= 5;</text:p>
      <text:p text:style-name="P1"><text:tab/>if (C2RAW == 'm') adc_cal[adc_index]++;</text:p>
      <text:p text:style-name="P1"><text:tab/>if (C2RAW == 'l') adc_cal[adc_index]--;</text:p>
      <text:p text:style-name="P1"><text:tab/>C2RAW = NULL0;</text:p>
      <text:p text:style-name="P1"><text:tab/>ADC_read(); // update all values</text:p>
      <text:p text:style-name="P1"><text:tab/>display_system();</text:p>
      <text:p text:style-name="P1"><text:s text:c="4"/>}</text:p>
      <text:p text:style-name="P1"/>
      <text:p text:style-name="P1"><text:s text:c="4"/>putrs2USART(adcg4);</text:p>
      <text:p text:style-name="P1"><text:s text:c="4"/>for (z = 0; z &lt; ADC_SLOTS; z++) {</text:p>
      <text:p text:style-name="P1"><text:tab/>write_data_eeprom(adc_cal[z], ADC_SLOTS, z, 8);</text:p>
      <text:p text:style-name="P1"><text:s text:c="4"/>}</text:p>
      <text:p text:style-name="P1"/>
      <text:p text:style-name="P1"><text:s text:c="4"/>putrs2USART(adcg1);</text:p>
      <text:p text:style-name="P1">}</text:p>
      <text:p text:style-name="P1"/>
      <text:p text:style-name="P1">void zero_amploc(void) // set zero current setpoint from ADC reading from a10_x a10_z a10_y, write to EEPROM</text:p>
      <text:p text:style-name="P1">{</text:p>
      <text:p text:style-name="P1"><text:s text:c="4"/>unsigned char z;</text:p>
      <text:p text:style-name="P1"><text:s text:c="4"/>putrs2USART(zero0);</text:p>
      <text:p text:style-name="P1"><text:s text:c="4"/>adc_cal[11] = adc_cal[12] = adc_cal[13] = adc_cal[14] = ADC_NULL; // reset offsets to zero <text:soft-page-break/>(ADC_NULL)</text:p>
      <text:p text:style-name="P1"><text:s text:c="4"/>// read adc data for zero setpoint</text:p>
      <text:p text:style-name="P1"><text:s text:c="4"/>ADC_read(); // a10_x=adc_[11], a10_z=adc_cal[12], a10_y=adc_cal[13]</text:p>
      <text:p text:style-name="P1"><text:s text:c="4"/>adc_cal[11] = (unsigned char) (ADC_NULL + (int) ((int) a10_x - (int) AMP10_ZERO));</text:p>
      <text:p text:style-name="P1"><text:s text:c="4"/>sprintf(bootstr2, "\n\r Zero offset %i, X current %i, AMP10_ZERO %i", (int) adc_cal[11], a10_x, AMP10_ZERO);</text:p>
      <text:p text:style-name="P1"><text:s text:c="4"/>puts2USART(bootstr2);</text:p>
      <text:p text:style-name="P1"/>
      <text:p text:style-name="P1"><text:s text:c="4"/>adc_cal[12] = (unsigned char) (ADC_NULL + (int) ((int) a10_z - (int) AMP10_ZERO));</text:p>
      <text:p text:style-name="P1"><text:s text:c="4"/>sprintf(bootstr2, "\n\r Zero offset %i, Y current %i, AMP10_ZERO %i", (int) adc_cal[12], a10_z, AMP10_ZERO);</text:p>
      <text:p text:style-name="P1"><text:s text:c="4"/>puts2USART(bootstr2);</text:p>
      <text:p text:style-name="P1"/>
      <text:p text:style-name="P1"><text:s text:c="4"/>adc_cal[13] = (unsigned char) (ADC_NULL + (int) ((int) a10_y - (int) AMP10_ZERO));</text:p>
      <text:p text:style-name="P1"><text:s text:c="4"/>sprintf(bootstr2, "\n\r Zero offset %i, Z current %i, AMP10_ZERO %i", (int) adc_cal[13], a10_y, AMP10_ZERO);</text:p>
      <text:p text:style-name="P1"><text:s text:c="4"/>puts2USART(bootstr2);</text:p>
      <text:p text:style-name="P1"/>
      <text:p text:style-name="P1"><text:s text:c="4"/>for (z = 0; z &lt; ADC_SLOTS; z++) {</text:p>
      <text:p text:style-name="P1"><text:tab/>write_data_eeprom(adc_cal[z], ADC_SLOTS, z, 8);</text:p>
      <text:p text:style-name="P1"><text:s text:c="4"/>}</text:p>
      <text:p text:style-name="P1"><text:s text:c="4"/>putrs2USART(zero1);</text:p>
      <text:p text:style-name="P1">}</text:p>
      <text:p text:style-name="P1"/>
      <text:p text:style-name="P1">/* External device power control */</text:p>
      <text:p text:style-name="P1">#include "power.h"</text:p>
      <text:p text:style-name="P1"/>
      <text:p text:style-name="P1">/*</text:p>
      <text:p text:style-name="P1"><text:s/>typedef struct motortype {</text:p>
      <text:p text:style-name="P1"><text:s text:c="4"/>BYTE type, run, cw, axis, free, slow;</text:p>
      <text:p text:style-name="P1">} volatile motortype;</text:p>
      <text:p text:style-name="P1"><text:s/>*/</text:p>
      <text:p text:style-name="P1">int motor_control(motortype *motor)</text:p>
      <text:p text:style-name="P1">{</text:p>
      <text:p text:style-name="P1"><text:s text:c="4"/>if (motor == NULL0) return (-1); // bad pointer, return error</text:p>
      <text:p text:style-name="P1"/>
      <text:p text:style-name="P1"><text:s text:c="4"/>if (motor-&gt;type == VIISION_M) { // X/Y motors</text:p>
      <text:p text:style-name="P1"><text:tab/>switch (motor-&gt;axis) {</text:p>
      <text:p text:style-name="P1"><text:tab/>case XAXIS:</text:p>
      <text:p text:style-name="P1"><text:tab/> <text:s text:c="3"/>if (motor-&gt;cw) {</text:p>
      <text:p text:style-name="P1"><text:tab/><text:tab/>emotor_cw(XD_BIT, TRUE);</text:p>
      <text:p text:style-name="P1"><text:tab/> <text:s text:c="3"/>} else {</text:p>
      <text:p text:style-name="P1"><text:tab/><text:tab/>emotor_cw(XD_BIT, FALSE);</text:p>
      <text:p text:style-name="P1"><text:tab/> <text:s text:c="3"/>}</text:p>
      <text:p text:style-name="P1"><text:tab/> <text:s text:c="3"/>if (motor-&gt;run) {</text:p>
      <text:p text:style-name="P1"><text:tab/><text:tab/>emotor_power(XM_BIT, TRUE);</text:p>
      <text:p text:style-name="P1"><text:tab/> <text:s text:c="3"/>} else {</text:p>
      <text:p text:style-name="P1"><text:tab/><text:tab/>emotor_power(XM_BIT, FALSE);</text:p>
      <text:p text:style-name="P1"><text:tab/> <text:s text:c="3"/>}</text:p>
      <text:p text:style-name="P1"><text:soft-page-break/><text:tab/> <text:s text:c="3"/>break;</text:p>
      <text:p text:style-name="P1"><text:tab/>case YAXIS:</text:p>
      <text:p text:style-name="P1"><text:tab/> <text:s text:c="3"/>if (motor-&gt;cw) {</text:p>
      <text:p text:style-name="P1"><text:tab/><text:tab/>emotor_cw(YD_BIT, TRUE);</text:p>
      <text:p text:style-name="P1"><text:tab/> <text:s text:c="3"/>} else {</text:p>
      <text:p text:style-name="P1"><text:tab/><text:tab/>emotor_cw(YD_BIT, FALSE);</text:p>
      <text:p text:style-name="P1"><text:tab/> <text:s text:c="3"/>}</text:p>
      <text:p text:style-name="P1"><text:tab/> <text:s text:c="3"/>if (motor-&gt;run) {</text:p>
      <text:p text:style-name="P1"><text:tab/><text:tab/>emotor_power(YM_BIT, TRUE);</text:p>
      <text:p text:style-name="P1"><text:tab/> <text:s text:c="3"/>} else {</text:p>
      <text:p text:style-name="P1"><text:tab/><text:tab/>emotor_power(YM_BIT, FALSE);</text:p>
      <text:p text:style-name="P1"><text:tab/> <text:s text:c="3"/>}</text:p>
      <text:p text:style-name="P1"><text:tab/> <text:s text:c="3"/>break;</text:p>
      <text:p text:style-name="P1"><text:tab/>case ZAXIS:</text:p>
      <text:p text:style-name="P1"><text:tab/> <text:s text:c="3"/>if (motor-&gt;cw) {</text:p>
      <text:p text:style-name="P1"><text:tab/><text:tab/>emotor_cw(ZD_BIT, TRUE);</text:p>
      <text:p text:style-name="P1"><text:tab/> <text:s text:c="3"/>} else {</text:p>
      <text:p text:style-name="P1"><text:tab/><text:tab/>emotor_cw(ZD_BIT, FALSE);</text:p>
      <text:p text:style-name="P1"><text:tab/> <text:s text:c="3"/>}</text:p>
      <text:p text:style-name="P1"><text:tab/> <text:s text:c="3"/>if (motor-&gt;run) {</text:p>
      <text:p text:style-name="P1"><text:tab/><text:tab/>emotor_power(ZM_BIT, TRUE);</text:p>
      <text:p text:style-name="P1"><text:tab/> <text:s text:c="3"/>} else {</text:p>
      <text:p text:style-name="P1"><text:tab/><text:tab/>emotor_power(ZM_BIT, FALSE);</text:p>
      <text:p text:style-name="P1"><text:tab/> <text:s text:c="3"/>}</text:p>
      <text:p text:style-name="P1"><text:tab/> <text:s text:c="3"/>break;</text:p>
      <text:p text:style-name="P1"><text:tab/>default:</text:p>
      <text:p text:style-name="P1"><text:tab/> <text:s text:c="3"/>return (-2); // axis out of range</text:p>
      <text:p text:style-name="P1"><text:tab/> <text:s text:c="3"/>break;</text:p>
      <text:p text:style-name="P1"><text:tab/>}</text:p>
      <text:p text:style-name="P1"><text:s text:c="4"/>}</text:p>
      <text:p text:style-name="P1"><text:s text:c="4"/>if (motor-&gt;type == E220E500_M) { // X/Y motors</text:p>
      <text:p text:style-name="P1"><text:s text:c="4"/>}</text:p>
      <text:p text:style-name="P1"><text:s text:c="4"/>if (motor-&gt;type == VHE_M) { // X/Y motors</text:p>
      <text:p text:style-name="P1"><text:s text:c="4"/>}</text:p>
      <text:p text:style-name="P1"><text:s text:c="4"/>return 0;</text:p>
      <text:p text:style-name="P1">}</text:p>
      <text:p text:style-name="P1"/>
      <text:p text:style-name="P1">BYTE emotor_power(BYTE motor_bit, BYTE on) // select the motor power by bit position</text:p>
      <text:p text:style-name="P1">{</text:p>
      <text:p text:style-name="P1"><text:s text:c="4"/>if (on) {</text:p>
      <text:p text:style-name="P1"><text:tab/>ERELAYS = ERELAYS&amp;motor_bit; // and the bit low</text:p>
      <text:p text:style-name="P1"><text:s text:c="4"/>} else {</text:p>
      <text:p text:style-name="P1"><text:tab/>ERELAYS = ERELAYS | (~motor_bit); // or the bit high inverted</text:p>
      <text:p text:style-name="P1"><text:s text:c="4"/>}</text:p>
      <text:p text:style-name="P1"><text:s text:c="8"/>wdttime(RELAYRUNF); // wait for .5 seconds.</text:p>
      <text:p text:style-name="P1"><text:s text:c="4"/>return ERELAYS;</text:p>
      <text:p text:style-name="P1">}</text:p>
      <text:p text:style-name="P1"/>
      <text:p text:style-name="P1">BYTE emotor_cw(BYTE motor_bit, BYTE cw) // select the motor direction by bit position</text:p>
      <text:p text:style-name="P1"><text:soft-page-break/>{</text:p>
      <text:p text:style-name="P1"><text:s text:c="4"/>if (cw) {</text:p>
      <text:p text:style-name="P1"><text:tab/>ERELAYS = ERELAYS | (~motor_bit); // or the bit high inverted, CW is on the NC contacts</text:p>
      <text:p text:style-name="P1"><text:s text:c="4"/>} else {</text:p>
      <text:p text:style-name="P1"><text:tab/>ERELAYS = ERELAYS&amp;motor_bit; // and the bit low</text:p>
      <text:p text:style-name="P1"><text:s text:c="4"/>}</text:p>
      <text:p text:style-name="P1"><text:s text:c="8"/>wdttime(RELAYRUNF); // wait for .5 seconds.</text:p>
      <text:p text:style-name="P1"><text:s text:c="4"/>return ERELAYS;</text:p>
      <text:p text:style-name="P1">}</text:p>
      <text:p text:style-name="P1"/>
      <text:p text:style-name="P1">#include "hwconf.h"</text:p>
      <text:p text:style-name="P1"/>
      <text:p text:style-name="P1">void config_pic(unsigned int hw_config)</text:p>
      <text:p text:style-name="P1">{</text:p>
      <text:p text:style-name="P1"><text:s text:c="4"/>static char z;</text:p>
      <text:p text:style-name="P1"><text:s text:c="4"/>if (hw_config == 8722u) {</text:p>
      <text:p text:style-name="P1"><text:tab/>_asm nop _endasm // asm code to disable compiler optimizations</text:p>
      <text:p text:style-name="P1"><text:tab/>if (RCONbits.TO == (unsigned char) LOW) WDT_TO = TRUE;</text:p>
      <text:p text:style-name="P1"><text:tab/>if (EECON1bits.WRERR &amp;&amp; (EECON1bits.EEPGD == (unsigned char) LOW)) EEP_ER = TRUE;</text:p>
      <text:p text:style-name="P1"><text:tab/>/* Configure all PORT <text:s/>pins <text:s/>*/</text:p>
      <text:p text:style-name="P1"/>
      <text:p text:style-name="P1"><text:tab/>ADCON1 = 0x03; // adc [0..11] enable</text:p>
      <text:p text:style-name="P1"/>
      <text:p text:style-name="P1"><text:tab/>TRISAbits.TRISA4 = LOW; // output</text:p>
      <text:p text:style-name="P1"><text:tab/>TRISAbits.TRISA0 = HIGH; // an0<text:tab/>systemvoltage</text:p>
      <text:p text:style-name="P1"><text:tab/>TRISAbits.TRISA1 = HIGH; // an1 motorvoltage</text:p>
      <text:p text:style-name="P1"><text:tab/>TRISAbits.TRISA2 = HIGH; // an2 current_x</text:p>
      <text:p text:style-name="P1"><text:tab/>TRISAbits.TRISA3 = HIGH; // an3 current_y</text:p>
      <text:p text:style-name="P1"><text:tab/>TRISAbits.TRISA5 = HIGH; // an4 current_z</text:p>
      <text:p text:style-name="P1"/>
      <text:p text:style-name="P1"><text:tab/>TRISB = 0x00; // all outputs first</text:p>
      <text:p text:style-name="P1"><text:tab/>LATB = 0xFF;</text:p>
      <text:p text:style-name="P1"><text:tab/>TRISBbits.TRISB0 = HIGH; //</text:p>
      <text:p text:style-name="P1"><text:tab/>TRISBbits.TRISB1 = HIGH; //</text:p>
      <text:p text:style-name="P1"><text:tab/>TRISBbits.TRISB2 = HIGH; //</text:p>
      <text:p text:style-name="P1"><text:tab/>TRISBbits.TRISB3 = HIGH; //</text:p>
      <text:p text:style-name="P1"><text:tab/>TRISBbits.TRISB4 = HIGH; // quad1 a</text:p>
      <text:p text:style-name="P1"><text:tab/>TRISBbits.TRISB5 = HIGH; // quad1 b</text:p>
      <text:p text:style-name="P1"><text:tab/>TRISBbits.TRISB6 = HIGH; // quad2 a</text:p>
      <text:p text:style-name="P1"><text:tab/>TRISBbits.TRISB7 = HIGH; // quad2 b</text:p>
      <text:p text:style-name="P1"><text:tab/>TRISC = 0x00;</text:p>
      <text:p text:style-name="P1"><text:tab/>LATC = 0xff;</text:p>
      <text:p text:style-name="P1"/>
      <text:p text:style-name="P1"><text:tab/>TRISD = 0xff; // dip switch inputs</text:p>
      <text:p text:style-name="P1"/>
      <text:p text:style-name="P1"><text:tab/>TRISE = LOW; // relay output 1</text:p>
      <text:p text:style-name="P1"><text:tab/>LATE = 0xff;</text:p>
      <text:p text:style-name="P1"><text:tab/>TRISFbits.TRISF0 = HIGH; // an5 pot_x</text:p>
      <text:p text:style-name="P1"><text:soft-page-break/><text:tab/>TRISFbits.TRISF1 = HIGH; // an6 pot_y</text:p>
      <text:p text:style-name="P1"><text:tab/>TRISFbits.TRISF2 = HIGH; // an7 pot_z</text:p>
      <text:p text:style-name="P1"><text:tab/>TRISFbits.TRISF3 = HIGH; // an8</text:p>
      <text:p text:style-name="P1"><text:tab/>TRISFbits.TRISF4 = HIGH; // an9</text:p>
      <text:p text:style-name="P1"><text:tab/>TRISFbits.TRISF5 = HIGH; // an10</text:p>
      <text:p text:style-name="P1"><text:tab/>TRISFbits.TRISF6 = HIGH; // an11</text:p>
      <text:p text:style-name="P1"/>
      <text:p text:style-name="P1"><text:tab/>LATGbits.LATG3 = LOW; // output latch to zero</text:p>
      <text:p text:style-name="P1"><text:tab/>TRISG = 0; // tx2/rx2, pwm channels</text:p>
      <text:p text:style-name="P1"><text:tab/>LATG = 0xff;</text:p>
      <text:p text:style-name="P1"><text:tab/>TRISGbits.TRISG4 = LOW; // output for high current load relay</text:p>
      <text:p text:style-name="P1"><text:tab/>TRISGbits.TRISG3 = LOW; // output diversion pwm signal</text:p>
      <text:p text:style-name="P1"/>
      <text:p text:style-name="P1"><text:tab/>TRISH = 0; // mpuled and LCD</text:p>
      <text:p text:style-name="P1"><text:tab/>LATH = 0xff;</text:p>
      <text:p text:style-name="P1"/>
      <text:p text:style-name="P1"><text:tab/>TRISJ = 0; // control relays</text:p>
      <text:p text:style-name="P1"><text:tab/>LATJ = 0xff;</text:p>
      <text:p text:style-name="P1"/>
      <text:p text:style-name="P1"><text:tab/>/*</text:p>
      <text:p text:style-name="P1"><text:tab/> * Open the USART configured as</text:p>
      <text:p text:style-name="P1"><text:tab/> * 9N1, 38400,38400 baud, in send and receive INT mode</text:p>
      <text:p text:style-name="P1"><text:tab/> */</text:p>
      <text:p text:style-name="P1"><text:tab/>BAUDCON1 |= 0x08; // 16 bit mode speed register</text:p>
      <text:p text:style-name="P1"><text:tab/>BAUDCON2 |= 0x08; // 16 bit mode speed register</text:p>
      <text:p text:style-name="P1"/>
      <text:p text:style-name="P1"><text:tab/>/*</text:p>
      <text:p text:style-name="P1"><text:tab/> * Open the USART configured as</text:p>
      <text:p text:style-name="P1"><text:tab/> * 8N1, 38400,38400 baud, receive INT mode</text:p>
      <text:p text:style-name="P1"><text:tab/> */</text:p>
      <text:p text:style-name="P1"><text:tab/>Open2USART(USART_TX_INT_OFF &amp; USART_RX_INT_ON &amp; USART_ASYNCH_MODE &amp; USART_EIGHT_BIT &amp; USART_CONT_RX &amp; USART_BRGH_LOW, 64); // 40mhz osc HS <text:s text:c="8"/>38.4 kbaud, 16bit divider</text:p>
      <text:p text:style-name="P1"><text:tab/>SPBRGH2 = 0x00;</text:p>
      <text:p text:style-name="P1"><text:tab/>SPBRG2 = 0x40;</text:p>
      <text:p text:style-name="P1"/>
      <text:p text:style-name="P1"><text:tab/>while (DataRdy2USART()) { // dump 2 rx data</text:p>
      <text:p text:style-name="P1"><text:tab/> <text:s text:c="3"/>z = Read2USART();</text:p>
      <text:p text:style-name="P1"><text:tab/>};</text:p>
      <text:p text:style-name="P1"><text:tab/>ansidraw(TRUE); // Clear and home screen</text:p>
      <text:p text:style-name="P1"><text:tab/>solarup_delay = NULL;</text:p>
      <text:p text:style-name="P1"/>
      <text:p text:style-name="P1"><text:tab/>OpenADC(ADC_FOSC_RC &amp; ADC_RIGHT_JUST &amp; ADC_20_TAD, ADC_CH0 &amp; ADC_REF_VDD_VSS &amp; ADC_INT_OFF, ADC_12ANA); // open ADC channel for current and voltage readings</text:p>
      <text:p text:style-name="P1"><text:tab/>PIE1bits.ADIE = LOW; // the ADC interrupt enable bit</text:p>
      <text:p text:style-name="P1"><text:tab/>IPR1bits.ADIP = HIGH; // ADC use high pri</text:p>
      <text:p text:style-name="P1"/>
      <text:p text:style-name="P1"><text:tab/>OpenTimer0(TIMER_INT_ON &amp; T0_16BIT &amp; T0_SOURCE_INT &amp; T0_PS_1_256);</text:p>
      <text:p text:style-name="P1"><text:soft-page-break/><text:tab/>OpenTimer3(TIMER_INT_ON &amp; T1_16BIT_RW &amp; T1_SOURCE_INT &amp; T1_PS_1_8 &amp;</text:p>
      <text:p text:style-name="P1"><text:tab/><text:tab/>T1_OSC1EN_OFF &amp; T1_SYNC_EXT_OFF);</text:p>
      <text:p text:style-name="P1"><text:tab/>PR4 = 0xFF;</text:p>
      <text:p text:style-name="P1"><text:tab/>OpenTimer4(TIMER_INT_OFF &amp; T4_PS_1_16 &amp; T4_POST_1_16); // no int, only for pwm</text:p>
      <text:p text:style-name="P1"><text:tab/>OpenPWM4(0xFF);</text:p>
      <text:p text:style-name="P1"><text:tab/>T3CONbits.T3CCP1 = 1; // Bits for Timer4 for PWM</text:p>
      <text:p text:style-name="P1"><text:tab/>T3CONbits.T3CCP2 = 1; // same</text:p>
      <text:p text:style-name="P1"><text:tab/>PIE3bits.TMR4IE = LOW; // TIMER4 int enable bit</text:p>
      <text:p text:style-name="P1"><text:tab/>SetDCPWM4(1); // 0.1% power</text:p>
      <text:p text:style-name="P1"/>
      <text:p text:style-name="P1"><text:tab/>INTCONbits.RBIE = HIGH; // enable PORTB interrupts 1=enable</text:p>
      <text:p text:style-name="P1"><text:tab/>INTCON2bits.RBIP = HIGH; // Set the PORTB interrupt-on-change as a high priority interrupt</text:p>
      <text:p text:style-name="P1"/>
      <text:p text:style-name="P1"><text:tab/>INTCONbits.INT0IE = HIGH; //</text:p>
      <text:p text:style-name="P1"><text:tab/>INTCON2bits.INTEDG0 = LOW; // falling edge</text:p>
      <text:p text:style-name="P1"><text:tab/>INTCONbits.INT0IF = LOW; // clean possible flag</text:p>
      <text:p text:style-name="P1"/>
      <text:p text:style-name="P1"><text:tab/>INTCON3bits.INT1IE = HIGH; //</text:p>
      <text:p text:style-name="P1"><text:tab/>INTCON2bits.INTEDG1 = LOW; // falling edge</text:p>
      <text:p text:style-name="P1"><text:tab/>INTCON3bits.INT1IF = LOW; // clean possible flag</text:p>
      <text:p text:style-name="P1"/>
      <text:p text:style-name="P1"><text:tab/>INTCON3bits.INT2IE = HIGH; //</text:p>
      <text:p text:style-name="P1"><text:tab/>INTCON2bits.INTEDG2 = LOW; // falling edge</text:p>
      <text:p text:style-name="P1"><text:tab/>INTCON3bits.INT2IF = LOW; // clean possible flag</text:p>
      <text:p text:style-name="P1"/>
      <text:p text:style-name="P1"><text:tab/>INTCON3bits.INT3IE = HIGH; //</text:p>
      <text:p text:style-name="P1"><text:tab/>INTCON2bits.INTEDG3 = LOW; // falling edge</text:p>
      <text:p text:style-name="P1"><text:tab/>INTCON3bits.INT3IF = LOW; // clean possible flag</text:p>
      <text:p text:style-name="P1"/>
      <text:p text:style-name="P1"><text:tab/>z = PORTB; // dummy read to clear possible b irq</text:p>
      <text:p text:style-name="P1"><text:tab/>INTCONbits.RBIF = LOW; // reset B flag</text:p>
      <text:p text:style-name="P1"><text:tab/>INTCON2bits.RBPU = LOW; // enable input pullup. 0=on</text:p>
      <text:p text:style-name="P1"/>
      <text:p text:style-name="P1"><text:tab/>WriteTimer0(TIMEROFFSET); // <text:s text:c="5"/>start timer0 at 1 second ticks</text:p>
      <text:p text:style-name="P1"><text:tab/>WriteTimer3(TIMER3REG); // <text:s/>low int worker thread timer <text:s/>about 20hz <text:s text:c="58"/>//</text:p>
      <text:p text:style-name="P1"/>
      <text:p text:style-name="P1"><text:tab/>/* <text:s text:c="5"/>work int thread setup */</text:p>
      <text:p text:style-name="P1"><text:tab/>PIE2bits.TMR3IE = HIGH; // enable int</text:p>
      <text:p text:style-name="P1"><text:tab/>IPR2bits.TMR3IP = LOW; // make it low level</text:p>
      <text:p text:style-name="P1"/>
      <text:p text:style-name="P1"><text:tab/>/* EEPROM write int enable */</text:p>
      <text:p text:style-name="P1"><text:tab/>PIE2bits.EEIE = HIGH;</text:p>
      <text:p text:style-name="P1"/>
      <text:p text:style-name="P1"><text:tab/>/* Enable interrupt priority */</text:p>
      <text:p text:style-name="P1"><text:tab/>RCONbits.IPEN = HIGH;</text:p>
      <text:p text:style-name="P1"><text:tab/>PIR1 = LOW; // clear int flags</text:p>
      <text:p text:style-name="P1"><text:tab/>PIR2 = LOW;</text:p>
      <text:p text:style-name="P1"><text:tab/>PIR3 = LOW;</text:p>
      <text:p text:style-name="P1"><text:soft-page-break/></text:p>
      <text:p text:style-name="P1"><text:tab/>/* Make receive interrupt high priority */</text:p>
      <text:p text:style-name="P1"><text:tab/>IPR1bits.RC1IP = HIGH;</text:p>
      <text:p text:style-name="P1"><text:tab/>IPR1bits.TX1IP = HIGH;</text:p>
      <text:p text:style-name="P1"><text:tab/>IPR3bits.RC2IP = HIGH;</text:p>
      <text:p text:style-name="P1"/>
      <text:p text:style-name="P1"><text:tab/>/* Enable all high/low priority interrupts */</text:p>
      <text:p text:style-name="P1"><text:tab/>INTCONbits.GIEH = HIGH;</text:p>
      <text:p text:style-name="P1"><text:tab/>INTCONbits.GIEL = HIGH;</text:p>
      <text:p text:style-name="P1"><text:s text:c="4"/>}</text:p>
      <text:p text:style-name="P1">}</text:p>
      <text:p text:style-name="P1"/>
      <text:p text:style-name="P1">void start_pic(unsigned int hw_config)</text:p>
      <text:p text:style-name="P1">{</text:p>
      <text:p text:style-name="P1"><text:s text:c="4"/>if (hw_config == 8722u) {</text:p>
      <text:p text:style-name="P1"><text:tab/>IORELAYS = 0xff; // set control relays to off at powerup/reset</text:p>
      <text:p text:style-name="P1"><text:s text:c="4"/>}</text:p>
      <text:p text:style-name="P1">}</text:p>
      <text:p text:style-name="P1"/>
      <text:p text:style-name="P1">void start_workerthread(void)</text:p>
      <text:p text:style-name="P1">{</text:p>
      <text:p text:style-name="P1"><text:s text:c="4"/>T2CONbits.TMR2ON = HIGH;</text:p>
      <text:p text:style-name="P1">}</text:p>
      <text:p text:style-name="P1"/>
      <text:p text:style-name="P1">/* Switch on and off ISR enables */</text:p>
      <text:p text:style-name="P1">#include "crit.h"</text:p>
      <text:p text:style-name="P1"/>
      <text:p text:style-name="P1">volatile void s_crit(unsigned char mode) // Start critical section of code that needs protection for the ISR</text:p>
      <text:p text:style-name="P1">{ // remember old high and low int bits so they can be restored correctly</text:p>
      <text:p text:style-name="P1"><text:s text:c="4"/>static unsigned char H_tmp = 0; // keep track of time spent in critical section</text:p>
      <text:p text:style-name="P1"/>
      <text:p text:style-name="P1"><text:s text:c="4"/>_asm nop _endasm // asm code to disable compiler optimizations</text:p>
      <text:p text:style-name="P1"><text:tab/> <text:s text:c="3"/>LCRIT[CRITC] = INTCONbits.GIEL;</text:p>
      <text:p text:style-name="P1"><text:s text:c="4"/>if (mode &amp; 0x2) INTCONbits.GIEL = LOW;</text:p>
      <text:p text:style-name="P1"><text:s text:c="4"/>HCRIT[CRITC] = INTCONbits.GIEH;</text:p>
      <text:p text:style-name="P1"><text:s text:c="4"/>if (mode &amp; 0x1) INTCONbits.GIEH = LOW;</text:p>
      <text:p text:style-name="P1"><text:s text:c="4"/>critc_count++; // track counts</text:p>
      <text:p text:style-name="P1"><text:s text:c="4"/>CRITC++; // array nest level index</text:p>
      <text:p text:style-name="P1"><text:s text:c="4"/>if (CRITC &gt; critc_level) critc_level = CRITC; // track nesting checking</text:p>
      <text:p text:style-name="P1"><text:s text:c="4"/>if ((unsigned char) CRITC == (unsigned char) CRITC1) { // only update at the first level</text:p>
      <text:p text:style-name="P1"><text:tab/>H_tmp = INTCONbits.GIEH;</text:p>
      <text:p text:style-name="P1"><text:tab/>INTCONbits.GIEH = LOW;</text:p>
      <text:p text:style-name="P1"><text:tab/>hirez_0.bt[LOW] = TMR0L;</text:p>
      <text:p text:style-name="P1"><text:tab/>hirez_0.bt[HIGH] = TMR0H; // load high byte in tmp counter</text:p>
      <text:p text:style-name="P1"><text:tab/>if ((unsigned char) hirez_0.lt == (unsigned char) LOW) hirez_0.lt = 0xffff; // counter overflow</text:p>
      <text:p text:style-name="P1"><text:tab/>INTCONbits.GIEH = H_tmp;</text:p>
      <text:p text:style-name="P1"><text:s text:c="4"/>}</text:p>
      <text:p text:style-name="P1">}</text:p>
      <text:p text:style-name="P1"><text:soft-page-break/></text:p>
      <text:p text:style-name="P1">volatile void e_crit(void) // End section of code that need protection from ISR</text:p>
      <text:p text:style-name="P1">{</text:p>
      <text:p text:style-name="P1"><text:s text:c="4"/>static unsigned char H_tmp = 0;</text:p>
      <text:p text:style-name="P1"/>
      <text:p text:style-name="P1"><text:s text:c="4"/>_asm nop _endasm // asm code to disable compiler optimizations</text:p>
      <text:p text:style-name="P1"><text:s text:c="4"/>if (CRITC) {</text:p>
      <text:p text:style-name="P1"><text:tab/>CRITC--;</text:p>
      <text:p text:style-name="P1"><text:tab/>if (!CRITC) { // only update at the first level</text:p>
      <text:p text:style-name="P1"><text:tab/> <text:s text:c="3"/>H_tmp = INTCONbits.GIEH;</text:p>
      <text:p text:style-name="P1"><text:tab/> <text:s text:c="3"/>INTCONbits.GIEH = LOW;</text:p>
      <text:p text:style-name="P1"><text:tab/> <text:s text:c="3"/>hirez_1.bt[LOW] = TMR0L;</text:p>
      <text:p text:style-name="P1"><text:tab/> <text:s text:c="3"/>hirez_1.bt[HIGH] = TMR0H; // load high byte in tmp counter</text:p>
      <text:p text:style-name="P1"><text:tab/> <text:s text:c="3"/>if (!hirez_1.lt) hirez_1.lt = 0xffff; // counter overflow</text:p>
      <text:p text:style-name="P1"><text:tab/> <text:s text:c="3"/>if (hirez_1.lt &gt;= hirez_0.lt) hirez_count[5] += (hirez_1.lt - hirez_0.lt); // how many counts we were in routines</text:p>
      <text:p text:style-name="P1"><text:tab/> <text:s text:c="3"/>INTCONbits.GIEH = H_tmp;</text:p>
      <text:p text:style-name="P1"><text:tab/>}</text:p>
      <text:p text:style-name="P1"><text:tab/>INTCONbits.GIEH = HCRIT[CRITC];</text:p>
      <text:p text:style-name="P1"><text:tab/>INTCONbits.GIEL = LCRIT[CRITC];</text:p>
      <text:p text:style-name="P1"><text:s text:c="4"/>} else { // default to all interrupts on with overflow</text:p>
      <text:p text:style-name="P1"><text:tab/>INTCONbits.GIEH = HIGH;</text:p>
      <text:p text:style-name="P1"><text:tab/>INTCONbits.GIEL = HIGH;</text:p>
      <text:p text:style-name="P1"><text:tab/>TXREG2 = '*'; // restore with no save, output to terminal port</text:p>
      <text:p text:style-name="P1"><text:s text:c="4"/>}</text:p>
      <text:p text:style-name="P1">}</text:p>
      <text:p text:style-name="P1"/>
      <text:p text:style-name="P1">volatile void clear_crit(void)</text:p>
      <text:p text:style-name="P1">{</text:p>
      <text:p text:style-name="P1"><text:s text:c="4"/>CRITC = NULL0;</text:p>
      <text:p text:style-name="P1"><text:s text:c="4"/>hirez_count[5] = NULL0;</text:p>
      <text:p text:style-name="P1"><text:s text:c="4"/>INTCONbits.GIEH = HIGH;</text:p>
      <text:p text:style-name="P1"><text:s text:c="4"/>INTCONbits.GIEL = HIGH;</text:p>
      <text:p text:style-name="P1">}</text:p>
      <text:p text:style-name="P1"/>
      <text:p text:style-name="P1">void write_data_eeprom(unsigned char data, unsigned char count, unsigned int addr, unsigned int offset)</text:p>
      <text:p text:style-name="P1">{</text:p>
      <text:p text:style-name="P1"/>
      <text:p text:style-name="P1"><text:s text:c="4"/>// <text:s/>eeprom data array: 0=CHECKMARK checksum, 1=length of array 2=start of array data, array offset, writes must be protected from ISR</text:p>
      <text:p text:style-name="P1"><text:s text:c="4"/>if (addr == NULL0) { // only write header when on addr 0</text:p>
      <text:p text:style-name="P1"><text:tab/>s_crit(HL);</text:p>
      <text:p text:style-name="P1"><text:tab/>Busy_eep();</text:p>
      <text:p text:style-name="P1"><text:tab/>Write_b_eep(0 + offset, CHECKMARK); // <text:s text:c="5"/>write checksum <text:s/>at byte 0 of the offset</text:p>
      <text:p text:style-name="P1"><text:tab/>Busy_eep();</text:p>
      <text:p text:style-name="P1"><text:tab/>e_crit();</text:p>
      <text:p text:style-name="P1"><text:tab/>s_crit(HL);</text:p>
      <text:p text:style-name="P1"><text:tab/>Busy_eep();</text:p>
      <text:p text:style-name="P1"><text:soft-page-break/><text:tab/>Write_b_eep(1 + offset, count); // length of data</text:p>
      <text:p text:style-name="P1"><text:tab/>Busy_eep();</text:p>
      <text:p text:style-name="P1"><text:tab/>e_crit();</text:p>
      <text:p text:style-name="P1"><text:s text:c="4"/>}</text:p>
      <text:p text:style-name="P1"><text:s text:c="4"/>s_crit(HL);</text:p>
      <text:p text:style-name="P1"><text:s text:c="4"/>Busy_eep();</text:p>
      <text:p text:style-name="P1"><text:s text:c="4"/>Write_b_eep(addr + 2 + offset, data); // <text:s/>data</text:p>
      <text:p text:style-name="P1"><text:s text:c="4"/>Busy_eep();</text:p>
      <text:p text:style-name="P1"><text:s text:c="4"/>e_crit();</text:p>
      <text:p text:style-name="P1">}</text:p>
      <text:p text:style-name="P1"/>
      <text:p text:style-name="P1">unsigned char read_data_eeprom(unsigned int addr, unsigned int offset)</text:p>
      <text:p text:style-name="P1">{</text:p>
      <text:p text:style-name="P1"><text:s text:c="4"/>Busy_eep();</text:p>
      <text:p text:style-name="P1"><text:s text:c="4"/>return Read_b_eep(addr + offset);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brooks</meta:initial-creator>
    <meta:creation-date>2012-05-26T18:44:56</meta:creation-date>
    <dc:date>2012-05-26T18:47:46</dc:date>
    <dc:creator>fred brooks</dc:creator>
    <meta:editing-duration>P0D</meta:editing-duration>
    <meta:editing-cycles>1</meta:editing-cycles>
    <meta:document-statistic meta:table-count="0" meta:image-count="0" meta:object-count="0" meta:page-count="48" meta:paragraph-count="1990" meta:word-count="9073" meta:character-count="62410" meta:non-whitespace-character-count="50130"/>
    <meta:generator>LibreOffice/3.5$Linux_x86 LibreOffice_project/350m1$Build-2</meta:generator>
  </office:meta>
</office:document-meta>
</file>